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827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098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1.2181in"/>
    </style:style>
    <style:style style:name="co18" style:family="table-column">
      <style:table-column-properties fo:break-before="auto" style:column-width="1.0008in"/>
    </style:style>
    <style:style style:name="co19" style:family="table-column">
      <style:table-column-properties fo:break-before="auto" style:column-width="0.3783in"/>
    </style:style>
    <style:style style:name="co20" style:family="table-column">
      <style:table-column-properties fo:break-before="auto" style:column-width="0.233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248">
            <text:p>24.8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66">
            <text:p>26.6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531">
            <text:p>53.1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24562">
            <text:p>2456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5992">
            <text:p>25992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30711">
            <text:p>30711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4-04">
            <text:p>2021-04-04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72 - 1)">
            <text:p>(0.72 - 1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9">
            <text:p>0.99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number-columns-repeated="3" table:default-cell-style-name="Default"/>
        <table:table-column table:style-name="co6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3" table:default-cell-style-name="Default"/>
        <table:table-column table:style-name="co12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63.75">
            <text:p>-63.75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606334411261176">
            <text:p>-0.0060633441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78850353323842">
            <text:p>0.9788503533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40">
            <text:p>13340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201.5">
            <text:p>-201.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151049475262369">
            <text:p>-0.0151049475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47579876160121">
            <text:p>0.9475798762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422">
            <text:p>13422</text:p>
          </table:table-cell>
          <table:table-cell office:value-type="float" office:value="18683">
            <text:p>18683</text:p>
          </table:table-cell>
          <table:table-cell office:value-type="float" office:value="-64.375">
            <text:p>-64.375</text:p>
          </table:table-cell>
          <table:table-cell office:value-type="float" office:value="-338.5">
            <text:p>-338.5</text:p>
          </table:table-cell>
          <table:table-cell office:value-type="float" office:value="-57.375">
            <text:p>-57.375</text:p>
          </table:table-cell>
          <table:table-cell office:value-type="float" office:value="-0.00625182091871419">
            <text:p>-0.0062518209</text:p>
          </table:table-cell>
          <table:table-cell office:value-type="float" office:value="-0.0252197884070928">
            <text:p>-0.0252197884</text:p>
          </table:table-cell>
          <table:table-cell office:value-type="float" office:value="-0.00307097361237489">
            <text:p>-0.0030709736</text:p>
          </table:table-cell>
          <table:table-cell office:value-type="float" office:value="0.978195233903508">
            <text:p>0.9781952339</text:p>
          </table:table-cell>
          <table:table-cell office:value-type="float" office:value="0.91297737452068">
            <text:p>0.9129773745</text:p>
          </table:table-cell>
          <table:table-cell office:value-type="float" office:value="0.989270076879387">
            <text:p>0.9892700769</text:p>
          </table:table-cell>
          <table:table-cell office:value-type="float" office:value="0">
            <text:p>0</text:p>
          </table:table-cell>
          <table:table-cell office:value-type="float" office:value="-27.1362093570868">
            <text:p>-27.136209357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5">
            <text:p>805</text:p>
          </table:table-cell>
          <table:table-cell office:value-type="float" office:value="9620">
            <text:p>9620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48.25">
            <text:p>-148.25</text:p>
          </table:table-cell>
          <table:table-cell office:value-type="float" office:value="-308.5">
            <text:p>-308.5</text:p>
          </table:table-cell>
          <table:table-cell office:value-type="float" office:value="-139.125">
            <text:p>-139.125</text:p>
          </table:table-cell>
          <table:table-cell office:value-type="float" office:value="-0.0154106029106029">
            <text:p>-0.0154106029</text:p>
          </table:table-cell>
          <table:table-cell office:value-type="float" office:value="-0.024262681871805">
            <text:p>-0.0242626819</text:p>
          </table:table-cell>
          <table:table-cell office:value-type="float" office:value="-0.00714964797779948">
            <text:p>-0.007149648</text:p>
          </table:table-cell>
          <table:table-cell office:value-type="float" office:value="0.946528363709744">
            <text:p>0.9465283637</text:p>
          </table:table-cell>
          <table:table-cell office:value-type="float" office:value="0.916234421802643">
            <text:p>0.9162344218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28.2204562997602">
            <text:p>-28.22045629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40">
            <text:p>9140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00.875">
            <text:p>-100.875</text:p>
          </table:table-cell>
          <table:table-cell office:value-type="float" office:value="-308">
            <text:p>-308</text:p>
          </table:table-cell>
          <table:table-cell office:value-type="float" office:value="-110.625">
            <text:p>-110.625</text:p>
          </table:table-cell>
          <table:table-cell office:value-type="float" office:value="-0.0110366520787746">
            <text:p>-0.0110366521</text:p>
          </table:table-cell>
          <table:table-cell office:value-type="float" office:value="-0.0241720295087113">
            <text:p>-0.0241720295</text:p>
          </table:table-cell>
          <table:table-cell office:value-type="float" office:value="-0.00576862908692705">
            <text:p>-0.0057686291</text:p>
          </table:table-cell>
          <table:table-cell office:value-type="float" office:value="0.96161046079494">
            <text:p>0.9616104608</text:p>
          </table:table-cell>
          <table:table-cell office:value-type="float" office:value="0.916543099260227">
            <text:p>0.9165430993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28.3276019196969">
            <text:p>-28.32760191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814">
            <text:p>814</text:p>
          </table:table-cell>
          <table:table-cell office:value-type="float" office:value="8880">
            <text:p>8880</text:p>
          </table:table-cell>
          <table:table-cell office:value-type="float" office:value="13122">
            <text:p>13122</text:p>
          </table:table-cell>
          <table:table-cell office:value-type="float" office:value="17997">
            <text:p>17997</text:p>
          </table:table-cell>
          <table:table-cell office:value-type="float" office:value="-42">
            <text:p>-42</text:p>
          </table:table-cell>
          <table:table-cell office:value-type="float" office:value="-234.75">
            <text:p>-234.75</text:p>
          </table:table-cell>
          <table:table-cell office:value-type="float" office:value="-303.375">
            <text:p>-303.375</text:p>
          </table:table-cell>
          <table:table-cell office:value-type="float" office:value="-0.00472972972972973">
            <text:p>-0.0047297297</text:p>
          </table:table-cell>
          <table:table-cell office:value-type="float" office:value="-0.0178898033836305">
            <text:p>-0.0178898034</text:p>
          </table:table-cell>
          <table:table-cell office:value-type="float" office:value="-0.0168569761626938">
            <text:p>-0.0168569762</text:p>
          </table:table-cell>
          <table:table-cell office:value-type="float" office:value="0.983489791818846">
            <text:p>0.9834897918</text:p>
          </table:table-cell>
          <table:table-cell office:value-type="float" office:value="0.938012976484899">
            <text:p>0.9380129765</text:p>
          </table:table-cell>
          <table:table-cell office:value-type="float" office:value="0.941557532415457">
            <text:p>0.94155753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1218">
            <text:p>1218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8493">
            <text:p>8493</text:p>
          </table:table-cell>
          <table:table-cell office:value-type="float" office:value="13138">
            <text:p>13138</text:p>
          </table:table-cell>
          <table:table-cell office:value-type="float" office:value="18191">
            <text:p>18191</text:p>
          </table:table-cell>
          <table:table-cell office:value-type="float" office:value="-227.875">
            <text:p>-227.875</text:p>
          </table:table-cell>
          <table:table-cell office:value-type="float" office:value="-268.125">
            <text:p>-268.125</text:p>
          </table:table-cell>
          <table:table-cell office:value-type="float" office:value="-379.375">
            <text:p>-379.375</text:p>
          </table:table-cell>
          <table:table-cell office:value-type="float" office:value="-0.0268309195808313">
            <text:p>-0.0268309196</text:p>
          </table:table-cell>
          <table:table-cell office:value-type="float" office:value="-0.0204083574364439">
            <text:p>-0.0204083574</text:p>
          </table:table-cell>
          <table:table-cell office:value-type="float" office:value="-0.0208550931779451">
            <text:p>-0.0208550932</text:p>
          </table:table-cell>
          <table:table-cell office:value-type="float" office:value="0.907502782028375">
            <text:p>0.907502782</text:p>
          </table:table-cell>
          <table:table-cell office:value-type="float" office:value="0.929387091036823">
            <text:p>0.929387091</text:p>
          </table:table-cell>
          <table:table-cell office:value-type="float" office:value="0.927859646303655">
            <text:p>0.9278596463</text:p>
          </table:table-cell>
          <table:table-cell office:value-type="float" office:value="-25.4857512392928">
            <text:p>-25.4857512393</text:p>
          </table:table-cell>
          <table:table-cell office:value-type="float" office:value="-33.6161240918764">
            <text:p>-33.6161240919</text:p>
          </table:table-cell>
          <table:table-cell office:value-type="float" office:value="-32.8885592541814">
            <text:p>-32.8885592542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96">
            <text:p>796</text:p>
          </table:table-cell>
          <table:table-cell office:value-type="float" office:value="1207">
            <text:p>1207</text:p>
          </table:table-cell>
          <table:table-cell office:value-type="float" office:value="534">
            <text:p>534</text:p>
          </table:table-cell>
          <table:table-cell office:value-type="float" office:value="8845">
            <text:p>8845</text:p>
          </table:table-cell>
          <table:table-cell office:value-type="float" office:value="12178">
            <text:p>12178</text:p>
          </table:table-cell>
          <table:table-cell office:value-type="float" office:value="17138">
            <text:p>17138</text:p>
          </table:table-cell>
          <table:table-cell office:value-type="float" office:value="-225.125">
            <text:p>-225.125</text:p>
          </table:table-cell>
          <table:table-cell office:value-type="float" office:value="-197.875">
            <text:p>-197.875</text:p>
          </table:table-cell>
          <table:table-cell office:value-type="float" office:value="-379.125">
            <text:p>-379.125</text:p>
          </table:table-cell>
          <table:table-cell office:value-type="float" office:value="-0.0254522328999435">
            <text:p>-0.0254522329</text:p>
          </table:table-cell>
          <table:table-cell office:value-type="float" office:value="-0.0162485629824273">
            <text:p>-0.016248563</text:p>
          </table:table-cell>
          <table:table-cell office:value-type="float" office:value="-0.0221218928696464">
            <text:p>-0.0221218929</text:p>
          </table:table-cell>
          <table:table-cell office:value-type="float" office:value="0.912186904523">
            <text:p>0.9121869045</text:p>
          </table:table-cell>
          <table:table-cell office:value-type="float" office:value="0.943647500527532">
            <text:p>0.9436475005</text:p>
          </table:table-cell>
          <table:table-cell office:value-type="float" office:value="0.923532556118744">
            <text:p>0.9235325561</text:p>
          </table:table-cell>
          <table:table-cell office:value-type="float" office:value="-26.8851934588187">
            <text:p>-26.8851934588</text:p>
          </table:table-cell>
          <table:table-cell office:value-type="float" office:value="0">
            <text:p>0</text:p>
          </table:table-cell>
          <table:table-cell office:value-type="float" office:value="-30.9852206615561">
            <text:p>-30.985220661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9026">
            <text:p>9026</text:p>
          </table:table-cell>
          <table:table-cell office:value-type="float" office:value="11731">
            <text:p>11731</text:p>
          </table:table-cell>
          <table:table-cell office:value-type="float" office:value="17158">
            <text:p>17158</text:p>
          </table:table-cell>
          <table:table-cell office:value-type="float" office:value="-79">
            <text:p>-79</text:p>
          </table:table-cell>
          <table:table-cell office:value-type="float" office:value="-191.5">
            <text:p>-191.5</text:p>
          </table:table-cell>
          <table:table-cell office:value-type="float" office:value="-413.625">
            <text:p>-413.625</text:p>
          </table:table-cell>
          <table:table-cell office:value-type="float" office:value="-0.00875249279858187">
            <text:p>-0.0087524928</text:p>
          </table:table-cell>
          <table:table-cell office:value-type="float" office:value="-0.0163242690307732">
            <text:p>-0.016324269</text:p>
          </table:table-cell>
          <table:table-cell office:value-type="float" office:value="-0.0241068306329409">
            <text:p>-0.0241068306</text:p>
          </table:table-cell>
          <table:table-cell office:value-type="float" office:value="0.969516423220134">
            <text:p>0.9695164232</text:p>
          </table:table-cell>
          <table:table-cell office:value-type="float" office:value="0.943387362640697">
            <text:p>0.9433873626</text:p>
          </table:table-cell>
          <table:table-cell office:value-type="float" office:value="0.916765125779711">
            <text:p>0.9167651258</text:p>
          </table:table-cell>
          <table:table-cell table:number-columns-repeated="2" office:value-type="float" office:value="0">
            <text:p>0</text:p>
          </table:table-cell>
          <table:table-cell office:value-type="float" office:value="-28.4051612312286">
            <text:p>-28.405161231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685">
            <text:p>685</text:p>
          </table:table-cell>
          <table:table-cell office:value-type="float" office:value="8865">
            <text:p>8865</text:p>
          </table:table-cell>
          <table:table-cell office:value-type="float" office:value="12592">
            <text:p>12592</text:p>
          </table:table-cell>
          <table:table-cell office:value-type="float" office:value="17997">
            <text:p>17997</text:p>
          </table:table-cell>
          <table:table-cell office:value-type="float" office:value="-87.75">
            <text:p>-87.75</text:p>
          </table:table-cell>
          <table:table-cell office:value-type="float" office:value="-276.25">
            <text:p>-276.25</text:p>
          </table:table-cell>
          <table:table-cell office:value-type="float" office:value="-303.375">
            <text:p>-303.375</text:p>
          </table:table-cell>
          <table:table-cell office:value-type="float" office:value="-0.00989847715736041">
            <text:p>-0.0098984772</text:p>
          </table:table-cell>
          <table:table-cell office:value-type="float" office:value="-0.0219385324015248">
            <text:p>-0.0219385324</text:p>
          </table:table-cell>
          <table:table-cell office:value-type="float" office:value="-0.0168569761626938">
            <text:p>-0.0168569762</text:p>
          </table:table-cell>
          <table:table-cell office:value-type="float" office:value="0.965547370455307">
            <text:p>0.9655473705</text:p>
          </table:table-cell>
          <table:table-cell office:value-type="float" office:value="0.924158483034371">
            <text:p>0.924158483</text:p>
          </table:table-cell>
          <table:table-cell office:value-type="float" office:value="0.941557532415457">
            <text:p>0.9415575324</text:p>
          </table:table-cell>
          <table:table-cell office:value-type="float" office:value="0">
            <text:p>0</text:p>
          </table:table-cell>
          <table:table-cell office:value-type="float" office:value="-31.2471108769368">
            <text:p>-31.2471108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8544">
            <text:p>8544</text:p>
          </table:table-cell>
          <table:table-cell office:value-type="float" office:value="11255">
            <text:p>11255</text:p>
          </table:table-cell>
          <table:table-cell office:value-type="float" office:value="18223">
            <text:p>18223</text:p>
          </table:table-cell>
          <table:table-cell office:value-type="float" office:value="-178.875">
            <text:p>-178.875</text:p>
          </table:table-cell>
          <table:table-cell office:value-type="float" office:value="-167.875">
            <text:p>-167.875</text:p>
          </table:table-cell>
          <table:table-cell office:value-type="float" office:value="-332">
            <text:p>-332</text:p>
          </table:table-cell>
          <table:table-cell office:value-type="float" office:value="-0.0209357443820225">
            <text:p>-0.0209357444</text:p>
          </table:table-cell>
          <table:table-cell office:value-type="float" office:value="-0.0149155930697468">
            <text:p>-0.0149155931</text:p>
          </table:table-cell>
          <table:table-cell office:value-type="float" office:value="-0.0182187345662075">
            <text:p>-0.0182187346</text:p>
          </table:table-cell>
          <table:table-cell office:value-type="float" office:value="0.927583973232867">
            <text:p>0.9275839732</text:p>
          </table:table-cell>
          <table:table-cell office:value-type="float" office:value="0.948231475092466">
            <text:p>0.9482314751</text:p>
          </table:table-cell>
          <table:table-cell office:value-type="float" office:value="0.936884996705094">
            <text:p>0.9368849967</text:p>
          </table:table-cell>
          <table:table-cell office:value-type="float" office:value="-32.7605174121908">
            <text:p>-32.760517412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8116">
            <text:p>8116</text:p>
          </table:table-cell>
          <table:table-cell office:value-type="float" office:value="11190">
            <text:p>11190</text:p>
          </table:table-cell>
          <table:table-cell office:value-type="float" office:value="16548">
            <text:p>16548</text:p>
          </table:table-cell>
          <table:table-cell office:value-type="float" office:value="-137">
            <text:p>-137</text:p>
          </table:table-cell>
          <table:table-cell office:value-type="float" office:value="-255.625">
            <text:p>-255.625</text:p>
          </table:table-cell>
          <table:table-cell office:value-type="float" office:value="-242.875">
            <text:p>-242.875</text:p>
          </table:table-cell>
          <table:table-cell office:value-type="float" office:value="-0.0168802365697388">
            <text:p>-0.0168802366</text:p>
          </table:table-cell>
          <table:table-cell office:value-type="float" office:value="-0.0228440571939231">
            <text:p>-0.0228440572</text:p>
          </table:table-cell>
          <table:table-cell office:value-type="float" office:value="-0.0146770002417211">
            <text:p>-0.0146770002</text:p>
          </table:table-cell>
          <table:table-cell office:value-type="float" office:value="0.941477659083749">
            <text:p>0.9414776591</text:p>
          </table:table-cell>
          <table:table-cell office:value-type="float" office:value="0.921068627681464">
            <text:p>0.9210686277</text:p>
          </table:table-cell>
          <table:table-cell office:value-type="float" office:value="0.949052711252724">
            <text:p>0.9490527113</text:p>
          </table:table-cell>
          <table:table-cell office:value-type="float" office:value="0">
            <text:p>0</text:p>
          </table:table-cell>
          <table:table-cell office:value-type="float" office:value="-29.9946517893513">
            <text:p>-29.99465178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office:value-type="float" office:value="461">
            <text:p>461</text:p>
          </table:table-cell>
          <table:table-cell office:value-type="float" office:value="1089">
            <text:p>1089</text:p>
          </table:table-cell>
          <table:table-cell office:value-type="float" office:value="7798">
            <text:p>7798</text:p>
          </table:table-cell>
          <table:table-cell office:value-type="float" office:value="11522">
            <text:p>11522</text:p>
          </table:table-cell>
          <table:table-cell office:value-type="float" office:value="15976">
            <text:p>15976</text:p>
          </table:table-cell>
          <table:table-cell office:value-type="float" office:value="-86.875">
            <text:p>-86.875</text:p>
          </table:table-cell>
          <table:table-cell office:value-type="float" office:value="-111.125">
            <text:p>-111.125</text:p>
          </table:table-cell>
          <table:table-cell office:value-type="float" office:value="-244">
            <text:p>-244</text:p>
          </table:table-cell>
          <table:table-cell office:value-type="float" office:value="-0.0111406770966915">
            <text:p>-0.0111406771</text:p>
          </table:table-cell>
          <table:table-cell office:value-type="float" office:value="-0.00964459295261239">
            <text:p>-0.009644593</text:p>
          </table:table-cell>
          <table:table-cell office:value-type="float" office:value="-0.0152729093640461">
            <text:p>-0.0152729094</text:p>
          </table:table-cell>
          <table:table-cell office:value-type="float" office:value="0.961250894946478">
            <text:p>0.9612508949</text:p>
          </table:table-cell>
          <table:table-cell office:value-type="float" office:value="0.966426240285371">
            <text:p>0.9664262403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1011">
            <text:p>1011</text:p>
          </table:table-cell>
          <table:table-cell office:value-type="float" office:value="7546">
            <text:p>7546</text:p>
          </table:table-cell>
          <table:table-cell office:value-type="float" office:value="11255">
            <text:p>11255</text:p>
          </table:table-cell>
          <table:table-cell office:value-type="float" office:value="16521">
            <text:p>16521</text:p>
          </table:table-cell>
          <table:table-cell office:value-type="float" office:value="-207.875">
            <text:p>-207.875</text:p>
          </table:table-cell>
          <table:table-cell office:value-type="float" office:value="-93.75">
            <text:p>-93.75</text:p>
          </table:table-cell>
          <table:table-cell office:value-type="float" office:value="-269.5">
            <text:p>-269.5</text:p>
          </table:table-cell>
          <table:table-cell office:value-type="float" office:value="-0.0275477073946462">
            <text:p>-0.0275477074</text:p>
          </table:table-cell>
          <table:table-cell office:value-type="float" office:value="-0.00832963127498889">
            <text:p>-0.0083296313</text:p>
          </table:table-cell>
          <table:table-cell office:value-type="float" office:value="-0.0163125718782156">
            <text:p>-0.0163125719</text:p>
          </table:table-cell>
          <table:table-cell office:value-type="float" office:value="0.905070421436832">
            <text:p>0.9050704214</text:p>
          </table:table-cell>
          <table:table-cell office:value-type="float" office:value="0.970982280741606">
            <text:p>0.9709822807</text:p>
          </table:table-cell>
          <table:table-cell office:value-type="float" office:value="0.943427554428758">
            <text:p>0.9434275544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71">
            <text:p>971</text:p>
          </table:table-cell>
          <table:table-cell table:number-columns-repeated="2" office:value-type="float" office:value="369">
            <text:p>369</text:p>
          </table:table-cell>
          <table:table-cell office:value-type="float" office:value="7610">
            <text:p>7610</text:p>
          </table:table-cell>
          <table:table-cell office:value-type="float" office:value="11052">
            <text:p>11052</text:p>
          </table:table-cell>
          <table:table-cell office:value-type="float" office:value="15072">
            <text:p>15072</text:p>
          </table:table-cell>
          <table:table-cell office:value-type="float" office:value="-176.375">
            <text:p>-176.375</text:p>
          </table:table-cell>
          <table:table-cell office:value-type="float" office:value="-302">
            <text:p>-302</text:p>
          </table:table-cell>
          <table:table-cell office:value-type="float" office:value="-213.625">
            <text:p>-213.625</text:p>
          </table:table-cell>
          <table:table-cell office:value-type="float" office:value="-0.023176741130092">
            <text:p>-0.0231767411</text:p>
          </table:table-cell>
          <table:table-cell office:value-type="float" office:value="-0.0273253709735794">
            <text:p>-0.027325371</text:p>
          </table:table-cell>
          <table:table-cell office:value-type="float" office:value="-0.0141736332271762">
            <text:p>-0.0141736332</text:p>
          </table:table-cell>
          <table:table-cell office:value-type="float" office:value="0.919934242250324">
            <text:p>0.9199342423</text:p>
          </table:table-cell>
          <table:table-cell office:value-type="float" office:value="0.905824686354206">
            <text:p>0.9058246864</text:p>
          </table:table-cell>
          <table:table-cell office:value-type="float" office:value="0.950786031787446">
            <text:p>0.9507860318</text:p>
          </table:table-cell>
          <table:table-cell office:value-type="float" office:value="-29.5590884736012">
            <text:p>-29.5590884736</text:p>
          </table:table-cell>
          <table:table-cell office:value-type="float" office:value="-25.0182586702376">
            <text:p>-25.01825867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931">
            <text:p>931</text:p>
          </table:table-cell>
          <table:table-cell office:value-type="float" office:value="574">
            <text:p>574</text:p>
          </table:table-cell>
          <table:table-cell office:value-type="float" office:value="931">
            <text:p>931</text:p>
          </table:table-cell>
          <table:table-cell office:value-type="float" office:value="7921">
            <text:p>7921</text:p>
          </table:table-cell>
          <table:table-cell office:value-type="float" office:value="10264">
            <text:p>10264</text:p>
          </table:table-cell>
          <table:table-cell office:value-type="float" office:value="15075">
            <text:p>15075</text:p>
          </table:table-cell>
          <table:table-cell office:value-type="float" office:value="-105.5">
            <text:p>-105.5</text:p>
          </table:table-cell>
          <table:table-cell office:value-type="float" office:value="-144.375">
            <text:p>-144.375</text:p>
          </table:table-cell>
          <table:table-cell office:value-type="float" office:value="-401.375">
            <text:p>-401.375</text:p>
          </table:table-cell>
          <table:table-cell office:value-type="float" office:value="-0.0133190253755839">
            <text:p>-0.0133190254</text:p>
          </table:table-cell>
          <table:table-cell office:value-type="float" office:value="-0.0140661535463757">
            <text:p>-0.0140661535</text:p>
          </table:table-cell>
          <table:table-cell office:value-type="float" office:value="-0.0266252072968491">
            <text:p>-0.0266252073</text:p>
          </table:table-cell>
          <table:table-cell office:value-type="float" office:value="0.953731108201889">
            <text:p>0.9537311082</text:p>
          </table:table-cell>
          <table:table-cell office:value-type="float" office:value="0.951156261671842">
            <text:p>0.9511562617</text:p>
          </table:table-cell>
          <table:table-cell office:value-type="float" office:value="0.908201221721685">
            <text:p>0.908201221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6853618825803">
            <text:p>-25.685361882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14">
            <text:p>914</text:p>
          </table:table-cell>
          <table:table-cell office:value-type="float" office:value="7832">
            <text:p>7832</text:p>
          </table:table-cell>
          <table:table-cell office:value-type="float" office:value="11142">
            <text:p>11142</text:p>
          </table:table-cell>
          <table:table-cell office:value-type="float" office:value="15976">
            <text:p>15976</text:p>
          </table:table-cell>
          <table:table-cell office:value-type="float" office:value="-63.125">
            <text:p>-63.125</text:p>
          </table:table-cell>
          <table:table-cell office:value-type="float" office:value="-134.375">
            <text:p>-134.375</text:p>
          </table:table-cell>
          <table:table-cell office:value-type="float" office:value="-244">
            <text:p>-244</text:p>
          </table:table-cell>
          <table:table-cell office:value-type="float" office:value="-0.00805988253319714">
            <text:p>-0.0080598825</text:p>
          </table:table-cell>
          <table:table-cell office:value-type="float" office:value="-0.0120602225812242">
            <text:p>-0.0120602226</text:p>
          </table:table-cell>
          <table:table-cell office:value-type="float" office:value="-0.0152729093640461">
            <text:p>-0.0152729094</text:p>
          </table:table-cell>
          <table:table-cell office:value-type="float" office:value="0.97191773607845">
            <text:p>0.9719177361</text:p>
          </table:table-cell>
          <table:table-cell office:value-type="float" office:value="0.958074300944384">
            <text:p>0.9580743009</text:p>
          </table:table-cell>
          <table:table-cell office:value-type="float" office:value="0.947002010276306">
            <text:p>0.94700201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7546">
            <text:p>7546</text:p>
          </table:table-cell>
          <table:table-cell office:value-type="float" office:value="10220">
            <text:p>10220</text:p>
          </table:table-cell>
          <table:table-cell office:value-type="float" office:value="16635">
            <text:p>16635</text:p>
          </table:table-cell>
          <table:table-cell office:value-type="float" office:value="-207.875">
            <text:p>-207.875</text:p>
          </table:table-cell>
          <table:table-cell office:value-type="float" office:value="-27.25">
            <text:p>-27.25</text:p>
          </table:table-cell>
          <table:table-cell office:value-type="float" office:value="-277.875">
            <text:p>-277.875</text:p>
          </table:table-cell>
          <table:table-cell office:value-type="float" office:value="-0.0275477073946462">
            <text:p>-0.0275477074</text:p>
          </table:table-cell>
          <table:table-cell office:value-type="float" office:value="-0.00266634050880626">
            <text:p>-0.0026663405</text:p>
          </table:table-cell>
          <table:table-cell office:value-type="float" office:value="-0.0167042380522994">
            <text:p>-0.0167042381</text:p>
          </table:table-cell>
          <table:table-cell office:value-type="float" office:value="0.905070421436832">
            <text:p>0.9050704214</text:p>
          </table:table-cell>
          <table:table-cell office:value-type="float" office:value="0.990681742587728">
            <text:p>0.9906817426</text:p>
          </table:table-cell>
          <table:table-cell office:value-type="float" office:value="0.942082068692012">
            <text:p>0.9420820687</text:p>
          </table:table-cell>
          <table:table-cell office:value-type="float" office:value="-24.8135140246425">
            <text:p>-24.81351402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059">
            <text:p>1059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7450">
            <text:p>7450</text:p>
          </table:table-cell>
          <table:table-cell office:value-type="float" office:value="9668">
            <text:p>9668</text:p>
          </table:table-cell>
          <table:table-cell office:value-type="float" office:value="15059">
            <text:p>15059</text:p>
          </table:table-cell>
          <table:table-cell office:value-type="float" office:value="55">
            <text:p>55</text:p>
          </table:table-cell>
          <table:table-cell office:value-type="float" office:value="-216.5">
            <text:p>-216.5</text:p>
          </table:table-cell>
          <table:table-cell office:value-type="float" office:value="-226.25">
            <text:p>-226.25</text:p>
          </table:table-cell>
          <table:table-cell office:value-type="float" office:value="0.00738255033557047">
            <text:p>0.0073825503</text:p>
          </table:table-cell>
          <table:table-cell office:value-type="float" office:value="-0.0223934629706247">
            <text:p>-0.022393463</text:p>
          </table:table-cell>
          <table:table-cell office:value-type="float" office:value="-0.015024237997211">
            <text:p>-0.015024238</text:p>
          </table:table-cell>
          <table:table-cell office:value-type="float" office:value="1.02594575019143">
            <text:p>1.0259457502</text:p>
          </table:table-cell>
          <table:table-cell office:value-type="float" office:value="0.922605755283094">
            <text:p>0.9226057553</text:p>
          </table:table-cell>
          <table:table-cell office:value-type="float" office:value="0.947857593355459">
            <text:p>0.9478575934</text:p>
          </table:table-cell>
          <table:table-cell office:value-type="float" office:value="0">
            <text:p>0</text:p>
          </table:table-cell>
          <table:table-cell office:value-type="float" office:value="-30.6052218775052">
            <text:p>-30.60522187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7200">
            <text:p>7200</text:p>
          </table:table-cell>
          <table:table-cell office:value-type="float" office:value="10091">
            <text:p>10091</text:p>
          </table:table-cell>
          <table:table-cell office:value-type="float" office:value="13697">
            <text:p>13697</text:p>
          </table:table-cell>
          <table:table-cell office:value-type="float" office:value="93.125">
            <text:p>93.125</text:p>
          </table:table-cell>
          <table:table-cell office:value-type="float" office:value="-166.5">
            <text:p>-166.5</text:p>
          </table:table-cell>
          <table:table-cell office:value-type="float" office:value="-173">
            <text:p>-173</text:p>
          </table:table-cell>
          <table:table-cell office:value-type="float" office:value="0.0129340277777778">
            <text:p>0.0129340278</text:p>
          </table:table-cell>
          <table:table-cell office:value-type="float" office:value="-0.0164998513526905">
            <text:p>-0.0164998514</text:p>
          </table:table-cell>
          <table:table-cell office:value-type="float" office:value="-0.0126305030298606">
            <text:p>-0.012630503</text:p>
          </table:table-cell>
          <table:table-cell office:value-type="float" office:value="1.04559698380835">
            <text:p>1.0455969838</text:p>
          </table:table-cell>
          <table:table-cell office:value-type="float" office:value="0.942784120651119">
            <text:p>0.9427841207</text:p>
          </table:table-cell>
          <table:table-cell office:value-type="float" office:value="0.956105917424791">
            <text:p>0.95610591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007">
            <text:p>1007</text:p>
          </table:table-cell>
          <table:table-cell office:value-type="float" office:value="494">
            <text:p>494</text:p>
          </table:table-cell>
          <table:table-cell office:value-type="float" office:value="1007">
            <text:p>1007</text:p>
          </table:table-cell>
          <table:table-cell office:value-type="float" office:value="7124">
            <text:p>7124</text:p>
          </table:table-cell>
          <table:table-cell office:value-type="float" office:value="10026">
            <text:p>10026</text:p>
          </table:table-cell>
          <table:table-cell office:value-type="float" office:value="14857">
            <text:p>14857</text:p>
          </table:table-cell>
          <table:table-cell office:value-type="float" office:value="-40.75">
            <text:p>-40.75</text:p>
          </table:table-cell>
          <table:table-cell office:value-type="float" office:value="-81.875">
            <text:p>-81.875</text:p>
          </table:table-cell>
          <table:table-cell office:value-type="float" office:value="-187.5">
            <text:p>-187.5</text:p>
          </table:table-cell>
          <table:table-cell office:value-type="float" office:value="-0.0057201010668164">
            <text:p>-0.0057201011</text:p>
          </table:table-cell>
          <table:table-cell office:value-type="float" office:value="-0.00816626770396968">
            <text:p>-0.0081662677</text:p>
          </table:table-cell>
          <table:table-cell office:value-type="float" office:value="-0.0126203136568621">
            <text:p>-0.0126203137</text:p>
          </table:table-cell>
          <table:table-cell office:value-type="float" office:value="0.980043776596323">
            <text:p>0.9800437766</text:p>
          </table:table-cell>
          <table:table-cell office:value-type="float" office:value="0.971548771375403">
            <text:p>0.9715487714</text:p>
          </table:table-cell>
          <table:table-cell office:value-type="float" office:value="0.956141075941906">
            <text:p>0.95614107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935">
            <text:p>935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174">
            <text:p>7174</text:p>
          </table:table-cell>
          <table:table-cell office:value-type="float" office:value="9644">
            <text:p>9644</text:p>
          </table:table-cell>
          <table:table-cell office:value-type="float" office:value="13888">
            <text:p>13888</text:p>
          </table:table-cell>
          <table:table-cell office:value-type="float" office:value="18.125">
            <text:p>18.125</text:p>
          </table:table-cell>
          <table:table-cell office:value-type="float" office:value="-300.25">
            <text:p>-300.25</text:p>
          </table:table-cell>
          <table:table-cell office:value-type="float" office:value="-74.625">
            <text:p>-74.625</text:p>
          </table:table-cell>
          <table:table-cell office:value-type="float" office:value="0.00252648452746027">
            <text:p>0.0025264845</text:p>
          </table:table-cell>
          <table:table-cell office:value-type="float" office:value="-0.0311333471588552">
            <text:p>-0.0311333472</text:p>
          </table:table-cell>
          <table:table-cell office:value-type="float" office:value="-0.00537334389400922">
            <text:p>-0.0053733439</text:p>
          </table:table-cell>
          <table:table-cell office:value-type="float" office:value="1.00885520676928">
            <text:p>1.0088552068</text:p>
          </table:table-cell>
          <table:table-cell office:value-type="float" office:value="0.892933084142422">
            <text:p>0.8929330841</text:p>
          </table:table-cell>
          <table:table-cell office:value-type="float" office:value="0.98124988710719">
            <text:p>0.9812498871</text:p>
          </table:table-cell>
          <table:table-cell office:value-type="float" office:value="0">
            <text:p>0</text:p>
          </table:table-cell>
          <table:table-cell office:value-type="float" office:value="-21.9154177011059">
            <text:p>-21.915417701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7450">
            <text:p>7450</text:p>
          </table:table-cell>
          <table:table-cell office:value-type="float" office:value="9704">
            <text:p>9704</text:p>
          </table:table-cell>
          <table:table-cell office:value-type="float" office:value="14021">
            <text:p>14021</text:p>
          </table:table-cell>
          <table:table-cell office:value-type="float" office:value="55">
            <text:p>55</text:p>
          </table:table-cell>
          <table:table-cell office:value-type="float" office:value="-205.875">
            <text:p>-205.875</text:p>
          </table:table-cell>
          <table:table-cell office:value-type="float" office:value="177.25">
            <text:p>177.25</text:p>
          </table:table-cell>
          <table:table-cell office:value-type="float" office:value="0.00738255033557047">
            <text:p>0.0073825503</text:p>
          </table:table-cell>
          <table:table-cell office:value-type="float" office:value="-0.0212154781533388">
            <text:p>-0.0212154782</text:p>
          </table:table-cell>
          <table:table-cell office:value-type="float" office:value="0.0126417516582269">
            <text:p>0.0126417517</text:p>
          </table:table-cell>
          <table:table-cell office:value-type="float" office:value="1.02594575019143">
            <text:p>1.0259457502</text:p>
          </table:table-cell>
          <table:table-cell office:value-type="float" office:value="0.926628015629333">
            <text:p>0.9266280156</text:p>
          </table:table-cell>
          <table:table-cell office:value-type="float" office:value="1.04455936601837">
            <text:p>1.044559366</text:p>
          </table:table-cell>
          <table:table-cell office:value-type="float" office:value="0">
            <text:p>0</text:p>
          </table:table-cell>
          <table:table-cell office:value-type="float" office:value="-32.3239557943286">
            <text:p>-32.32395579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7200">
            <text:p>7200</text:p>
          </table:table-cell>
          <table:table-cell office:value-type="float" office:value="10235">
            <text:p>10235</text:p>
          </table:table-cell>
          <table:table-cell office:value-type="float" office:value="15190">
            <text:p>15190</text:p>
          </table:table-cell>
          <table:table-cell office:value-type="float" office:value="93.125">
            <text:p>93.125</text:p>
          </table:table-cell>
          <table:table-cell office:value-type="float" office:value="-91.25">
            <text:p>-91.25</text:p>
          </table:table-cell>
          <table:table-cell office:value-type="float" office:value="232.75">
            <text:p>232.75</text:p>
          </table:table-cell>
          <table:table-cell office:value-type="float" office:value="0.0129340277777778">
            <text:p>0.0129340278</text:p>
          </table:table-cell>
          <table:table-cell office:value-type="float" office:value="-0.00891548607718613">
            <text:p>-0.0089154861</text:p>
          </table:table-cell>
          <table:table-cell office:value-type="float" office:value="0.0153225806451613">
            <text:p>0.0153225806</text:p>
          </table:table-cell>
          <table:table-cell office:value-type="float" office:value="1.04559698380835">
            <text:p>1.0455969838</text:p>
          </table:table-cell>
          <table:table-cell office:value-type="float" office:value="0.968951591078154">
            <text:p>0.9689515911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7124">
            <text:p>7124</text:p>
          </table:table-cell>
          <table:table-cell office:value-type="float" office:value="10774">
            <text:p>10774</text:p>
          </table:table-cell>
          <table:table-cell office:value-type="float" office:value="14751">
            <text:p>14751</text:p>
          </table:table-cell>
          <table:table-cell office:value-type="float" office:value="-40.75">
            <text:p>-40.75</text:p>
          </table:table-cell>
          <table:table-cell office:value-type="float" office:value="-77.75">
            <text:p>-77.75</text:p>
          </table:table-cell>
          <table:table-cell office:value-type="float" office:value="-113">
            <text:p>-113</text:p>
          </table:table-cell>
          <table:table-cell office:value-type="float" office:value="-0.0057201010668164">
            <text:p>-0.0057201011</text:p>
          </table:table-cell>
          <table:table-cell office:value-type="float" office:value="-0.00721644700204195">
            <text:p>-0.007216447</text:p>
          </table:table-cell>
          <table:table-cell office:value-type="float" office:value="-0.0076604975933835">
            <text:p>-0.0076604976</text:p>
          </table:table-cell>
          <table:table-cell office:value-type="float" office:value="0.980043776596323">
            <text:p>0.9800437766</text:p>
          </table:table-cell>
          <table:table-cell office:value-type="float" office:value="0.974844506623226">
            <text:p>0.9748445066</text:p>
          </table:table-cell>
          <table:table-cell office:value-type="float" office:value="0.973303277540979">
            <text:p>0.97330327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61">
            <text:p>461</text:p>
          </table:table-cell>
          <table:table-cell office:value-type="float" office:value="949">
            <text:p>949</text:p>
          </table:table-cell>
          <table:table-cell office:value-type="float" office:value="7260">
            <text:p>7260</text:p>
          </table:table-cell>
          <table:table-cell office:value-type="float" office:value="10238">
            <text:p>10238</text:p>
          </table:table-cell>
          <table:table-cell office:value-type="float" office:value="13859">
            <text:p>13859</text:p>
          </table:table-cell>
          <table:table-cell office:value-type="float" office:value="11.5">
            <text:p>11.5</text:p>
          </table:table-cell>
          <table:table-cell office:value-type="float" office:value="-60.25">
            <text:p>-60.25</text:p>
          </table:table-cell>
          <table:table-cell office:value-type="float" office:value="347">
            <text:p>347</text:p>
          </table:table-cell>
          <table:table-cell office:value-type="float" office:value="0.00158402203856749">
            <text:p>0.001584022</text:p>
          </table:table-cell>
          <table:table-cell office:value-type="float" office:value="-0.00588493846454386">
            <text:p>-0.0058849385</text:p>
          </table:table-cell>
          <table:table-cell office:value-type="float" office:value="0.0250378815210333">
            <text:p>0.0250378815</text:p>
          </table:table-cell>
          <table:table-cell office:value-type="float" office:value="1.00554899502159">
            <text:p>1.005548995</text:p>
          </table:table-cell>
          <table:table-cell office:value-type="float" office:value="0.97947059507553">
            <text:p>0.9794705951</text:p>
          </table:table-cell>
          <table:table-cell office:value-type="float" office:value="1.0888613005253">
            <text:p>1.0888613005</text:p>
          </table:table-cell>
          <table:table-cell table:number-columns-repeated="2" office:value-type="float" office:value="0">
            <text:p>0</text:p>
          </table:table-cell>
          <table:table-cell office:value-type="float" office:value="28.0290840028408">
            <text:p>28.0290840028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5">
            <text:p>655</text:p>
          </table:table-cell>
          <table:table-cell office:value-type="float" office:value="472">
            <text:p>472</text:p>
          </table:table-cell>
          <table:table-cell office:value-type="float" office:value="7398">
            <text:p>7398</text:p>
          </table:table-cell>
          <table:table-cell office:value-type="float" office:value="10284">
            <text:p>10284</text:p>
          </table:table-cell>
          <table:table-cell office:value-type="float" office:value="14344">
            <text:p>14344</text:p>
          </table:table-cell>
          <table:table-cell office:value-type="float" office:value="39.375">
            <text:p>39.375</text:p>
          </table:table-cell>
          <table:table-cell office:value-type="float" office:value="102.5">
            <text:p>102.5</text:p>
          </table:table-cell>
          <table:table-cell office:value-type="float" office:value="346.375">
            <text:p>346.375</text:p>
          </table:table-cell>
          <table:table-cell office:value-type="float" office:value="0.00532238442822384">
            <text:p>0.0053223844</text:p>
          </table:table-cell>
          <table:table-cell office:value-type="float" office:value="0.00996693893426682">
            <text:p>0.0099669389</text:p>
          </table:table-cell>
          <table:table-cell office:value-type="float" office:value="0.0241477272727273">
            <text:p>0.0241477273</text:p>
          </table:table-cell>
          <table:table-cell office:value-type="float" office:value="1.01868386793975">
            <text:p>1.0186838679</text:p>
          </table:table-cell>
          <table:table-cell office:value-type="float" office:value="1.0350789924185">
            <text:p>1.0350789924</text:p>
          </table:table-cell>
          <table:table-cell office:value-type="float" office:value="1.08565994641012">
            <text:p>1.0856599464</text:p>
          </table:table-cell>
          <table:table-cell table:number-columns-repeated="2" office:value-type="float" office:value="0">
            <text:p>0</text:p>
          </table:table-cell>
          <table:table-cell office:value-type="float" office:value="29.0496432984885">
            <text:p>29.049643298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37">
            <text:p>437</text:p>
          </table:table-cell>
          <table:table-cell office:value-type="float" office:value="7124">
            <text:p>7124</text:p>
          </table:table-cell>
          <table:table-cell office:value-type="float" office:value="10588">
            <text:p>10588</text:p>
          </table:table-cell>
          <table:table-cell office:value-type="float" office:value="15190">
            <text:p>15190</text:p>
          </table:table-cell>
          <table:table-cell office:value-type="float" office:value="109.375">
            <text:p>109.375</text:p>
          </table:table-cell>
          <table:table-cell office:value-type="float" office:value="67.375">
            <text:p>67.375</text:p>
          </table:table-cell>
          <table:table-cell office:value-type="float" office:value="232.75">
            <text:p>232.75</text:p>
          </table:table-cell>
          <table:table-cell office:value-type="float" office:value="0.0153530320044919">
            <text:p>0.015353032</text:p>
          </table:table-cell>
          <table:table-cell office:value-type="float" office:value="0.00636333585190782">
            <text:p>0.0063633359</text:p>
          </table:table-cell>
          <table:table-cell office:value-type="float" office:value="0.0153225806451613">
            <text:p>0.0153225806</text:p>
          </table:table-cell>
          <table:table-cell office:value-type="float" office:value="1.05419761457551">
            <text:p>1.0541976146</text:p>
          </table:table-cell>
          <table:table-cell office:value-type="float" office:value="1.02235103988628">
            <text:p>1.0223510399</text:p>
          </table:table-cell>
          <table:table-cell office:value-type="float" office:value="1.05408920395421">
            <text:p>1.054089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7190">
            <text:p>7190</text:p>
          </table:table-cell>
          <table:table-cell office:value-type="float" office:value="10535">
            <text:p>10535</text:p>
          </table:table-cell>
          <table:table-cell office:value-type="float" office:value="14705">
            <text:p>14705</text:p>
          </table:table-cell>
          <table:table-cell office:value-type="float" office:value="-3.25">
            <text:p>-3.25</text:p>
          </table:table-cell>
          <table:table-cell office:value-type="float" office:value="-63.875">
            <text:p>-63.875</text:p>
          </table:table-cell>
          <table:table-cell office:value-type="float" office:value="217.125">
            <text:p>217.125</text:p>
          </table:table-cell>
          <table:table-cell office:value-type="float" office:value="-0.00045201668984701">
            <text:p>-0.0004520167</text:p>
          </table:table-cell>
          <table:table-cell office:value-type="float" office:value="-0.00606312292358804">
            <text:p>-0.0060631229</text:p>
          </table:table-cell>
          <table:table-cell office:value-type="float" office:value="0.0147653859231554">
            <text:p>0.0147653859</text:p>
          </table:table-cell>
          <table:table-cell office:value-type="float" office:value="0.998418342050948">
            <text:p>0.9984183421</text:p>
          </table:table-cell>
          <table:table-cell office:value-type="float" office:value="0.978851122228231">
            <text:p>0.9788511222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28">
            <text:p>528</text:p>
          </table:table-cell>
          <table:table-cell office:value-type="float" office:value="344">
            <text:p>344</text:p>
          </table:table-cell>
          <table:table-cell office:value-type="float" office:value="7270">
            <text:p>7270</text:p>
          </table:table-cell>
          <table:table-cell office:value-type="float" office:value="10357">
            <text:p>10357</text:p>
          </table:table-cell>
          <table:table-cell office:value-type="float" office:value="15641">
            <text:p>15641</text:p>
          </table:table-cell>
          <table:table-cell office:value-type="float" office:value="14.75">
            <text:p>14.75</text:p>
          </table:table-cell>
          <table:table-cell office:value-type="float" office:value="252.25">
            <text:p>252.25</text:p>
          </table:table-cell>
          <table:table-cell office:value-type="float" office:value="-53.5">
            <text:p>-53.5</text:p>
          </table:table-cell>
          <table:table-cell office:value-type="float" office:value="0.00202888583218707">
            <text:p>0.0020288858</text:p>
          </table:table-cell>
          <table:table-cell office:value-type="float" office:value="0.0243555083518393">
            <text:p>0.0243555084</text:p>
          </table:table-cell>
          <table:table-cell office:value-type="float" office:value="-0.00342049741065149">
            <text:p>-0.0034204974</text:p>
          </table:table-cell>
          <table:table-cell office:value-type="float" office:value="1.00710916851299">
            <text:p>1.0071091685</text:p>
          </table:table-cell>
          <table:table-cell office:value-type="float" office:value="1.08640693317411">
            <text:p>1.0864069332</text:p>
          </table:table-cell>
          <table:table-cell office:value-type="float" office:value="0.988051190675691">
            <text:p>0.9880511907</text:p>
          </table:table-cell>
          <table:table-cell office:value-type="float" office:value="0">
            <text:p>0</text:p>
          </table:table-cell>
          <table:table-cell office:value-type="float" office:value="28.80474894166">
            <text:p>28.804748941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7772">
            <text:p>7772</text:p>
          </table:table-cell>
          <table:table-cell office:value-type="float" office:value="10432">
            <text:p>10432</text:p>
          </table:table-cell>
          <table:table-cell office:value-type="float" office:value="16282">
            <text:p>16282</text:p>
          </table:table-cell>
          <table:table-cell office:value-type="float" office:value="92.5">
            <text:p>92.5</text:p>
          </table:table-cell>
          <table:table-cell office:value-type="float" office:value="246">
            <text:p>246</text:p>
          </table:table-cell>
          <table:table-cell office:value-type="float" office:value="-81.625">
            <text:p>-81.625</text:p>
          </table:table-cell>
          <table:table-cell office:value-type="float" office:value="0.0119016984045291">
            <text:p>0.0119016984</text:p>
          </table:table-cell>
          <table:table-cell office:value-type="float" office:value="0.0235812883435583">
            <text:p>0.0235812883</text:p>
          </table:table-cell>
          <table:table-cell office:value-type="float" office:value="-0.00501320476599926">
            <text:p>-0.0050132048</text:p>
          </table:table-cell>
          <table:table-cell office:value-type="float" office:value="1.04193357924868">
            <text:p>1.0419335792</text:p>
          </table:table-cell>
          <table:table-cell office:value-type="float" office:value="1.08362442043594">
            <text:p>1.0836244204</text:p>
          </table:table-cell>
          <table:table-cell office:value-type="float" office:value="0.982503042474173">
            <text:p>0.9825030425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782">
            <text:p>782</text:p>
          </table:table-cell>
          <table:table-cell office:value-type="float" office:value="8213">
            <text:p>8213</text:p>
          </table:table-cell>
          <table:table-cell office:value-type="float" office:value="11200">
            <text:p>11200</text:p>
          </table:table-cell>
          <table:table-cell office:value-type="float" office:value="15405">
            <text:p>15405</text:p>
          </table:table-cell>
          <table:table-cell office:value-type="float" office:value="51.25">
            <text:p>51.25</text:p>
          </table:table-cell>
          <table:table-cell office:value-type="float" office:value="138.5">
            <text:p>138.5</text:p>
          </table:table-cell>
          <table:table-cell office:value-type="float" office:value="-43.75">
            <text:p>-43.75</text:p>
          </table:table-cell>
          <table:table-cell office:value-type="float" office:value="0.00624010714720565">
            <text:p>0.0062401071</text:p>
          </table:table-cell>
          <table:table-cell office:value-type="float" office:value="0.0123660714285714">
            <text:p>0.0123660714</text:p>
          </table:table-cell>
          <table:table-cell office:value-type="float" office:value="-0.00283998701720221">
            <text:p>-0.002839987</text:p>
          </table:table-cell>
          <table:table-cell office:value-type="float" office:value="1.02191669533215">
            <text:p>1.0219166953</text:p>
          </table:table-cell>
          <table:table-cell office:value-type="float" office:value="1.04358097265625">
            <text:p>1.0435809727</text:p>
          </table:table-cell>
          <table:table-cell office:value-type="float" office:value="0.990075853871258">
            <text:p>0.990075853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532">
            <text:p>532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7978">
            <text:p>7978</text:p>
          </table:table-cell>
          <table:table-cell office:value-type="float" office:value="10481">
            <text:p>10481</text:p>
          </table:table-cell>
          <table:table-cell office:value-type="float" office:value="14705">
            <text:p>14705</text:p>
          </table:table-cell>
          <table:table-cell office:value-type="float" office:value="61.625">
            <text:p>61.625</text:p>
          </table:table-cell>
          <table:table-cell office:value-type="float" office:value="-79.125">
            <text:p>-79.125</text:p>
          </table:table-cell>
          <table:table-cell office:value-type="float" office:value="217.125">
            <text:p>217.125</text:p>
          </table:table-cell>
          <table:table-cell office:value-type="float" office:value="0.00772436700927551">
            <text:p>0.007724367</text:p>
          </table:table-cell>
          <table:table-cell office:value-type="float" office:value="-0.00754937505963171">
            <text:p>-0.0075493751</text:p>
          </table:table-cell>
          <table:table-cell office:value-type="float" office:value="0.0147653859231554">
            <text:p>0.0147653859</text:p>
          </table:table-cell>
          <table:table-cell office:value-type="float" office:value="1.02715222959002">
            <text:p>1.0271522296</text:p>
          </table:table-cell>
          <table:table-cell office:value-type="float" office:value="0.973688893696319">
            <text:p>0.9736888937</text:p>
          </table:table-cell>
          <table:table-cell office:value-type="float" office:value="1.0521061633091">
            <text:p>1.05210616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514">
            <text:p>514</text:p>
          </table:table-cell>
          <table:table-cell office:value-type="float" office:value="7730">
            <text:p>7730</text:p>
          </table:table-cell>
          <table:table-cell office:value-type="float" office:value="10352">
            <text:p>10352</text:p>
          </table:table-cell>
          <table:table-cell office:value-type="float" office:value="15251">
            <text:p>15251</text:p>
          </table:table-cell>
          <table:table-cell office:value-type="float" office:value="193.25">
            <text:p>193.25</text:p>
          </table:table-cell>
          <table:table-cell office:value-type="float" office:value="248.25">
            <text:p>248.25</text:p>
          </table:table-cell>
          <table:table-cell office:value-type="float" office:value="-149.5">
            <text:p>-149.5</text:p>
          </table:table-cell>
          <table:table-cell office:value-type="float" office:value="0.025">
            <text:p>0.025</text:p>
          </table:table-cell>
          <table:table-cell office:value-type="float" office:value="0.0239808732612056">
            <text:p>0.0239808733</text:p>
          </table:table-cell>
          <table:table-cell office:value-type="float" office:value="-0.00980263589272834">
            <text:p>-0.0098026359</text:p>
          </table:table-cell>
          <table:table-cell office:value-type="float" office:value="1.088725">
            <text:p>1.088725</text:p>
          </table:table-cell>
          <table:table-cell office:value-type="float" office:value="1.08506021768766">
            <text:p>1.0850602177</text:p>
          </table:table-cell>
          <table:table-cell office:value-type="float" office:value="0.965879114049524">
            <text:p>0.965879114</text:p>
          </table:table-cell>
          <table:table-cell office:value-type="float" office:value="28.0710345259387">
            <text:p>28.0710345259</text:p>
          </table:table-cell>
          <table:table-cell office:value-type="float" office:value="29.2493723877238">
            <text:p>29.24937238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office:value-type="float" office:value="336">
            <text:p>336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592">
            <text:p>7592</text:p>
          </table:table-cell>
          <table:table-cell office:value-type="float" office:value="10432">
            <text:p>10432</text:p>
          </table:table-cell>
          <table:table-cell office:value-type="float" office:value="16337">
            <text:p>16337</text:p>
          </table:table-cell>
          <table:table-cell office:value-type="float" office:value="-3.25">
            <text:p>-3.25</text:p>
          </table:table-cell>
          <table:table-cell office:value-type="float" office:value="246">
            <text:p>246</text:p>
          </table:table-cell>
          <table:table-cell office:value-type="float" office:value="-92.5">
            <text:p>-92.5</text:p>
          </table:table-cell>
          <table:table-cell office:value-type="float" office:value="-0.000428082191780822">
            <text:p>-0.0004280822</text:p>
          </table:table-cell>
          <table:table-cell office:value-type="float" office:value="0.0235812883435583">
            <text:p>0.0235812883</text:p>
          </table:table-cell>
          <table:table-cell office:value-type="float" office:value="-0.00566199424618963">
            <text:p>-0.0056619942</text:p>
          </table:table-cell>
          <table:table-cell office:value-type="float" office:value="0.998502071507319">
            <text:p>0.9985020715</text:p>
          </table:table-cell>
          <table:table-cell office:value-type="float" office:value="1.08362442043594">
            <text:p>1.0836244204</text:p>
          </table:table-cell>
          <table:table-cell office:value-type="float" office:value="0.98024585416887">
            <text:p>0.9802458542</text:p>
          </table:table-cell>
          <table:table-cell office:value-type="float" office:value="0">
            <text:p>0</text:p>
          </table:table-cell>
          <table:table-cell office:value-type="float" office:value="29.7391760359704">
            <text:p>29.73917603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7942">
            <text:p>7942</text:p>
          </table:table-cell>
          <table:table-cell office:value-type="float" office:value="10414">
            <text:p>10414</text:p>
          </table:table-cell>
          <table:table-cell office:value-type="float" office:value="15528">
            <text:p>15528</text:p>
          </table:table-cell>
          <table:table-cell office:value-type="float" office:value="-87.25">
            <text:p>-87.25</text:p>
          </table:table-cell>
          <table:table-cell office:value-type="float" office:value="27.625">
            <text:p>27.625</text:p>
          </table:table-cell>
          <table:table-cell office:value-type="float" office:value="-46.375">
            <text:p>-46.375</text:p>
          </table:table-cell>
          <table:table-cell office:value-type="float" office:value="-0.0109858977587509">
            <text:p>-0.0109858978</text:p>
          </table:table-cell>
          <table:table-cell office:value-type="float" office:value="0.00265267908584598">
            <text:p>0.0026526791</text:p>
          </table:table-cell>
          <table:table-cell office:value-type="float" office:value="-0.00298654044307058">
            <text:p>-0.0029865404</text:p>
          </table:table-cell>
          <table:table-cell office:value-type="float" office:value="0.961785910145521">
            <text:p>0.9617859101</text:p>
          </table:table-cell>
          <table:table-cell office:value-type="float" office:value="1.00929816874487">
            <text:p>1.0092981687</text:p>
          </table:table-cell>
          <table:table-cell office:value-type="float" office:value="0.989564590519936">
            <text:p>0.989564590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95">
            <text:p>695</text:p>
          </table:table-cell>
          <table:table-cell office:value-type="float" office:value="279">
            <text:p>279</text:p>
          </table:table-cell>
          <table:table-cell office:value-type="float" office:value="7956">
            <text:p>7956</text:p>
          </table:table-cell>
          <table:table-cell office:value-type="float" office:value="10334">
            <text:p>10334</text:p>
          </table:table-cell>
          <table:table-cell office:value-type="float" office:value="15003">
            <text:p>15003</text:p>
          </table:table-cell>
          <table:table-cell office:value-type="float" office:value="79.75">
            <text:p>79.75</text:p>
          </table:table-cell>
          <table:table-cell office:value-type="float" office:value="-94.75">
            <text:p>-94.75</text:p>
          </table:table-cell>
          <table:table-cell office:value-type="float" office:value="63.625">
            <text:p>63.625</text:p>
          </table:table-cell>
          <table:table-cell office:value-type="float" office:value="0.0100238813474108">
            <text:p>0.0100238813</text:p>
          </table:table-cell>
          <table:table-cell office:value-type="float" office:value="-0.00916876330559319">
            <text:p>-0.0091687633</text:p>
          </table:table-cell>
          <table:table-cell office:value-type="float" office:value="0.00424081850296607">
            <text:p>0.0042408185</text:p>
          </table:table-cell>
          <table:table-cell office:value-type="float" office:value="1.03528052198258">
            <text:p>1.035280522</text:p>
          </table:table-cell>
          <table:table-cell office:value-type="float" office:value="0.96807409822271">
            <text:p>0.9680740982</text:p>
          </table:table-cell>
          <table:table-cell office:value-type="float" office:value="1.01487811446187">
            <text:p>1.01487811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677">
            <text:p>677</text:p>
          </table:table-cell>
          <table:table-cell office:value-type="float" office:value="271">
            <text:p>271</text:p>
          </table:table-cell>
          <table:table-cell office:value-type="float" office:value="7642">
            <text:p>7642</text:p>
          </table:table-cell>
          <table:table-cell office:value-type="float" office:value="11362">
            <text:p>11362</text:p>
          </table:table-cell>
          <table:table-cell office:value-type="float" office:value="17693">
            <text:p>17693</text:p>
          </table:table-cell>
          <table:table-cell office:value-type="float" office:value="154.25">
            <text:p>154.25</text:p>
          </table:table-cell>
          <table:table-cell office:value-type="float" office:value="-55">
            <text:p>-55</text:p>
          </table:table-cell>
          <table:table-cell office:value-type="float" office:value="132.75">
            <text:p>132.75</text:p>
          </table:table-cell>
          <table:table-cell office:value-type="float" office:value="0.0201845066736456">
            <text:p>0.0201845067</text:p>
          </table:table-cell>
          <table:table-cell office:value-type="float" office:value="-0.00484069706037669">
            <text:p>-0.0048406971</text:p>
          </table:table-cell>
          <table:table-cell office:value-type="float" office:value="0.00750296727519358">
            <text:p>0.0075029673</text:p>
          </table:table-cell>
          <table:table-cell office:value-type="float" office:value="1.07144430540469">
            <text:p>1.0714443054</text:p>
          </table:table-cell>
          <table:table-cell office:value-type="float" office:value="0.983103487690821">
            <text:p>0.9831034877</text:p>
          </table:table-cell>
          <table:table-cell office:value-type="float" office:value="1.02637072271833">
            <text:p>1.0263707227</text:p>
          </table:table-cell>
          <table:table-cell office:value-type="float" office:value="34.6859752463585">
            <text:p>34.68597524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708">
            <text:p>708</text:p>
          </table:table-cell>
          <table:table-cell office:value-type="float" office:value="466">
            <text:p>466</text:p>
          </table:table-cell>
          <table:table-cell office:value-type="float" office:value="7814">
            <text:p>7814</text:p>
          </table:table-cell>
          <table:table-cell office:value-type="float" office:value="11925">
            <text:p>11925</text:p>
          </table:table-cell>
          <table:table-cell office:value-type="float" office:value="16337">
            <text:p>16337</text:p>
          </table:table-cell>
          <table:table-cell office:value-type="float" office:value="-30.125">
            <text:p>-30.125</text:p>
          </table:table-cell>
          <table:table-cell office:value-type="float" office:value="176.375">
            <text:p>176.375</text:p>
          </table:table-cell>
          <table:table-cell office:value-type="float" office:value="-92.5">
            <text:p>-92.5</text:p>
          </table:table-cell>
          <table:table-cell office:value-type="float" office:value="-0.0038552597901203">
            <text:p>-0.0038552598</text:p>
          </table:table-cell>
          <table:table-cell office:value-type="float" office:value="0.01479035639413">
            <text:p>0.0147903564</text:p>
          </table:table-cell>
          <table:table-cell office:value-type="float" office:value="-0.00566199424618963">
            <text:p>-0.0056619942</text:p>
          </table:table-cell>
          <table:table-cell office:value-type="float" office:value="0.986535722269556">
            <text:p>0.9865357223</text:p>
          </table:table-cell>
          <table:table-cell office:value-type="float" office:value="1.0521950064783">
            <text:p>1.0521950065</text:p>
          </table:table-cell>
          <table:table-cell office:value-type="float" office:value="0.98024585416887">
            <text:p>0.98024585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7915">
            <text:p>7915</text:p>
          </table:table-cell>
          <table:table-cell office:value-type="float" office:value="10639">
            <text:p>10639</text:p>
          </table:table-cell>
          <table:table-cell office:value-type="float" office:value="15231">
            <text:p>15231</text:p>
          </table:table-cell>
          <table:table-cell office:value-type="float" office:value="-22.625">
            <text:p>-22.625</text:p>
          </table:table-cell>
          <table:table-cell office:value-type="float" office:value="319.125">
            <text:p>319.125</text:p>
          </table:table-cell>
          <table:table-cell office:value-type="float" office:value="-97.5">
            <text:p>-97.5</text:p>
          </table:table-cell>
          <table:table-cell office:value-type="float" office:value="-0.00285849652558433">
            <text:p>-0.0028584965</text:p>
          </table:table-cell>
          <table:table-cell office:value-type="float" office:value="0.0299957702791616">
            <text:p>0.0299957703</text:p>
          </table:table-cell>
          <table:table-cell office:value-type="float" office:value="-0.0064014181603309">
            <text:p>-0.0064014182</text:p>
          </table:table-cell>
          <table:table-cell office:value-type="float" office:value="0.990011277325133">
            <text:p>0.9900112773</text:p>
          </table:table-cell>
          <table:table-cell office:value-type="float" office:value="1.10674869859696">
            <text:p>1.1067486986</text:p>
          </table:table-cell>
          <table:table-cell office:value-type="float" office:value="0.97767535362159">
            <text:p>0.9776753536</text:p>
          </table:table-cell>
          <table:table-cell office:value-type="float" office:value="0">
            <text:p>0</text:p>
          </table:table-cell>
          <table:table-cell office:value-type="float" office:value="23.4530305237314">
            <text:p>23.453030523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453">
            <text:p>453</text:p>
          </table:table-cell>
          <table:table-cell office:value-type="float" office:value="7850">
            <text:p>7850</text:p>
          </table:table-cell>
          <table:table-cell office:value-type="float" office:value="10736">
            <text:p>10736</text:p>
          </table:table-cell>
          <table:table-cell office:value-type="float" office:value="15354">
            <text:p>15354</text:p>
          </table:table-cell>
          <table:table-cell office:value-type="float" office:value="125.25">
            <text:p>125.25</text:p>
          </table:table-cell>
          <table:table-cell office:value-type="float" office:value="471.75">
            <text:p>471.75</text:p>
          </table:table-cell>
          <table:table-cell office:value-type="float" office:value="124">
            <text:p>124</text:p>
          </table:table-cell>
          <table:table-cell office:value-type="float" office:value="0.0159554140127389">
            <text:p>0.015955414</text:p>
          </table:table-cell>
          <table:table-cell office:value-type="float" office:value="0.0439409463487332">
            <text:p>0.0439409463</text:p>
          </table:table-cell>
          <table:table-cell office:value-type="float" office:value="0.00807607138205028">
            <text:p>0.0080760714</text:p>
          </table:table-cell>
          <table:table-cell office:value-type="float" office:value="1.05634291650777">
            <text:p>1.0563429165</text:p>
          </table:table-cell>
          <table:table-cell office:value-type="float" office:value="1.15757769348197">
            <text:p>1.1575776935</text:p>
          </table:table-cell>
          <table:table-cell office:value-type="float" office:value="1.02839408677795">
            <text:p>1.0283940868</text:p>
          </table:table-cell>
          <table:table-cell office:value-type="float" office:value="0">
            <text:p>0</text:p>
          </table:table-cell>
          <table:table-cell office:value-type="float" office:value="16.1186061604281">
            <text:p>16.118606160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05">
            <text:p>305</text:p>
          </table:table-cell>
          <table:table-cell office:value-type="float" office:value="7768">
            <text:p>7768</text:p>
          </table:table-cell>
          <table:table-cell office:value-type="float" office:value="10762">
            <text:p>10762</text:p>
          </table:table-cell>
          <table:table-cell office:value-type="float" office:value="17693">
            <text:p>17693</text:p>
          </table:table-cell>
          <table:table-cell office:value-type="float" office:value="123.5">
            <text:p>123.5</text:p>
          </table:table-cell>
          <table:table-cell office:value-type="float" office:value="208.875">
            <text:p>208.875</text:p>
          </table:table-cell>
          <table:table-cell office:value-type="float" office:value="132.75">
            <text:p>132.75</text:p>
          </table:table-cell>
          <table:table-cell office:value-type="float" office:value="0.0158985581874356">
            <text:p>0.0158985582</text:p>
          </table:table-cell>
          <table:table-cell office:value-type="float" office:value="0.0194085671808214">
            <text:p>0.0194085672</text:p>
          </table:table-cell>
          <table:table-cell office:value-type="float" office:value="0.00750296727519358">
            <text:p>0.0075029673</text:p>
          </table:table-cell>
          <table:table-cell office:value-type="float" office:value="1.05614037139481">
            <text:p>1.0561403714</text:p>
          </table:table-cell>
          <table:table-cell office:value-type="float" office:value="1.0686683023937">
            <text:p>1.0686683024</text:p>
          </table:table-cell>
          <table:table-cell office:value-type="float" office:value="1.02637072271833">
            <text:p>1.02637072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7689">
            <text:p>7689</text:p>
          </table:table-cell>
          <table:table-cell office:value-type="float" office:value="11036">
            <text:p>11036</text:p>
          </table:table-cell>
          <table:table-cell office:value-type="float" office:value="15962">
            <text:p>15962</text:p>
          </table:table-cell>
          <table:table-cell office:value-type="float" office:value="-52.5">
            <text:p>-52.5</text:p>
          </table:table-cell>
          <table:table-cell office:value-type="float" office:value="214.125">
            <text:p>214.125</text:p>
          </table:table-cell>
          <table:table-cell office:value-type="float" office:value="235.75">
            <text:p>235.75</text:p>
          </table:table-cell>
          <table:table-cell office:value-type="float" office:value="-0.00682793601248537">
            <text:p>-0.006827936</text:p>
          </table:table-cell>
          <table:table-cell office:value-type="float" office:value="0.0194024102935846">
            <text:p>0.0194024103</text:p>
          </table:table-cell>
          <table:table-cell office:value-type="float" office:value="0.0147694524495677">
            <text:p>0.0147694524</text:p>
          </table:table-cell>
          <table:table-cell office:value-type="float" office:value="0.976193600548275">
            <text:p>0.9761936005</text:p>
          </table:table-cell>
          <table:table-cell office:value-type="float" office:value="1.06864628493694">
            <text:p>1.0686462849</text:p>
          </table:table-cell>
          <table:table-cell office:value-type="float" office:value="1.05212063155578">
            <text:p>1.05212063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601">
            <text:p>601</text:p>
          </table:table-cell>
          <table:table-cell office:value-type="float" office:value="244">
            <text:p>244</text:p>
          </table:table-cell>
          <table:table-cell office:value-type="float" office:value="7905">
            <text:p>7905</text:p>
          </table:table-cell>
          <table:table-cell office:value-type="float" office:value="10729">
            <text:p>10729</text:p>
          </table:table-cell>
          <table:table-cell office:value-type="float" office:value="17923">
            <text:p>17923</text:p>
          </table:table-cell>
          <table:table-cell office:value-type="float" office:value="-25">
            <text:p>-25</text:p>
          </table:table-cell>
          <table:table-cell office:value-type="float" office:value="381.625">
            <text:p>381.625</text:p>
          </table:table-cell>
          <table:table-cell office:value-type="float" office:value="578.625">
            <text:p>578.625</text:p>
          </table:table-cell>
          <table:table-cell office:value-type="float" office:value="-0.00316255534471853">
            <text:p>-0.0031625553</text:p>
          </table:table-cell>
          <table:table-cell office:value-type="float" office:value="0.0355694845745177">
            <text:p>0.0355694846</text:p>
          </table:table-cell>
          <table:table-cell office:value-type="float" office:value="0.0322839368409307">
            <text:p>0.0322839368</text:p>
          </table:table-cell>
          <table:table-cell office:value-type="float" office:value="0.98895065973585">
            <text:p>0.9889506597</text:p>
          </table:table-cell>
          <table:table-cell office:value-type="float" office:value="1.12697296494729">
            <text:p>1.1269729649</text:p>
          </table:table-cell>
          <table:table-cell office:value-type="float" office:value="1.11503659399604">
            <text:p>1.115036594</text:p>
          </table:table-cell>
          <table:table-cell office:value-type="float" office:value="0">
            <text:p>0</text:p>
          </table:table-cell>
          <table:table-cell office:value-type="float" office:value="19.8316850521228">
            <text:p>19.8316850521</text:p>
          </table:table-cell>
          <table:table-cell office:value-type="float" office:value="21.8150807761664">
            <text:p>21.815080776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8395">
            <text:p>8395</text:p>
          </table:table-cell>
          <table:table-cell office:value-type="float" office:value="12008">
            <text:p>12008</text:p>
          </table:table-cell>
          <table:table-cell office:value-type="float" office:value="20560">
            <text:p>20560</text:p>
          </table:table-cell>
          <table:table-cell office:value-type="float" office:value="327.25">
            <text:p>327.25</text:p>
          </table:table-cell>
          <table:table-cell office:value-type="float" office:value="337.875">
            <text:p>337.875</text:p>
          </table:table-cell>
          <table:table-cell office:value-type="float" office:value="610.625">
            <text:p>610.625</text:p>
          </table:table-cell>
          <table:table-cell office:value-type="float" office:value="0.0389815366289458">
            <text:p>0.0389815366</text:p>
          </table:table-cell>
          <table:table-cell office:value-type="float" office:value="0.0281374916722185">
            <text:p>0.0281374917</text:p>
          </table:table-cell>
          <table:table-cell office:value-type="float" office:value="0.0296996595330739">
            <text:p>0.0296996595</text:p>
          </table:table-cell>
          <table:table-cell office:value-type="float" office:value="1.1394137161893">
            <text:p>1.1394137162</text:p>
          </table:table-cell>
          <table:table-cell office:value-type="float" office:value="1.10003298899047">
            <text:p>1.100032989</text:p>
          </table:table-cell>
          <table:table-cell office:value-type="float" office:value="1.10567766512746">
            <text:p>1.1056776651</text:p>
          </table:table-cell>
          <table:table-cell office:value-type="float" office:value="18.12578746751">
            <text:p>18.1257874675</text:p>
          </table:table-cell>
          <table:table-cell office:value-type="float" office:value="24.9792625778787">
            <text:p>24.9792625779</text:p>
          </table:table-cell>
          <table:table-cell office:value-type="float" office:value="23.6834395266056">
            <text:p>23.683439526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8368">
            <text:p>8368</text:p>
          </table:table-cell>
          <table:table-cell office:value-type="float" office:value="12834">
            <text:p>12834</text:p>
          </table:table-cell>
          <table:table-cell office:value-type="float" office:value="18957">
            <text:p>18957</text:p>
          </table:table-cell>
          <table:table-cell office:value-type="float" office:value="105.25">
            <text:p>105.25</text:p>
          </table:table-cell>
          <table:table-cell office:value-type="float" office:value="59.25">
            <text:p>59.25</text:p>
          </table:table-cell>
          <table:table-cell office:value-type="float" office:value="934.125">
            <text:p>934.125</text:p>
          </table:table-cell>
          <table:table-cell office:value-type="float" office:value="0.0125776768642447">
            <text:p>0.0125776769</text:p>
          </table:table-cell>
          <table:table-cell office:value-type="float" office:value="0.0046166432912576">
            <text:p>0.0046166433</text:p>
          </table:table-cell>
          <table:table-cell office:value-type="float" office:value="0.0492759930368729">
            <text:p>0.049275993</text:p>
          </table:table-cell>
          <table:table-cell office:value-type="float" office:value="1.04433193701725">
            <text:p>1.044331937</text:p>
          </table:table-cell>
          <table:table-cell office:value-type="float" office:value="1.01620002577415">
            <text:p>1.0162000258</text:p>
          </table:table-cell>
          <table:table-cell office:value-type="float" office:value="1.177225097669">
            <text:p>1.1772250977</text:p>
          </table:table-cell>
          <table:table-cell table:number-columns-repeated="2" office:value-type="float" office:value="0">
            <text:p>0</text:p>
          </table:table-cell>
          <table:table-cell office:value-type="float" office:value="14.410425687622">
            <text:p>14.410425687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23">
            <text:p>423</text:p>
          </table:table-cell>
          <table:table-cell office:value-type="float" office:value="294">
            <text:p>294</text:p>
          </table:table-cell>
          <table:table-cell office:value-type="float" office:value="8715">
            <text:p>8715</text:p>
          </table:table-cell>
          <table:table-cell office:value-type="float" office:value="12024">
            <text:p>12024</text:p>
          </table:table-cell>
          <table:table-cell office:value-type="float" office:value="18573">
            <text:p>18573</text:p>
          </table:table-cell>
          <table:table-cell office:value-type="float" office:value="212.625">
            <text:p>212.625</text:p>
          </table:table-cell>
          <table:table-cell office:value-type="float" office:value="145.75">
            <text:p>145.75</text:p>
          </table:table-cell>
          <table:table-cell office:value-type="float" office:value="1068.25">
            <text:p>1068.25</text:p>
          </table:table-cell>
          <table:table-cell office:value-type="float" office:value="0.0243975903614458">
            <text:p>0.0243975904</text:p>
          </table:table-cell>
          <table:table-cell office:value-type="float" office:value="0.0121215901530273">
            <text:p>0.0121215902</text:p>
          </table:table-cell>
          <table:table-cell office:value-type="float" office:value="0.0575162870834006">
            <text:p>0.0575162871</text:p>
          </table:table-cell>
          <table:table-cell office:value-type="float" office:value="1.08655824139933">
            <text:p>1.0865582414</text:p>
          </table:table-cell>
          <table:table-cell office:value-type="float" office:value="1.04271355411336">
            <text:p>1.0427135541</text:p>
          </table:table-cell>
          <table:table-cell office:value-type="float" office:value="1.20779092642043">
            <text:p>1.2077909264</text:p>
          </table:table-cell>
          <table:table-cell office:value-type="float" office:value="28.7556582907171">
            <text:p>28.7556582907</text:p>
          </table:table-cell>
          <table:table-cell office:value-type="float" office:value="0">
            <text:p>0</text:p>
          </table:table-cell>
          <table:table-cell office:value-type="float" office:value="12.3946635124536">
            <text:p>12.3946635125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34">
            <text:p>634</text:p>
          </table:table-cell>
          <table:table-cell table:number-columns-repeated="2" office:value-type="float" office:value="431">
            <text:p>431</text:p>
          </table:table-cell>
          <table:table-cell office:value-type="float" office:value="8493">
            <text:p>8493</text:p>
          </table:table-cell>
          <table:table-cell office:value-type="float" office:value="13220">
            <text:p>13220</text:p>
          </table:table-cell>
          <table:table-cell office:value-type="float" office:value="19175">
            <text:p>19175</text:p>
          </table:table-cell>
          <table:table-cell office:value-type="float" office:value="285.875">
            <text:p>285.875</text:p>
          </table:table-cell>
          <table:table-cell office:value-type="float" office:value="438.375">
            <text:p>438.375</text:p>
          </table:table-cell>
          <table:table-cell office:value-type="float" office:value="1089">
            <text:p>1089</text:p>
          </table:table-cell>
          <table:table-cell office:value-type="float" office:value="0.0336600730012952">
            <text:p>0.033660073</text:p>
          </table:table-cell>
          <table:table-cell office:value-type="float" office:value="0.033159984871407">
            <text:p>0.0331599849</text:p>
          </table:table-cell>
          <table:table-cell office:value-type="float" office:value="0.0567926988265971">
            <text:p>0.0567926988</text:p>
          </table:table-cell>
          <table:table-cell office:value-type="float" office:value="1.12003093651286">
            <text:p>1.1200309365</text:p>
          </table:table-cell>
          <table:table-cell office:value-type="float" office:value="1.1182151328594">
            <text:p>1.1182151329</text:p>
          </table:table-cell>
          <table:table-cell office:value-type="float" office:value="1.20509625074751">
            <text:p>1.2050962507</text:p>
          </table:table-cell>
          <table:table-cell office:value-type="float" office:value="20.937224548186">
            <text:p>20.9372245482</text:p>
          </table:table-cell>
          <table:table-cell office:value-type="float" office:value="21.2478104338148">
            <text:p>21.2478104338</text:p>
          </table:table-cell>
          <table:table-cell office:value-type="float" office:value="12.5482473153085">
            <text:p>12.5482473153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15">
            <text:p>615</text:p>
          </table:table-cell>
          <table:table-cell office:value-type="float" office:value="8395">
            <text:p>8395</text:p>
          </table:table-cell>
          <table:table-cell office:value-type="float" office:value="14254">
            <text:p>14254</text:p>
          </table:table-cell>
          <table:table-cell office:value-type="float" office:value="19705">
            <text:p>19705</text:p>
          </table:table-cell>
          <table:table-cell office:value-type="float" office:value="327.25">
            <text:p>327.25</text:p>
          </table:table-cell>
          <table:table-cell office:value-type="float" office:value="521.75">
            <text:p>521.75</text:p>
          </table:table-cell>
          <table:table-cell office:value-type="float" office:value="625.625">
            <text:p>625.625</text:p>
          </table:table-cell>
          <table:table-cell office:value-type="float" office:value="0.0389815366289458">
            <text:p>0.0389815366</text:p>
          </table:table-cell>
          <table:table-cell office:value-type="float" office:value="0.0366037603479725">
            <text:p>0.0366037603</text:p>
          </table:table-cell>
          <table:table-cell office:value-type="float" office:value="0.0317495559502664">
            <text:p>0.031749556</text:p>
          </table:table-cell>
          <table:table-cell office:value-type="float" office:value="1.1394137161893">
            <text:p>1.1394137162</text:p>
          </table:table-cell>
          <table:table-cell office:value-type="float" office:value="1.13073923835026">
            <text:p>1.1307392384</text:p>
          </table:table-cell>
          <table:table-cell office:value-type="float" office:value="1.11309919305989">
            <text:p>1.1130991931</text:p>
          </table:table-cell>
          <table:table-cell office:value-type="float" office:value="18.12578746751">
            <text:p>18.1257874675</text:p>
          </table:table-cell>
          <table:table-cell office:value-type="float" office:value="19.2809990827376">
            <text:p>19.2809990827</text:p>
          </table:table-cell>
          <table:table-cell office:value-type="float" office:value="22.1764808007699">
            <text:p>22.1764808008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office:value-type="float" office:value="612">
            <text:p>612</text:p>
          </table:table-cell>
          <table:table-cell office:value-type="float" office:value="293">
            <text:p>293</text:p>
          </table:table-cell>
          <table:table-cell office:value-type="float" office:value="416">
            <text:p>416</text:p>
          </table:table-cell>
          <table:table-cell office:value-type="float" office:value="8368">
            <text:p>8368</text:p>
          </table:table-cell>
          <table:table-cell office:value-type="float" office:value="14182">
            <text:p>14182</text:p>
          </table:table-cell>
          <table:table-cell office:value-type="float" office:value="21371">
            <text:p>21371</text:p>
          </table:table-cell>
          <table:table-cell office:value-type="float" office:value="110.75">
            <text:p>110.75</text:p>
          </table:table-cell>
          <table:table-cell office:value-type="float" office:value="685.75">
            <text:p>685.75</text:p>
          </table:table-cell>
          <table:table-cell office:value-type="float" office:value="636.625">
            <text:p>636.625</text:p>
          </table:table-cell>
          <table:table-cell office:value-type="float" office:value="0.0132349426386233">
            <text:p>0.0132349426</text:p>
          </table:table-cell>
          <table:table-cell office:value-type="float" office:value="0.0483535467494007">
            <text:p>0.0483535467</text:p>
          </table:table-cell>
          <table:table-cell office:value-type="float" office:value="0.0297892003181882">
            <text:p>0.0297892003</text:p>
          </table:table-cell>
          <table:table-cell office:value-type="float" office:value="1.04666562010021">
            <text:p>1.0466656201</text:p>
          </table:table-cell>
          <table:table-cell office:value-type="float" office:value="1.17382002197007">
            <text:p>1.173820022</text:p>
          </table:table-cell>
          <table:table-cell office:value-type="float" office:value="1.10600149816663">
            <text:p>1.1060014982</text:p>
          </table:table-cell>
          <table:table-cell office:value-type="float" office:value="0">
            <text:p>0</text:p>
          </table:table-cell>
          <table:table-cell office:value-type="float" office:value="14.6788272434995">
            <text:p>14.6788272435</text:p>
          </table:table-cell>
          <table:table-cell office:value-type="float" office:value="23.6132831524534">
            <text:p>23.6132831525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270">
            <text:p>270</text:p>
          </table:table-cell>
          <table:table-cell office:value-type="float" office:value="8742">
            <text:p>8742</text:p>
          </table:table-cell>
          <table:table-cell office:value-type="float" office:value="14307">
            <text:p>14307</text:p>
          </table:table-cell>
          <table:table-cell office:value-type="float" office:value="24350">
            <text:p>24350</text:p>
          </table:table-cell>
          <table:table-cell office:value-type="float" office:value="75">
            <text:p>75</text:p>
          </table:table-cell>
          <table:table-cell office:value-type="float" office:value="512">
            <text:p>512</text:p>
          </table:table-cell>
          <table:table-cell office:value-type="float" office:value="930.625">
            <text:p>930.625</text:p>
          </table:table-cell>
          <table:table-cell office:value-type="float" office:value="0.00857927247769389">
            <text:p>0.0085792725</text:p>
          </table:table-cell>
          <table:table-cell office:value-type="float" office:value="0.0357866778500035">
            <text:p>0.0357866779</text:p>
          </table:table-cell>
          <table:table-cell office:value-type="float" office:value="0.0382186858316222">
            <text:p>0.0382186858</text:p>
          </table:table-cell>
          <table:table-cell office:value-type="float" office:value="1.03017171734777">
            <text:p>1.0301717173</text:p>
          </table:table-cell>
          <table:table-cell office:value-type="float" office:value="1.12776351764563">
            <text:p>1.1277635176</text:p>
          </table:table-cell>
          <table:table-cell office:value-type="float" office:value="1.1366283095862">
            <text:p>1.1366283096</text:p>
          </table:table-cell>
          <table:table-cell office:value-type="float" office:value="0">
            <text:p>0</text:p>
          </table:table-cell>
          <table:table-cell office:value-type="float" office:value="19.7134034069646">
            <text:p>19.713403407</text:p>
          </table:table-cell>
          <table:table-cell office:value-type="float" office:value="18.4807497995881">
            <text:p>18.480749799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0">
            <text:p>260</text:p>
          </table:table-cell>
          <table:table-cell office:value-type="float" office:value="10322">
            <text:p>10322</text:p>
          </table:table-cell>
          <table:table-cell office:value-type="float" office:value="15734">
            <text:p>15734</text:p>
          </table:table-cell>
          <table:table-cell office:value-type="float" office:value="26375">
            <text:p>26375</text:p>
          </table:table-cell>
          <table:table-cell office:value-type="float" office:value="229">
            <text:p>229</text:p>
          </table:table-cell>
          <table:table-cell office:value-type="float" office:value="572.75">
            <text:p>572.75</text:p>
          </table:table-cell>
          <table:table-cell office:value-type="float" office:value="943.125">
            <text:p>943.125</text:p>
          </table:table-cell>
          <table:table-cell office:value-type="float" office:value="0.0221856229412904">
            <text:p>0.0221856229</text:p>
          </table:table-cell>
          <table:table-cell office:value-type="float" office:value="0.0364020592347782">
            <text:p>0.0364020592</text:p>
          </table:table-cell>
          <table:table-cell office:value-type="float" office:value="0.0357582938388626">
            <text:p>0.0357582938</text:p>
          </table:table-cell>
          <table:table-cell office:value-type="float" office:value="1.07861439595049">
            <text:p>1.078614396</text:p>
          </table:table-cell>
          <table:table-cell office:value-type="float" office:value="1.13000442275813">
            <text:p>1.1300044228</text:p>
          </table:table-cell>
          <table:table-cell office:value-type="float" office:value="1.12766019336942">
            <text:p>1.1276601934</text:p>
          </table:table-cell>
          <table:table-cell office:value-type="float" office:value="31.5883855832652">
            <text:p>31.5883855833</text:p>
          </table:table-cell>
          <table:table-cell office:value-type="float" office:value="19.3859360769268">
            <text:p>19.3859360769</text:p>
          </table:table-cell>
          <table:table-cell office:value-type="float" office:value="19.7287794917571">
            <text:p>19.7287794918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89">
            <text:p>589</text:p>
          </table:table-cell>
          <table:table-cell office:value-type="float" office:value="11360">
            <text:p>11360</text:p>
          </table:table-cell>
          <table:table-cell office:value-type="float" office:value="15450">
            <text:p>15450</text:p>
          </table:table-cell>
          <table:table-cell office:value-type="float" office:value="26117">
            <text:p>26117</text:p>
          </table:table-cell>
          <table:table-cell office:value-type="float" office:value="459.25">
            <text:p>459.25</text:p>
          </table:table-cell>
          <table:table-cell office:value-type="float" office:value="603.25">
            <text:p>603.25</text:p>
          </table:table-cell>
          <table:table-cell office:value-type="float" office:value="1188.875">
            <text:p>1188.875</text:p>
          </table:table-cell>
          <table:table-cell office:value-type="float" office:value="0.0404269366197183">
            <text:p>0.0404269366</text:p>
          </table:table-cell>
          <table:table-cell office:value-type="float" office:value="0.0390453074433657">
            <text:p>0.0390453074</text:p>
          </table:table-cell>
          <table:table-cell office:value-type="float" office:value="0.0455211165141479">
            <text:p>0.0455211165</text:p>
          </table:table-cell>
          <table:table-cell office:value-type="float" office:value="1.14469757908975">
            <text:p>1.1446975791</text:p>
          </table:table-cell>
          <table:table-cell office:value-type="float" office:value="1.13964666667714">
            <text:p>1.1396466667</text:p>
          </table:table-cell>
          <table:table-cell office:value-type="float" office:value="1.16338536501496">
            <text:p>1.163385365</text:p>
          </table:table-cell>
          <table:table-cell office:value-type="float" office:value="17.4899610494172">
            <text:p>17.4899610494</text:p>
          </table:table-cell>
          <table:table-cell office:value-type="float" office:value="18.0967423838248">
            <text:p>18.0967423838</text:p>
          </table:table-cell>
          <table:table-cell office:value-type="float" office:value="15.5709395215294">
            <text:p>15.5709395215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14">
            <text:p>314</text:p>
          </table:table-cell>
          <table:table-cell office:value-type="float" office:value="10520">
            <text:p>10520</text:p>
          </table:table-cell>
          <table:table-cell office:value-type="float" office:value="15946">
            <text:p>15946</text:p>
          </table:table-cell>
          <table:table-cell office:value-type="float" office:value="25419">
            <text:p>25419</text:p>
          </table:table-cell>
          <table:table-cell office:value-type="float" office:value="358.375">
            <text:p>358.375</text:p>
          </table:table-cell>
          <table:table-cell office:value-type="float" office:value="424.75">
            <text:p>424.75</text:p>
          </table:table-cell>
          <table:table-cell office:value-type="float" office:value="935.875">
            <text:p>935.875</text:p>
          </table:table-cell>
          <table:table-cell office:value-type="float" office:value="0.0340660646387833">
            <text:p>0.0340660646</text:p>
          </table:table-cell>
          <table:table-cell office:value-type="float" office:value="0.0266367741126301">
            <text:p>0.0266367741</text:p>
          </table:table-cell>
          <table:table-cell office:value-type="float" office:value="0.0368179314685865">
            <text:p>0.0368179315</text:p>
          </table:table-cell>
          <table:table-cell office:value-type="float" office:value="1.12150579988529">
            <text:p>1.1215057999</text:p>
          </table:table-cell>
          <table:table-cell office:value-type="float" office:value="1.09461936415506">
            <text:p>1.0946193642</text:p>
          </table:table-cell>
          <table:table-cell office:value-type="float" office:value="1.1315196578922">
            <text:p>1.1315196579</text:p>
          </table:table-cell>
          <table:table-cell office:value-type="float" office:value="20.6917843655396">
            <text:p>20.6917843655</text:p>
          </table:table-cell>
          <table:table-cell office:value-type="float" office:value="26.3672445271041">
            <text:p>26.3672445271</text:p>
          </table:table-cell>
          <table:table-cell office:value-type="float" office:value="19.1708328944996">
            <text:p>19.1708328945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table:number-columns-repeated="3"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23">
            <text:p>423</text:p>
          </table:table-cell>
          <table:table-cell office:value-type="float" office:value="308">
            <text:p>308</text:p>
          </table:table-cell>
          <table:table-cell office:value-type="float" office:value="10212">
            <text:p>10212</text:p>
          </table:table-cell>
          <table:table-cell office:value-type="float" office:value="17413">
            <text:p>17413</text:p>
          </table:table-cell>
          <table:table-cell office:value-type="float" office:value="25455">
            <text:p>25455</text:p>
          </table:table-cell>
          <table:table-cell office:value-type="float" office:value="549.5">
            <text:p>549.5</text:p>
          </table:table-cell>
          <table:table-cell office:value-type="float" office:value="935.5">
            <text:p>935.5</text:p>
          </table:table-cell>
          <table:table-cell office:value-type="float" office:value="809.875">
            <text:p>809.875</text:p>
          </table:table-cell>
          <table:table-cell office:value-type="float" office:value="0.0538092440266353">
            <text:p>0.053809244</text:p>
          </table:table-cell>
          <table:table-cell office:value-type="float" office:value="0.0537242290242922">
            <text:p>0.053724229</text:p>
          </table:table-cell>
          <table:table-cell office:value-type="float" office:value="0.0318159497151837">
            <text:p>0.0318159497</text:p>
          </table:table-cell>
          <table:table-cell office:value-type="float" office:value="1.19400740618895">
            <text:p>1.1940074062</text:p>
          </table:table-cell>
          <table:table-cell office:value-type="float" office:value="1.19369193544216">
            <text:p>1.1936919354</text:p>
          </table:table-cell>
          <table:table-cell office:value-type="float" office:value="1.11333984312945">
            <text:p>1.1133398431</text:p>
          </table:table-cell>
          <table:table-cell office:value-type="float" office:value="13.2251095784039">
            <text:p>13.2251095784</text:p>
          </table:table-cell>
          <table:table-cell office:value-type="float" office:value="13.2454984509121">
            <text:p>13.2454984509</text:p>
          </table:table-cell>
          <table:table-cell office:value-type="float" office:value="22.1309185007794">
            <text:p>22.1309185008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23">
            <text:p>423</text:p>
          </table:table-cell>
          <table:table-cell office:value-type="float" office:value="10508">
            <text:p>10508</text:p>
          </table:table-cell>
          <table:table-cell office:value-type="float" office:value="18370">
            <text:p>18370</text:p>
          </table:table-cell>
          <table:table-cell office:value-type="float" office:value="27050">
            <text:p>27050</text:p>
          </table:table-cell>
          <table:table-cell office:value-type="float" office:value="550">
            <text:p>550</text:p>
          </table:table-cell>
          <table:table-cell office:value-type="float" office:value="629">
            <text:p>629</text:p>
          </table:table-cell>
          <table:table-cell office:value-type="float" office:value="767.875">
            <text:p>767.875</text:p>
          </table:table-cell>
          <table:table-cell office:value-type="float" office:value="0.052341073467834">
            <text:p>0.0523410735</text:p>
          </table:table-cell>
          <table:table-cell office:value-type="float" office:value="0.0342406096897115">
            <text:p>0.0342406097</text:p>
          </table:table-cell>
          <table:table-cell office:value-type="float" office:value="0.0283872458410351">
            <text:p>0.0283872458</text:p>
          </table:table-cell>
          <table:table-cell office:value-type="float" office:value="1.18856334956208">
            <text:p>1.1885633496</text:p>
          </table:table-cell>
          <table:table-cell office:value-type="float" office:value="1.12214007584376">
            <text:p>1.1221400758</text:p>
          </table:table-cell>
          <table:table-cell office:value-type="float" office:value="1.10093479846744">
            <text:p>1.1009347985</text:p>
          </table:table-cell>
          <table:table-cell office:value-type="float" office:value="13.58651879618">
            <text:p>13.5865187962</text:p>
          </table:table-cell>
          <table:table-cell office:value-type="float" office:value="20.5880529363292">
            <text:p>20.5880529363</text:p>
          </table:table-cell>
          <table:table-cell office:value-type="float" office:value="24.7625132897537">
            <text:p>24.7625132898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3"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614">
            <text:p>614</text:p>
          </table:table-cell>
          <table:table-cell office:value-type="float" office:value="306">
            <text:p>306</text:p>
          </table:table-cell>
          <table:table-cell office:value-type="float" office:value="10933">
            <text:p>10933</text:p>
          </table:table-cell>
          <table:table-cell office:value-type="float" office:value="18365">
            <text:p>18365</text:p>
          </table:table-cell>
          <table:table-cell office:value-type="float" office:value="28630">
            <text:p>28630</text:p>
          </table:table-cell>
          <table:table-cell office:value-type="float" office:value="296.875">
            <text:p>296.875</text:p>
          </table:table-cell>
          <table:table-cell office:value-type="float" office:value="553.5">
            <text:p>553.5</text:p>
          </table:table-cell>
          <table:table-cell office:value-type="float" office:value="331.625">
            <text:p>331.625</text:p>
          </table:table-cell>
          <table:table-cell office:value-type="float" office:value="0.0271540290862526">
            <text:p>0.0271540291</text:p>
          </table:table-cell>
          <table:table-cell office:value-type="float" office:value="0.0301388510754152">
            <text:p>0.0301388511</text:p>
          </table:table-cell>
          <table:table-cell office:value-type="float" office:value="0.0115831295843521">
            <text:p>0.0115831296</text:p>
          </table:table-cell>
          <table:table-cell office:value-type="float" office:value="1.09648429074129">
            <text:p>1.0964842907</text:p>
          </table:table-cell>
          <table:table-cell office:value-type="float" office:value="1.10726634543848">
            <text:p>1.1072663454</text:p>
          </table:table-cell>
          <table:table-cell office:value-type="float" office:value="1.04080392457153">
            <text:p>1.0408039246</text:p>
          </table:table-cell>
          <table:table-cell office:value-type="float" office:value="25.8715207850537">
            <text:p>25.8715207851</text:p>
          </table:table-cell>
          <table:table-cell office:value-type="float" office:value="23.3433190980724">
            <text:p>23.343319098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table:number-columns-repeated="3"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390">
            <text:p>390</text:p>
          </table:table-cell>
          <table:table-cell office:value-type="float" office:value="11571">
            <text:p>11571</text:p>
          </table:table-cell>
          <table:table-cell office:value-type="float" office:value="17918">
            <text:p>17918</text:p>
          </table:table-cell>
          <table:table-cell office:value-type="float" office:value="29038">
            <text:p>29038</text:p>
          </table:table-cell>
          <table:table-cell office:value-type="float" office:value="435">
            <text:p>435</text:p>
          </table:table-cell>
          <table:table-cell office:value-type="float" office:value="643.75">
            <text:p>643.75</text:p>
          </table:table-cell>
          <table:table-cell office:value-type="float" office:value="321.875">
            <text:p>321.875</text:p>
          </table:table-cell>
          <table:table-cell office:value-type="float" office:value="0.037593984962406">
            <text:p>0.037593985</text:p>
          </table:table-cell>
          <table:table-cell office:value-type="float" office:value="0.0359275588793392">
            <text:p>0.0359275589</text:p>
          </table:table-cell>
          <table:table-cell office:value-type="float" office:value="0.0110846132653764">
            <text:p>0.0110846133</text:p>
          </table:table-cell>
          <table:table-cell office:value-type="float" office:value="1.13434903047091">
            <text:p>1.1343490305</text:p>
          </table:table-cell>
          <table:table-cell office:value-type="float" office:value="1.12827640347226">
            <text:p>1.1282764035</text:p>
          </table:table-cell>
          <table:table-cell office:value-type="float" office:value="1.03903696898525">
            <text:p>1.039036969</text:p>
          </table:table-cell>
          <table:table-cell office:value-type="float" office:value="18.7821569507613">
            <text:p>18.7821569508</text:p>
          </table:table-cell>
          <table:table-cell office:value-type="float" office:value="19.6374453582321">
            <text:p>19.63744535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13138">
            <text:p>13138</text:p>
          </table:table-cell>
          <table:table-cell office:value-type="float" office:value="18470">
            <text:p>18470</text:p>
          </table:table-cell>
          <table:table-cell office:value-type="float" office:value="31167">
            <text:p>31167</text:p>
          </table:table-cell>
          <table:table-cell office:value-type="float" office:value="476.75">
            <text:p>476.75</text:p>
          </table:table-cell>
          <table:table-cell office:value-type="float" office:value="314.75">
            <text:p>314.75</text:p>
          </table:table-cell>
          <table:table-cell office:value-type="float" office:value="575.25">
            <text:p>575.25</text:p>
          </table:table-cell>
          <table:table-cell office:value-type="float" office:value="0.03628786725529">
            <text:p>0.0362878673</text:p>
          </table:table-cell>
          <table:table-cell office:value-type="float" office:value="0.017041147807255">
            <text:p>0.0170411478</text:p>
          </table:table-cell>
          <table:table-cell office:value-type="float" office:value="0.0184570218500337">
            <text:p>0.0184570219</text:p>
          </table:table-cell>
          <table:table-cell office:value-type="float" office:value="1.12958848164099">
            <text:p>1.1295884816</text:p>
          </table:table-cell>
          <table:table-cell office:value-type="float" office:value="1.06021320273383">
            <text:p>1.0602132027</text:p>
          </table:table-cell>
          <table:table-cell office:value-type="float" office:value="1.06526727332004">
            <text:p>1.0652672733</text:p>
          </table:table-cell>
          <table:table-cell office:value-type="float" office:value="19.4458626980243">
            <text:p>19.4458626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407">
            <text:p>407</text:p>
          </table:table-cell>
          <table:table-cell office:value-type="float" office:value="600">
            <text:p>600</text:p>
          </table:table-cell>
          <table:table-cell office:value-type="float" office:value="14652">
            <text:p>14652</text:p>
          </table:table-cell>
          <table:table-cell office:value-type="float" office:value="19930">
            <text:p>19930</text:p>
          </table:table-cell>
          <table:table-cell office:value-type="float" office:value="32225">
            <text:p>32225</text:p>
          </table:table-cell>
          <table:table-cell office:value-type="float" office:value="497.875">
            <text:p>497.875</text:p>
          </table:table-cell>
          <table:table-cell office:value-type="float" office:value="656.25">
            <text:p>656.25</text:p>
          </table:table-cell>
          <table:table-cell office:value-type="float" office:value="699.75">
            <text:p>699.75</text:p>
          </table:table-cell>
          <table:table-cell office:value-type="float" office:value="0.0339800027300027">
            <text:p>0.0339800027</text:p>
          </table:table-cell>
          <table:table-cell office:value-type="float" office:value="0.0329277471149022">
            <text:p>0.0329277471</text:p>
          </table:table-cell>
          <table:table-cell office:value-type="float" office:value="0.0217145073700543">
            <text:p>0.0217145074</text:p>
          </table:table-cell>
          <table:table-cell office:value-type="float" office:value="1.12119310510265">
            <text:p>1.1211931051</text:p>
          </table:table-cell>
          <table:table-cell office:value-type="float" office:value="1.11737221850108">
            <text:p>1.1173722185</text:p>
          </table:table-cell>
          <table:table-cell office:value-type="float" office:value="1.07692495466263">
            <text:p>1.0769249547</text:p>
          </table:table-cell>
          <table:table-cell office:value-type="float" office:value="20.7433228413536">
            <text:p>20.7433228414</text:p>
          </table:table-cell>
          <table:table-cell office:value-type="float" office:value="21.3952520883982">
            <text:p>21.3952520884</text:p>
          </table:table-cell>
          <table:table-cell office:value-type="float" office:value="32.2662586376192">
            <text:p>32.2662586376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31">
            <text:p>431</text:p>
          </table:table-cell>
          <table:table-cell office:value-type="float" office:value="626">
            <text:p>626</text:p>
          </table:table-cell>
          <table:table-cell office:value-type="float" office:value="14370">
            <text:p>14370</text:p>
          </table:table-cell>
          <table:table-cell office:value-type="float" office:value="20029">
            <text:p>20029</text:p>
          </table:table-cell>
          <table:table-cell office:value-type="float" office:value="29208">
            <text:p>29208</text:p>
          </table:table-cell>
          <table:table-cell office:value-type="float" office:value="476">
            <text:p>476</text:p>
          </table:table-cell>
          <table:table-cell office:value-type="float" office:value="227.375">
            <text:p>227.375</text:p>
          </table:table-cell>
          <table:table-cell office:value-type="float" office:value="783.125">
            <text:p>783.125</text:p>
          </table:table-cell>
          <table:table-cell office:value-type="float" office:value="0.03312456506611">
            <text:p>0.0331245651</text:p>
          </table:table-cell>
          <table:table-cell office:value-type="float" office:value="0.011352289180688">
            <text:p>0.0113522892</text:p>
          </table:table-cell>
          <table:table-cell office:value-type="float" office:value="0.0268120035606683">
            <text:p>0.0268120036</text:p>
          </table:table-cell>
          <table:table-cell office:value-type="float" office:value="1.11808656188059">
            <text:p>1.1180865619</text:p>
          </table:table-cell>
          <table:table-cell office:value-type="float" office:value="1.03998560609291">
            <text:p>1.0399856061</text:p>
          </table:table-cell>
          <table:table-cell office:value-type="float" office:value="1.09525102419082">
            <text:p>1.0952510242</text:p>
          </table:table-cell>
          <table:table-cell office:value-type="float" office:value="21.2701639370882">
            <text:p>21.2701639371</text:p>
          </table:table-cell>
          <table:table-cell office:value-type="float" office:value="0">
            <text:p>0</text:p>
          </table:table-cell>
          <table:table-cell office:value-type="float" office:value="26.19716703994">
            <text:p>26.1971670399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table:number-columns-repeated="2" office:value-type="float" office:value="424">
            <text:p>424</text:p>
          </table:table-cell>
          <table:table-cell office:value-type="float" office:value="13843">
            <text:p>13843</text:p>
          </table:table-cell>
          <table:table-cell office:value-type="float" office:value="20288">
            <text:p>20288</text:p>
          </table:table-cell>
          <table:table-cell office:value-type="float" office:value="28057">
            <text:p>28057</text:p>
          </table:table-cell>
          <table:table-cell office:value-type="float" office:value="546">
            <text:p>546</text:p>
          </table:table-cell>
          <table:table-cell office:value-type="float" office:value="827.625">
            <text:p>827.625</text:p>
          </table:table-cell>
          <table:table-cell office:value-type="float" office:value="263.625">
            <text:p>263.625</text:p>
          </table:table-cell>
          <table:table-cell office:value-type="float" office:value="0.0394423174167449">
            <text:p>0.0394423174</text:p>
          </table:table-cell>
          <table:table-cell office:value-type="float" office:value="0.0407938190063092">
            <text:p>0.040793819</text:p>
          </table:table-cell>
          <table:table-cell office:value-type="float" office:value="0.00939605089638949">
            <text:p>0.0093960509</text:p>
          </table:table-cell>
          <table:table-cell office:value-type="float" office:value="1.14109727590889">
            <text:p>1.1410972759</text:p>
          </table:table-cell>
          <table:table-cell office:value-type="float" office:value="1.14604007243356">
            <text:p>1.1460400724</text:p>
          </table:table-cell>
          <table:table-cell office:value-type="float" office:value="1.03305921825136">
            <text:p>1.0330592183</text:p>
          </table:table-cell>
          <table:table-cell office:value-type="float" office:value="17.9180322289586">
            <text:p>17.918032229</text:p>
          </table:table-cell>
          <table:table-cell office:value-type="float" office:value="17.3357397091374">
            <text:p>17.33573970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2">
            <text:p>2</text:p>
          </table:table-cell>
          <table:table-cell office:value-type="float" office:value="321">
            <text:p>321</text:p>
          </table:table-cell>
          <table:table-cell table:number-columns-repeated="2" office:value-type="float" office:value="639">
            <text:p>639</text:p>
          </table:table-cell>
          <table:table-cell office:value-type="float" office:value="13903">
            <text:p>13903</text:p>
          </table:table-cell>
          <table:table-cell office:value-type="float" office:value="21900">
            <text:p>21900</text:p>
          </table:table-cell>
          <table:table-cell office:value-type="float" office:value="30731">
            <text:p>30731</text:p>
          </table:table-cell>
          <table:table-cell office:value-type="float" office:value="468.625">
            <text:p>468.625</text:p>
          </table:table-cell>
          <table:table-cell office:value-type="float" office:value="452.125">
            <text:p>452.125</text:p>
          </table:table-cell>
          <table:table-cell office:value-type="float" office:value="1250.75">
            <text:p>1250.75</text:p>
          </table:table-cell>
          <table:table-cell office:value-type="float" office:value="0.033706753937999">
            <text:p>0.0337067539</text:p>
          </table:table-cell>
          <table:table-cell office:value-type="float" office:value="0.0206449771689498">
            <text:p>0.0206449772</text:p>
          </table:table-cell>
          <table:table-cell office:value-type="float" office:value="0.0406999446812665">
            <text:p>0.0406999447</text:p>
          </table:table-cell>
          <table:table-cell office:value-type="float" office:value="1.12020048349463">
            <text:p>1.1202004835</text:p>
          </table:table-cell>
          <table:table-cell office:value-type="float" office:value="1.07309280165264">
            <text:p>1.0730928017</text:p>
          </table:table-cell>
          <table:table-cell office:value-type="float" office:value="1.14569651795867">
            <text:p>1.145696518</text:p>
          </table:table-cell>
          <table:table-cell office:value-type="float" office:value="20.9087030221631">
            <text:p>20.9087030222</text:p>
          </table:table-cell>
          <table:table-cell office:value-type="float" office:value="33.9200092301082">
            <text:p>33.9200092301</text:p>
          </table:table-cell>
          <table:table-cell office:value-type="float" office:value="17.3749357166597">
            <text:p>17.374935716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454">
            <text:p>454</text:p>
          </table:table-cell>
          <table:table-cell office:value-type="float" office:value="651">
            <text:p>651</text:p>
          </table:table-cell>
          <table:table-cell office:value-type="float" office:value="14580">
            <text:p>14580</text:p>
          </table:table-cell>
          <table:table-cell office:value-type="float" office:value="22373">
            <text:p>22373</text:p>
          </table:table-cell>
          <table:table-cell office:value-type="float" office:value="32542">
            <text:p>32542</text:p>
          </table:table-cell>
          <table:table-cell office:value-type="float" office:value="270">
            <text:p>270</text:p>
          </table:table-cell>
          <table:table-cell office:value-type="float" office:value="450.625">
            <text:p>450.625</text:p>
          </table:table-cell>
          <table:table-cell office:value-type="float" office:value="1195.75">
            <text:p>1195.75</text:p>
          </table:table-cell>
          <table:table-cell office:value-type="float" office:value="0.0185185185185185">
            <text:p>0.0185185185</text:p>
          </table:table-cell>
          <table:table-cell office:value-type="float" office:value="0.0201414651588969">
            <text:p>0.0201414652</text:p>
          </table:table-cell>
          <table:table-cell office:value-type="float" office:value="0.0367448220760863">
            <text:p>0.0367448221</text:p>
          </table:table-cell>
          <table:table-cell office:value-type="float" office:value="1.06548696844993">
            <text:p>1.0654869684</text:p>
          </table:table-cell>
          <table:table-cell office:value-type="float" office:value="1.07129025814888">
            <text:p>1.0712902581</text:p>
          </table:table-cell>
          <table:table-cell office:value-type="float" office:value="1.13125323388713">
            <text:p>1.1312532339</text:p>
          </table:table-cell>
          <table:table-cell office:value-type="float" office:value="0">
            <text:p>0</text:p>
          </table:table-cell>
          <table:table-cell office:value-type="float" office:value="34.7593620937336">
            <text:p>34.7593620937</text:p>
          </table:table-cell>
          <table:table-cell office:value-type="float" office:value="19.2082948394805">
            <text:p>19.208294839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5">
            <text:p>615</text:p>
          </table:table-cell>
          <table:table-cell office:value-type="float" office:value="15158">
            <text:p>15158</text:p>
          </table:table-cell>
          <table:table-cell office:value-type="float" office:value="20955">
            <text:p>20955</text:p>
          </table:table-cell>
          <table:table-cell office:value-type="float" office:value="34740">
            <text:p>34740</text:p>
          </table:table-cell>
          <table:table-cell office:value-type="float" office:value="182.625">
            <text:p>182.625</text:p>
          </table:table-cell>
          <table:table-cell office:value-type="float" office:value="561.125">
            <text:p>561.125</text:p>
          </table:table-cell>
          <table:table-cell office:value-type="float" office:value="1666.375">
            <text:p>1666.375</text:p>
          </table:table-cell>
          <table:table-cell office:value-type="float" office:value="0.0120480934160179">
            <text:p>0.0120480934</text:p>
          </table:table-cell>
          <table:table-cell office:value-type="float" office:value="0.0267776187067526">
            <text:p>0.0267776187</text:p>
          </table:table-cell>
          <table:table-cell office:value-type="float" office:value="0.047967040875072">
            <text:p>0.0479670409</text:p>
          </table:table-cell>
          <table:table-cell office:value-type="float" office:value="1.04245283380379">
            <text:p>1.0424528338</text:p>
          </table:table-cell>
          <table:table-cell office:value-type="float" office:value="1.0951270655663">
            <text:p>1.0951270656</text:p>
          </table:table-cell>
          <table:table-cell office:value-type="float" office:value="1.17239428360296">
            <text:p>1.1723942836</text:p>
          </table:table-cell>
          <table:table-cell office:value-type="float" office:value="0">
            <text:p>0</text:p>
          </table:table-cell>
          <table:table-cell office:value-type="float" office:value="26.2303654073644">
            <text:p>26.2303654074</text:p>
          </table:table-cell>
          <table:table-cell office:value-type="float" office:value="14.7943560709041">
            <text:p>14.7943560709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75">
            <text:p>275</text:p>
          </table:table-cell>
          <table:table-cell office:value-type="float" office:value="599">
            <text:p>599</text:p>
          </table:table-cell>
          <table:table-cell office:value-type="float" office:value="15765">
            <text:p>15765</text:p>
          </table:table-cell>
          <table:table-cell office:value-type="float" office:value="22546">
            <text:p>22546</text:p>
          </table:table-cell>
          <table:table-cell office:value-type="float" office:value="38529">
            <text:p>38529</text:p>
          </table:table-cell>
          <table:table-cell office:value-type="float" office:value="158">
            <text:p>158</text:p>
          </table:table-cell>
          <table:table-cell office:value-type="float" office:value="1204">
            <text:p>1204</text:p>
          </table:table-cell>
          <table:table-cell office:value-type="float" office:value="2055.625">
            <text:p>2055.625</text:p>
          </table:table-cell>
          <table:table-cell office:value-type="float" office:value="0.0100222010783381">
            <text:p>0.0100222011</text:p>
          </table:table-cell>
          <table:table-cell office:value-type="float" office:value="0.0534019338241817">
            <text:p>0.0534019338</text:p>
          </table:table-cell>
          <table:table-cell office:value-type="float" office:value="0.0533526694178411">
            <text:p>0.0533526694</text:p>
          </table:table-cell>
          <table:table-cell office:value-type="float" office:value="1.03527457502251">
            <text:p>1.035274575</text:p>
          </table:table-cell>
          <table:table-cell office:value-type="float" office:value="1.19249623079551">
            <text:p>1.1924962308</text:p>
          </table:table-cell>
          <table:table-cell office:value-type="float" office:value="1.1923134973371">
            <text:p>1.1923134973</text:p>
          </table:table-cell>
          <table:table-cell office:value-type="float" office:value="0">
            <text:p>0</text:p>
          </table:table-cell>
          <table:table-cell office:value-type="float" office:value="13.3233828818414">
            <text:p>13.3233828818</text:p>
          </table:table-cell>
          <table:table-cell office:value-type="float" office:value="13.3353707909447">
            <text:p>13.3353707909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10">
            <text:p>310</text:p>
          </table:table-cell>
          <table:table-cell office:value-type="float" office:value="637">
            <text:p>637</text:p>
          </table:table-cell>
          <table:table-cell office:value-type="float" office:value="16648">
            <text:p>16648</text:p>
          </table:table-cell>
          <table:table-cell office:value-type="float" office:value="24010">
            <text:p>24010</text:p>
          </table:table-cell>
          <table:table-cell office:value-type="float" office:value="41043">
            <text:p>41043</text:p>
          </table:table-cell>
          <table:table-cell office:value-type="float" office:value="332.75">
            <text:p>332.75</text:p>
          </table:table-cell>
          <table:table-cell office:value-type="float" office:value="1148.5">
            <text:p>1148.5</text:p>
          </table:table-cell>
          <table:table-cell office:value-type="float" office:value="1880.125">
            <text:p>1880.125</text:p>
          </table:table-cell>
          <table:table-cell office:value-type="float" office:value="0.0199873858721768">
            <text:p>0.0199873859</text:p>
          </table:table-cell>
          <table:table-cell office:value-type="float" office:value="0.0478342357351104">
            <text:p>0.0478342357</text:p>
          </table:table-cell>
          <table:table-cell office:value-type="float" office:value="0.0458086640840095">
            <text:p>0.0458086641</text:p>
          </table:table-cell>
          <table:table-cell office:value-type="float" office:value="1.07073886191687">
            <text:p>1.0707388619</text:p>
          </table:table-cell>
          <table:table-cell office:value-type="float" office:value="1.17190452872528">
            <text:p>1.1719045287</text:p>
          </table:table-cell>
          <table:table-cell office:value-type="float" office:value="1.16444325435615">
            <text:p>1.1644432544</text:p>
          </table:table-cell>
          <table:table-cell office:value-type="float" office:value="0">
            <text:p>0</text:p>
          </table:table-cell>
          <table:table-cell office:value-type="float" office:value="14.8344831738302">
            <text:p>14.8344831738</text:p>
          </table:table-cell>
          <table:table-cell office:value-type="float" office:value="15.4753419655028">
            <text:p>15.475341965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2">
            <text:p>2</text:p>
          </table:table-cell>
          <table:table-cell office:value-type="float" office:value="320">
            <text:p>320</text:p>
          </table:table-cell>
          <table:table-cell table:number-columns-repeated="2" office:value-type="float" office:value="650">
            <text:p>650</text:p>
          </table:table-cell>
          <table:table-cell office:value-type="float" office:value="16835">
            <text:p>16835</text:p>
          </table:table-cell>
          <table:table-cell office:value-type="float" office:value="23980">
            <text:p>23980</text:p>
          </table:table-cell>
          <table:table-cell office:value-type="float" office:value="41037">
            <text:p>41037</text:p>
          </table:table-cell>
          <table:table-cell office:value-type="float" office:value="359.25">
            <text:p>359.25</text:p>
          </table:table-cell>
          <table:table-cell office:value-type="float" office:value="1167.625">
            <text:p>1167.625</text:p>
          </table:table-cell>
          <table:table-cell office:value-type="float" office:value="2072">
            <text:p>2072</text:p>
          </table:table-cell>
          <table:table-cell office:value-type="float" office:value="0.0213394713394713">
            <text:p>0.0213394713</text:p>
          </table:table-cell>
          <table:table-cell office:value-type="float" office:value="0.0486916180150125">
            <text:p>0.048691618</text:p>
          </table:table-cell>
          <table:table-cell office:value-type="float" office:value="0.0504910202987548">
            <text:p>0.0504910203</text:p>
          </table:table-cell>
          <table:table-cell office:value-type="float" office:value="1.07558068084076">
            <text:p>1.0755806808</text:p>
          </table:table-cell>
          <table:table-cell office:value-type="float" office:value="1.17506757543579">
            <text:p>1.1750675754</text:p>
          </table:table-cell>
          <table:table-cell office:value-type="float" office:value="1.18171528358203">
            <text:p>1.1817152836</text:p>
          </table:table-cell>
          <table:table-cell office:value-type="float" office:value="32.8272823702359">
            <text:p>32.8272823702</text:p>
          </table:table-cell>
          <table:table-cell office:value-type="float" office:value="14.5792792689687">
            <text:p>14.579279269</text:p>
          </table:table-cell>
          <table:table-cell office:value-type="float" office:value="14.0718562921003">
            <text:p>14.0718562921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9">
            <text:p>449</text:p>
          </table:table-cell>
          <table:table-cell office:value-type="float" office:value="655">
            <text:p>655</text:p>
          </table:table-cell>
          <table:table-cell office:value-type="float" office:value="15896">
            <text:p>15896</text:p>
          </table:table-cell>
          <table:table-cell office:value-type="float" office:value="25228">
            <text:p>25228</text:p>
          </table:table-cell>
          <table:table-cell office:value-type="float" office:value="42539">
            <text:p>42539</text:p>
          </table:table-cell>
          <table:table-cell office:value-type="float" office:value="401.375">
            <text:p>401.375</text:p>
          </table:table-cell>
          <table:table-cell office:value-type="float" office:value="1292.5">
            <text:p>1292.5</text:p>
          </table:table-cell>
          <table:table-cell office:value-type="float" office:value="2191.125">
            <text:p>2191.125</text:p>
          </table:table-cell>
          <table:table-cell office:value-type="float" office:value="0.0252500629089079">
            <text:p>0.0252500629</text:p>
          </table:table-cell>
          <table:table-cell office:value-type="float" office:value="0.0512327572538449">
            <text:p>0.0512327573</text:p>
          </table:table-cell>
          <table:table-cell office:value-type="float" office:value="0.0515086156233104">
            <text:p>0.0515086156</text:p>
          </table:table-cell>
          <table:table-cell office:value-type="float" office:value="1.08962484890791">
            <text:p>1.0896248489</text:p>
          </table:table-cell>
          <table:table-cell office:value-type="float" office:value="1.18445924940349">
            <text:p>1.1844592494</text:p>
          </table:table-cell>
          <table:table-cell office:value-type="float" office:value="1.18548030414911">
            <text:p>1.1854803041</text:p>
          </table:table-cell>
          <table:table-cell office:value-type="float" office:value="27.7964383079818">
            <text:p>27.796438308</text:p>
          </table:table-cell>
          <table:table-cell office:value-type="float" office:value="13.8730626136766">
            <text:p>13.8730626137</text:p>
          </table:table-cell>
          <table:table-cell office:value-type="float" office:value="13.8005898475984">
            <text:p>13.800589847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37">
            <text:p>337</text:p>
          </table:table-cell>
          <table:table-cell office:value-type="float" office:value="465">
            <text:p>465</text:p>
          </table:table-cell>
          <table:table-cell office:value-type="float" office:value="15259">
            <text:p>15259</text:p>
          </table:table-cell>
          <table:table-cell office:value-type="float" office:value="26412">
            <text:p>26412</text:p>
          </table:table-cell>
          <table:table-cell office:value-type="float" office:value="44345">
            <text:p>44345</text:p>
          </table:table-cell>
          <table:table-cell office:value-type="float" office:value="614.625">
            <text:p>614.625</text:p>
          </table:table-cell>
          <table:table-cell office:value-type="float" office:value="1275.75">
            <text:p>1275.75</text:p>
          </table:table-cell>
          <table:table-cell office:value-type="float" office:value="1581.375">
            <text:p>1581.375</text:p>
          </table:table-cell>
          <table:table-cell office:value-type="float" office:value="0.0402795071760928">
            <text:p>0.0402795072</text:p>
          </table:table-cell>
          <table:table-cell office:value-type="float" office:value="0.0483019082235348">
            <text:p>0.0483019082</text:p>
          </table:table-cell>
          <table:table-cell office:value-type="float" office:value="0.0356607283797497">
            <text:p>0.0356607284</text:p>
          </table:table-cell>
          <table:table-cell office:value-type="float" office:value="1.14415825496509">
            <text:p>1.144158255</text:p>
          </table:table-cell>
          <table:table-cell office:value-type="float" office:value="1.17362950448492">
            <text:p>1.1736295045</text:p>
          </table:table-cell>
          <table:table-cell office:value-type="float" office:value="1.12730505692433">
            <text:p>1.1273050569</text:p>
          </table:table-cell>
          <table:table-cell office:value-type="float" office:value="17.5527251550512">
            <text:p>17.5527251551</text:p>
          </table:table-cell>
          <table:table-cell office:value-type="float" office:value="14.6941553068687">
            <text:p>14.6941553069</text:p>
          </table:table-cell>
          <table:table-cell office:value-type="float" office:value="19.7818189535981">
            <text:p>19.781818953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2">
            <text:p>342</text:p>
          </table:table-cell>
          <table:table-cell office:value-type="float" office:value="682">
            <text:p>682</text:p>
          </table:table-cell>
          <table:table-cell office:value-type="float" office:value="16688">
            <text:p>16688</text:p>
          </table:table-cell>
          <table:table-cell office:value-type="float" office:value="28108">
            <text:p>28108</text:p>
          </table:table-cell>
          <table:table-cell office:value-type="float" office:value="45772">
            <text:p>45772</text:p>
          </table:table-cell>
          <table:table-cell office:value-type="float" office:value="669">
            <text:p>669</text:p>
          </table:table-cell>
          <table:table-cell office:value-type="float" office:value="1043.25">
            <text:p>1043.25</text:p>
          </table:table-cell>
          <table:table-cell office:value-type="float" office:value="932.375">
            <text:p>932.375</text:p>
          </table:table-cell>
          <table:table-cell office:value-type="float" office:value="0.0400886864813039">
            <text:p>0.0400886865</text:p>
          </table:table-cell>
          <table:table-cell office:value-type="float" office:value="0.0371157677529529">
            <text:p>0.0371157678</text:p>
          </table:table-cell>
          <table:table-cell office:value-type="float" office:value="0.0203699860176527">
            <text:p>0.020369986</text:p>
          </table:table-cell>
          <table:table-cell office:value-type="float" office:value="1.1434603241408">
            <text:p>1.1434603241</text:p>
          </table:table-cell>
          <table:table-cell office:value-type="float" office:value="1.13260524435848">
            <text:p>1.1326052444</text:p>
          </table:table-cell>
          <table:table-cell office:value-type="float" office:value="1.07210822626929">
            <text:p>1.0721082263</text:p>
          </table:table-cell>
          <table:table-cell office:value-type="float" office:value="17.6346472657244">
            <text:p>17.6346472657</text:p>
          </table:table-cell>
          <table:table-cell office:value-type="float" office:value="19.0197438689759">
            <text:p>19.019743869</text:p>
          </table:table-cell>
          <table:table-cell office:value-type="float" office:value="34.3732760781011">
            <text:p>34.3732760781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343">
            <text:p>343</text:p>
          </table:table-cell>
          <table:table-cell table:number-columns-repeated="2" office:value-type="float" office:value="687">
            <text:p>687</text:p>
          </table:table-cell>
          <table:table-cell office:value-type="float" office:value="17454">
            <text:p>17454</text:p>
          </table:table-cell>
          <table:table-cell office:value-type="float" office:value="28856">
            <text:p>28856</text:p>
          </table:table-cell>
          <table:table-cell office:value-type="float" office:value="48957">
            <text:p>48957</text:p>
          </table:table-cell>
          <table:table-cell office:value-type="float" office:value="583.75">
            <text:p>583.75</text:p>
          </table:table-cell>
          <table:table-cell office:value-type="float" office:value="1442.75">
            <text:p>1442.75</text:p>
          </table:table-cell>
          <table:table-cell office:value-type="float" office:value="977.375">
            <text:p>977.375</text:p>
          </table:table-cell>
          <table:table-cell office:value-type="float" office:value="0.0334450555746534">
            <text:p>0.0334450556</text:p>
          </table:table-cell>
          <table:table-cell office:value-type="float" office:value="0.0499982672581092">
            <text:p>0.0499982673</text:p>
          </table:table-cell>
          <table:table-cell office:value-type="float" office:value="0.0199639479543273">
            <text:p>0.019963948</text:p>
          </table:table-cell>
          <table:table-cell office:value-type="float" office:value="1.11925009512637">
            <text:p>1.1192500951</text:p>
          </table:table-cell>
          <table:table-cell office:value-type="float" office:value="1.17989359579186">
            <text:p>1.1798935958</text:p>
          </table:table-cell>
          <table:table-cell office:value-type="float" office:value="1.07065499390727">
            <text:p>1.0706549939</text:p>
          </table:table-cell>
          <table:table-cell office:value-type="float" office:value="21.0696256385208">
            <text:p>21.0696256385</text:p>
          </table:table-cell>
          <table:table-cell office:value-type="float" office:value="14.2071796129121">
            <text:p>14.2071796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3">
            <text:p>343</text:p>
          </table:table-cell>
          <table:table-cell office:value-type="float" office:value="691">
            <text:p>691</text:p>
          </table:table-cell>
          <table:table-cell office:value-type="float" office:value="18663">
            <text:p>18663</text:p>
          </table:table-cell>
          <table:table-cell office:value-type="float" office:value="30756">
            <text:p>30756</text:p>
          </table:table-cell>
          <table:table-cell office:value-type="float" office:value="52269">
            <text:p>52269</text:p>
          </table:table-cell>
          <table:table-cell office:value-type="float" office:value="816.625">
            <text:p>816.625</text:p>
          </table:table-cell>
          <table:table-cell office:value-type="float" office:value="1478">
            <text:p>1478</text:p>
          </table:table-cell>
          <table:table-cell office:value-type="float" office:value="912.125">
            <text:p>912.125</text:p>
          </table:table-cell>
          <table:table-cell office:value-type="float" office:value="0.0437563628569898">
            <text:p>0.0437563629</text:p>
          </table:table-cell>
          <table:table-cell office:value-type="float" office:value="0.0480556639354923">
            <text:p>0.0480556639</text:p>
          </table:table-cell>
          <table:table-cell office:value-type="float" office:value="0.0174505921291779">
            <text:p>0.0174505921</text:p>
          </table:table-cell>
          <table:table-cell office:value-type="float" office:value="1.15689992380879">
            <text:p>1.1568999238</text:p>
          </table:table-cell>
          <table:table-cell office:value-type="float" office:value="1.17272114357333">
            <text:p>1.1727211436</text:p>
          </table:table-cell>
          <table:table-cell office:value-type="float" office:value="1.06167393785681">
            <text:p>1.0616739379</text:p>
          </table:table-cell>
          <table:table-cell office:value-type="float" office:value="16.1851601888029">
            <text:p>16.1851601888</text:p>
          </table:table-cell>
          <table:table-cell office:value-type="float" office:value="14.7677019550297">
            <text:p>14.7677019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743">
            <text:p>743</text:p>
          </table:table-cell>
          <table:table-cell office:value-type="float" office:value="20740">
            <text:p>20740</text:p>
          </table:table-cell>
          <table:table-cell office:value-type="float" office:value="31052">
            <text:p>31052</text:p>
          </table:table-cell>
          <table:table-cell office:value-type="float" office:value="50759">
            <text:p>50759</text:p>
          </table:table-cell>
          <table:table-cell office:value-type="float" office:value="969.375">
            <text:p>969.375</text:p>
          </table:table-cell>
          <table:table-cell office:value-type="float" office:value="1011.5">
            <text:p>1011.5</text:p>
          </table:table-cell>
          <table:table-cell office:value-type="float" office:value="754.125">
            <text:p>754.125</text:p>
          </table:table-cell>
          <table:table-cell office:value-type="float" office:value="0.0467393924783028">
            <text:p>0.0467393925</text:p>
          </table:table-cell>
          <table:table-cell office:value-type="float" office:value="0.0325743913435528">
            <text:p>0.0325743913</text:p>
          </table:table-cell>
          <table:table-cell office:value-type="float" office:value="0.0148569711775252">
            <text:p>0.0148569712</text:p>
          </table:table-cell>
          <table:table-cell office:value-type="float" office:value="1.16786963246017">
            <text:p>1.1678696325</text:p>
          </table:table-cell>
          <table:table-cell office:value-type="float" office:value="1.11609010800638">
            <text:p>1.116090108</text:p>
          </table:table-cell>
          <table:table-cell office:value-type="float" office:value="1.05243202912277">
            <text:p>1.0524320291</text:p>
          </table:table-cell>
          <table:table-cell office:value-type="float" office:value="15.1739776810169">
            <text:p>15.173977681</text:p>
          </table:table-cell>
          <table:table-cell office:value-type="float" office:value="21.6236209604563">
            <text:p>21.6236209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2">
            <text:p>2</text:p>
          </table:table-cell>
          <table:table-cell office:value-type="float" office:value="410">
            <text:p>410</text:p>
          </table:table-cell>
          <table:table-cell office:value-type="float" office:value="548">
            <text:p>548</text:p>
          </table:table-cell>
          <table:table-cell office:value-type="float" office:value="770">
            <text:p>770</text:p>
          </table:table-cell>
          <table:table-cell office:value-type="float" office:value="22000">
            <text:p>22000</text:p>
          </table:table-cell>
          <table:table-cell office:value-type="float" office:value="32553">
            <text:p>32553</text:p>
          </table:table-cell>
          <table:table-cell office:value-type="float" office:value="48502">
            <text:p>48502</text:p>
          </table:table-cell>
          <table:table-cell office:value-type="float" office:value="943">
            <text:p>943</text:p>
          </table:table-cell>
          <table:table-cell office:value-type="float" office:value="689.125">
            <text:p>689.125</text:p>
          </table:table-cell>
          <table:table-cell office:value-type="float" office:value="834.75">
            <text:p>834.75</text:p>
          </table:table-cell>
          <table:table-cell office:value-type="float" office:value="0.0428636363636364">
            <text:p>0.0428636364</text:p>
          </table:table-cell>
          <table:table-cell office:value-type="float" office:value="0.0211693238718398">
            <text:p>0.0211693239</text:p>
          </table:table-cell>
          <table:table-cell office:value-type="float" office:value="0.0172106304894644">
            <text:p>0.0172106305</text:p>
          </table:table-cell>
          <table:table-cell office:value-type="float" office:value="1.15362381826446">
            <text:p>1.1536238183</text:p>
          </table:table-cell>
          <table:table-cell office:value-type="float" office:value="1.07497098848689">
            <text:p>1.0749709885</text:p>
          </table:table-cell>
          <table:table-cell office:value-type="float" office:value="1.06081777008474">
            <text:p>1.0608177701</text:p>
          </table:table-cell>
          <table:table-cell office:value-type="float" office:value="16.515133418561">
            <text:p>16.5151334186</text:p>
          </table:table-cell>
          <table:table-cell office:value-type="float" office:value="33.0883640003149">
            <text:p>33.0883640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table:number-columns-repeated="3" office:value-type="float" office:value="2">
            <text:p>2</text:p>
          </table:table-cell>
          <table:table-cell office:value-type="float" office:value="368">
            <text:p>368</text:p>
          </table:table-cell>
          <table:table-cell table:number-columns-repeated="2" office:value-type="float" office:value="735">
            <text:p>735</text:p>
          </table:table-cell>
          <table:table-cell office:value-type="float" office:value="21505">
            <text:p>21505</text:p>
          </table:table-cell>
          <table:table-cell office:value-type="float" office:value="34403">
            <text:p>34403</text:p>
          </table:table-cell>
          <table:table-cell office:value-type="float" office:value="48856">
            <text:p>48856</text:p>
          </table:table-cell>
          <table:table-cell office:value-type="float" office:value="1010.375">
            <text:p>1010.375</text:p>
          </table:table-cell>
          <table:table-cell office:value-type="float" office:value="685.625">
            <text:p>685.625</text:p>
          </table:table-cell>
          <table:table-cell office:value-type="float" office:value="714.75">
            <text:p>714.75</text:p>
          </table:table-cell>
          <table:table-cell office:value-type="float" office:value="0.0469832597070449">
            <text:p>0.0469832597</text:p>
          </table:table-cell>
          <table:table-cell office:value-type="float" office:value="0.0199292212888411">
            <text:p>0.0199292213</text:p>
          </table:table-cell>
          <table:table-cell office:value-type="float" office:value="0.0146297281807762">
            <text:p>0.0146297282</text:p>
          </table:table-cell>
          <table:table-cell office:value-type="float" office:value="1.16876796529235">
            <text:p>1.1687679653</text:p>
          </table:table-cell>
          <table:table-cell office:value-type="float" office:value="1.07053073527886">
            <text:p>1.0705307353</text:p>
          </table:table-cell>
          <table:table-cell office:value-type="float" office:value="1.05162354536814">
            <text:p>1.0516235454</text:p>
          </table:table-cell>
          <table:table-cell office:value-type="float" office:value="15.0969886951964">
            <text:p>15.096988695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44">
            <text:p>444</text:p>
          </table:table-cell>
          <table:table-cell table:number-columns-repeated="2" office:value-type="float" office:value="819">
            <text:p>819</text:p>
          </table:table-cell>
          <table:table-cell office:value-type="float" office:value="22429">
            <text:p>22429</text:p>
          </table:table-cell>
          <table:table-cell office:value-type="float" office:value="35340">
            <text:p>35340</text:p>
          </table:table-cell>
          <table:table-cell office:value-type="float" office:value="50335">
            <text:p>50335</text:p>
          </table:table-cell>
          <table:table-cell office:value-type="float" office:value="1043.75">
            <text:p>1043.75</text:p>
          </table:table-cell>
          <table:table-cell office:value-type="float" office:value="-20.75">
            <text:p>-20.75</text:p>
          </table:table-cell>
          <table:table-cell office:value-type="float" office:value="845.125">
            <text:p>845.125</text:p>
          </table:table-cell>
          <table:table-cell office:value-type="float" office:value="0.0465357349859557">
            <text:p>0.046535735</text:p>
          </table:table-cell>
          <table:table-cell office:value-type="float" office:value="-0.000587153367289191">
            <text:p>-0.0005871534</text:p>
          </table:table-cell>
          <table:table-cell office:value-type="float" office:value="0.0167900069534121">
            <text:p>0.016790007</text:p>
          </table:table-cell>
          <table:table-cell office:value-type="float" office:value="1.16711959872698">
            <text:p>1.1671195987</text:p>
          </table:table-cell>
          <table:table-cell office:value-type="float" office:value="0.997945638922678">
            <text:p>0.9979456389</text:p>
          </table:table-cell>
          <table:table-cell office:value-type="float" office:value="1.05931755683059">
            <text:p>1.0593175568</text:p>
          </table:table-cell>
          <table:table-cell office:value-type="float" office:value="15.2388906402628">
            <text:p>15.23889064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2">
            <text:p>2</text:p>
          </table:table-cell>
          <table:table-cell office:value-type="float" office:value="470">
            <text:p>470</text:p>
          </table:table-cell>
          <table:table-cell office:value-type="float" office:value="617">
            <text:p>617</text:p>
          </table:table-cell>
          <table:table-cell office:value-type="float" office:value="855">
            <text:p>855</text:p>
          </table:table-cell>
          <table:table-cell office:value-type="float" office:value="23014">
            <text:p>23014</text:p>
          </table:table-cell>
          <table:table-cell office:value-type="float" office:value="35350">
            <text:p>35350</text:p>
          </table:table-cell>
          <table:table-cell office:value-type="float" office:value="50348">
            <text:p>50348</text:p>
          </table:table-cell>
          <table:table-cell office:value-type="float" office:value="788.125">
            <text:p>788.125</text:p>
          </table:table-cell>
          <table:table-cell office:value-type="float" office:value="-583.75">
            <text:p>-583.75</text:p>
          </table:table-cell>
          <table:table-cell office:value-type="float" office:value="-818.75">
            <text:p>-818.75</text:p>
          </table:table-cell>
          <table:table-cell office:value-type="float" office:value="0.0342454592856522">
            <text:p>0.0342454593</text:p>
          </table:table-cell>
          <table:table-cell office:value-type="float" office:value="-0.0165134370579915">
            <text:p>-0.0165134371</text:p>
          </table:table-cell>
          <table:table-cell office:value-type="float" office:value="-0.0162618177484706">
            <text:p>-0.0162618177</text:p>
          </table:table-cell>
          <table:table-cell office:value-type="float" office:value="1.12215770040389">
            <text:p>1.1221577004</text:p>
          </table:table-cell>
          <table:table-cell office:value-type="float" office:value="0.942737449759827">
            <text:p>0.9427374498</text:p>
          </table:table-cell>
          <table:table-cell office:value-type="float" office:value="0.943601953444662">
            <text:p>0.9436019534</text:p>
          </table:table-cell>
          <table:table-cell office:value-type="float" office:value="20.5851859372055">
            <text:p>20.58518593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table:number-columns-repeated="3" office:value-type="float" office:value="2">
            <text:p>2</text:p>
          </table:table-cell>
          <table:table-cell office:value-type="float" office:value="475">
            <text:p>475</text:p>
          </table:table-cell>
          <table:table-cell office:value-type="float" office:value="626">
            <text:p>626</text:p>
          </table:table-cell>
          <table:table-cell office:value-type="float" office:value="872">
            <text:p>872</text:p>
          </table:table-cell>
          <table:table-cell office:value-type="float" office:value="24232">
            <text:p>24232</text:p>
          </table:table-cell>
          <table:table-cell office:value-type="float" office:value="34360">
            <text:p>34360</text:p>
          </table:table-cell>
          <table:table-cell office:value-type="float" office:value="52450">
            <text:p>52450</text:p>
          </table:table-cell>
          <table:table-cell office:value-type="float" office:value="448.75">
            <text:p>448.75</text:p>
          </table:table-cell>
          <table:table-cell office:value-type="float" office:value="534.75">
            <text:p>534.75</text:p>
          </table:table-cell>
          <table:table-cell office:value-type="float" office:value="-1370.5">
            <text:p>-1370.5</text:p>
          </table:table-cell>
          <table:table-cell office:value-type="float" office:value="0.0185189006272697">
            <text:p>0.0185189006</text:p>
          </table:table-cell>
          <table:table-cell office:value-type="float" office:value="0.0155631548311991">
            <text:p>0.0155631548</text:p>
          </table:table-cell>
          <table:table-cell office:value-type="float" office:value="-0.0261296472831268">
            <text:p>-0.0261296473</text:p>
          </table:table-cell>
          <table:table-cell office:value-type="float" office:value="1.06548833356911">
            <text:p>1.0654883336</text:p>
          </table:table-cell>
          <table:table-cell office:value-type="float" office:value="1.05494577701426">
            <text:p>1.054945777</text:p>
          </table:table-cell>
          <table:table-cell office:value-type="float" office:value="0.909884441104652">
            <text:p>0.9098844411</text:p>
          </table:table-cell>
          <table:table-cell table:number-columns-repeated="2" office:value-type="float" office:value="0">
            <text:p>0</text:p>
          </table:table-cell>
          <table:table-cell office:value-type="float" office:value="-26.1791277113784">
            <text:p>-26.1791277114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table:number-columns-repeated="3" office:value-type="float" office:value="2">
            <text:p>2</text:p>
          </table:table-cell>
          <table:table-cell office:value-type="float" office:value="502">
            <text:p>502</text:p>
          </table:table-cell>
          <table:table-cell office:value-type="float" office:value="658">
            <text:p>658</text:p>
          </table:table-cell>
          <table:table-cell office:value-type="float" office:value="913">
            <text:p>913</text:p>
          </table:table-cell>
          <table:table-cell office:value-type="float" office:value="25537">
            <text:p>25537</text:p>
          </table:table-cell>
          <table:table-cell office:value-type="float" office:value="34576">
            <text:p>34576</text:p>
          </table:table-cell>
          <table:table-cell office:value-type="float" office:value="54675">
            <text:p>54675</text:p>
          </table:table-cell>
          <table:table-cell office:value-type="float" office:value="465.875">
            <text:p>465.875</text:p>
          </table:table-cell>
          <table:table-cell office:value-type="float" office:value="672.875">
            <text:p>672.875</text:p>
          </table:table-cell>
          <table:table-cell office:value-type="float" office:value="-1825.75">
            <text:p>-1825.75</text:p>
          </table:table-cell>
          <table:table-cell office:value-type="float" office:value="0.0182431374084661">
            <text:p>0.0182431374</text:p>
          </table:table-cell>
          <table:table-cell office:value-type="float" office:value="0.0194607531235539">
            <text:p>0.0194607531</text:p>
          </table:table-cell>
          <table:table-cell office:value-type="float" office:value="-0.0333927754915409">
            <text:p>-0.0333927755</text:p>
          </table:table-cell>
          <table:table-cell office:value-type="float" office:value="1.06450329257214">
            <text:p>1.0645032926</text:p>
          </table:table-cell>
          <table:table-cell office:value-type="float" office:value="1.06885492892023">
            <text:p>1.0688549289</text:p>
          </table:table-cell>
          <table:table-cell office:value-type="float" office:value="0.885310837591463">
            <text:p>0.8853108376</text:p>
          </table:table-cell>
          <table:table-cell table:number-columns-repeated="2" office:value-type="float" office:value="0">
            <text:p>0</text:p>
          </table:table-cell>
          <table:table-cell office:value-type="float" office:value="-20.4088641430863">
            <text:p>-20.4088641431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95">
            <text:p>595</text:p>
          </table:table-cell>
          <table:table-cell office:value-type="float" office:value="1021">
            <text:p>1021</text:p>
          </table:table-cell>
          <table:table-cell office:value-type="float" office:value="26752">
            <text:p>26752</text:p>
          </table:table-cell>
          <table:table-cell office:value-type="float" office:value="35864">
            <text:p>35864</text:p>
          </table:table-cell>
          <table:table-cell office:value-type="float" office:value="52424">
            <text:p>52424</text:p>
          </table:table-cell>
          <table:table-cell office:value-type="float" office:value="-3.5">
            <text:p>-3.5</text:p>
          </table:table-cell>
          <table:table-cell office:value-type="float" office:value="549.125">
            <text:p>549.125</text:p>
          </table:table-cell>
          <table:table-cell office:value-type="float" office:value="-1682.625">
            <text:p>-1682.625</text:p>
          </table:table-cell>
          <table:table-cell office:value-type="float" office:value="-0.000130831339712919">
            <text:p>-0.0001308313</text:p>
          </table:table-cell>
          <table:table-cell office:value-type="float" office:value="0.0153113149676556">
            <text:p>0.015311315</text:p>
          </table:table-cell>
          <table:table-cell office:value-type="float" office:value="-0.0320964634518541">
            <text:p>-0.0320964635</text:p>
          </table:table-cell>
          <table:table-cell office:value-type="float" office:value="0.99954212386001">
            <text:p>0.9995421239</text:p>
          </table:table-cell>
          <table:table-cell office:value-type="float" office:value="1.05404909766423">
            <text:p>1.0540490977</text:p>
          </table:table-cell>
          <table:table-cell office:value-type="float" office:value="0.889681536532098">
            <text:p>0.8896815365</text:p>
          </table:table-cell>
          <table:table-cell table:number-columns-repeated="2" office:value-type="float" office:value="0">
            <text:p>0</text:p>
          </table:table-cell>
          <table:table-cell office:value-type="float" office:value="-21.247291449423">
            <text:p>-21.2472914494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24840">
            <text:p>24840</text:p>
          </table:table-cell>
          <table:table-cell office:value-type="float" office:value="34242">
            <text:p>34242</text:p>
          </table:table-cell>
          <table:table-cell office:value-type="float" office:value="49458">
            <text:p>49458</text:p>
          </table:table-cell>
          <table:table-cell office:value-type="float" office:value="-1197.75">
            <text:p>-1197.75</text:p>
          </table:table-cell>
          <table:table-cell office:value-type="float" office:value="-541.125">
            <text:p>-541.125</text:p>
          </table:table-cell>
          <table:table-cell office:value-type="float" office:value="-865.5">
            <text:p>-865.5</text:p>
          </table:table-cell>
          <table:table-cell office:value-type="float" office:value="-0.0482185990338164">
            <text:p>-0.048218599</text:p>
          </table:table-cell>
          <table:table-cell office:value-type="float" office:value="-0.0158029612756264">
            <text:p>-0.0158029613</text:p>
          </table:table-cell>
          <table:table-cell office:value-type="float" office:value="-0.017499696712362">
            <text:p>-0.0174996967</text:p>
          </table:table-cell>
          <table:table-cell office:value-type="float" office:value="0.835791968635499">
            <text:p>0.8357919686</text:p>
          </table:table-cell>
          <table:table-cell office:value-type="float" office:value="0.945179113362062">
            <text:p>0.9451791134</text:p>
          </table:table-cell>
          <table:table-cell office:value-type="float" office:value="0.939351290701381">
            <text:p>0.9393512907</text:p>
          </table:table-cell>
          <table:table-cell office:value-type="float" office:value="-14.0256718710432">
            <text:p>-14.02567187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792">
            <text:p>792</text:p>
          </table:table-cell>
          <table:table-cell office:value-type="float" office:value="1082">
            <text:p>1082</text:p>
          </table:table-cell>
          <table:table-cell office:value-type="float" office:value="21000">
            <text:p>21000</text:p>
          </table:table-cell>
          <table:table-cell office:value-type="float" office:value="33354">
            <text:p>33354</text:p>
          </table:table-cell>
          <table:table-cell office:value-type="float" office:value="50963">
            <text:p>50963</text:p>
          </table:table-cell>
          <table:table-cell office:value-type="float" office:value="-1564">
            <text:p>-1564</text:p>
          </table:table-cell>
          <table:table-cell office:value-type="float" office:value="488.75">
            <text:p>488.75</text:p>
          </table:table-cell>
          <table:table-cell office:value-type="float" office:value="-1345.75">
            <text:p>-1345.75</text:p>
          </table:table-cell>
          <table:table-cell office:value-type="float" office:value="-0.0744761904761905">
            <text:p>-0.0744761905</text:p>
          </table:table-cell>
          <table:table-cell office:value-type="float" office:value="0.0146534148827727">
            <text:p>0.0146534149</text:p>
          </table:table-cell>
          <table:table-cell office:value-type="float" office:value="-0.0264064124953398">
            <text:p>-0.0264064125</text:p>
          </table:table-cell>
          <table:table-cell office:value-type="float" office:value="0.750204871111111">
            <text:p>0.7502048711</text:p>
          </table:table-cell>
          <table:table-cell office:value-type="float" office:value="1.05170780832245">
            <text:p>1.0517078083</text:p>
          </table:table-cell>
          <table:table-cell office:value-type="float" office:value="0.908944261563224">
            <text:p>0.9089442616</text:p>
          </table:table-cell>
          <table:table-cell office:value-type="float" office:value="-8.95591974297771">
            <text:p>-8.955919743</text:p>
          </table:table-cell>
          <table:table-cell office:value-type="float" office:value="0">
            <text:p>0</text:p>
          </table:table-cell>
          <table:table-cell office:value-type="float" office:value="-25.9010797885239">
            <text:p>-25.901079788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14.8">
            <text:p>114.8</text:p>
          </table:table-cell>
          <table:table-cell office:value-type="float" office:value="6030.6">
            <text:p>6030.6</text:p>
          </table:table-cell>
          <table:table-cell office:value-type="float" office:value="23439">
            <text:p>23439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3">
            <text:p>613</text:p>
          </table:table-cell>
          <table:table-cell table:number-columns-repeated="2" office:value-type="float" office:value="1102">
            <text:p>1102</text:p>
          </table:table-cell>
          <table:table-cell office:value-type="float" office:value="17556">
            <text:p>17556</text:p>
          </table:table-cell>
          <table:table-cell office:value-type="float" office:value="31925">
            <text:p>31925</text:p>
          </table:table-cell>
          <table:table-cell office:value-type="float" office:value="53208">
            <text:p>53208</text:p>
          </table:table-cell>
          <table:table-cell office:value-type="float" office:value="-752.25">
            <text:p>-752.25</text:p>
          </table:table-cell>
          <table:table-cell office:value-type="float" office:value="-691.375">
            <text:p>-691.375</text:p>
          </table:table-cell>
          <table:table-cell office:value-type="float" office:value="-1393.375">
            <text:p>-1393.375</text:p>
          </table:table-cell>
          <table:table-cell office:value-type="float" office:value="-0.0428485987696514">
            <text:p>-0.0428485988</text:p>
          </table:table-cell>
          <table:table-cell office:value-type="float" office:value="-0.0216562255285826">
            <text:p>-0.0216562255</text:p>
          </table:table-cell>
          <table:table-cell office:value-type="float" office:value="-0.0261873214554202">
            <text:p>-0.0261873215</text:p>
          </table:table-cell>
          <table:table-cell office:value-type="float" office:value="0.853628469042604">
            <text:p>0.853628469</text:p>
          </table:table-cell>
          <table:table-cell office:value-type="float" office:value="0.925122435174085">
            <text:p>0.9251224352</text:p>
          </table:table-cell>
          <table:table-cell office:value-type="float" office:value="0.909688495483848">
            <text:p>0.9096884955</text:p>
          </table:table-cell>
          <table:table-cell office:value-type="float" office:value="-15.8275560923698">
            <text:p>-15.8275560924</text:p>
          </table:table-cell>
          <table:table-cell office:value-type="float" office:value="-31.6589941472116">
            <text:p>-31.6589941472</text:p>
          </table:table-cell>
          <table:table-cell office:value-type="float" office:value="-26.1207015124784">
            <text:p>-26.120701512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29">
            <text:p>129</text:p>
          </table:table-cell>
          <table:table-cell office:value-type="float" office:value="6307.6">
            <text:p>6307.6</text:p>
          </table:table-cell>
          <table:table-cell office:value-type="float" office:value="24167.8">
            <text:p>24167.8</text:p>
          </table:table-cell>
          <table:table-cell office:value-type="float" office:value="20.014">
            <text:p>20.0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1162">
            <text:p>1162</text:p>
          </table:table-cell>
          <table:table-cell office:value-type="float" office:value="18540">
            <text:p>18540</text:p>
          </table:table-cell>
          <table:table-cell office:value-type="float" office:value="33163">
            <text:p>33163</text:p>
          </table:table-cell>
          <table:table-cell office:value-type="float" office:value="50433">
            <text:p>50433</text:p>
          </table:table-cell>
          <table:table-cell office:value-type="float" office:value="-1075.75">
            <text:p>-1075.75</text:p>
          </table:table-cell>
          <table:table-cell office:value-type="float" office:value="24">
            <text:p>24</text:p>
          </table:table-cell>
          <table:table-cell office:value-type="float" office:value="-1054">
            <text:p>-1054</text:p>
          </table:table-cell>
          <table:table-cell office:value-type="float" office:value="-0.0580231930960086">
            <text:p>-0.0580231931</text:p>
          </table:table-cell>
          <table:table-cell office:value-type="float" office:value="0.000723698097277086">
            <text:p>0.0007236981</text:p>
          </table:table-cell>
          <table:table-cell office:value-type="float" office:value="-0.0208990145341344">
            <text:p>-0.0208990145</text:p>
          </table:table-cell>
          <table:table-cell office:value-type="float" office:value="0.803517538400601">
            <text:p>0.8035175384</text:p>
          </table:table-cell>
          <table:table-cell office:value-type="float" office:value="1.00253396986878">
            <text:p>1.0025339699</text:p>
          </table:table-cell>
          <table:table-cell office:value-type="float" office:value="0.927709515995186">
            <text:p>0.927709516</text:p>
          </table:table-cell>
          <table:table-cell office:value-type="float" office:value="-11.5960103628644">
            <text:p>-11.5960103629</text:p>
          </table:table-cell>
          <table:table-cell office:value-type="float" office:value="0">
            <text:p>0</text:p>
          </table:table-cell>
          <table:table-cell office:value-type="float" office:value="-32.8187071698285">
            <text:p>-32.8187071698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date" office:date-value="2021-03-04">
            <text:p>03/04/21</text:p>
          </table:table-cell>
          <table:table-cell office:value-type="float" office:value="152">
            <text:p>152</text:p>
          </table:table-cell>
          <table:table-cell office:value-type="float" office:value="6554">
            <text:p>6554</text:p>
          </table:table-cell>
          <table:table-cell office:value-type="float" office:value="30794">
            <text:p>30794</text:p>
          </table:table-cell>
          <table:table-cell office:value-type="float" office:value="20.39">
            <text:p>20.39</text:p>
          </table:table-cell>
          <table:table-cell office:value-type="float" office:value="141.4">
            <text:p>141.4</text:p>
          </table:table-cell>
          <table:table-cell office:value-type="float" office:value="6620.4">
            <text:p>6620.4</text:p>
          </table:table-cell>
          <table:table-cell office:value-type="float" office:value="27256">
            <text:p>27256</text:p>
          </table:table-cell>
          <table:table-cell office:value-type="float" office:value="19.814">
            <text:p>19.81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98">
            <text:p>698</text:p>
          </table:table-cell>
          <table:table-cell office:value-type="float" office:value="1238">
            <text:p>1238</text:p>
          </table:table-cell>
          <table:table-cell office:value-type="float" office:value="18100">
            <text:p>18100</text:p>
          </table:table-cell>
          <table:table-cell office:value-type="float" office:value="30941">
            <text:p>30941</text:p>
          </table:table-cell>
          <table:table-cell office:value-type="float" office:value="47357">
            <text:p>47357</text:p>
          </table:table-cell>
          <table:table-cell office:value-type="float" office:value="-525">
            <text:p>-525</text:p>
          </table:table-cell>
          <table:table-cell office:value-type="float" office:value="-1372.5">
            <text:p>-1372.5</text:p>
          </table:table-cell>
          <table:table-cell office:value-type="float" office:value="-834.625">
            <text:p>-834.625</text:p>
          </table:table-cell>
          <table:table-cell office:value-type="float" office:value="-0.0290055248618785">
            <text:p>-0.0290055249</text:p>
          </table:table-cell>
          <table:table-cell office:value-type="float" office:value="-0.0443586180149316">
            <text:p>-0.044358618</text:p>
          </table:table-cell>
          <table:table-cell office:value-type="float" office:value="-0.0176241104799713">
            <text:p>-0.0176241105</text:p>
          </table:table-cell>
          <table:table-cell office:value-type="float" office:value="0.900129651109551">
            <text:p>0.9001296511</text:p>
          </table:table-cell>
          <table:table-cell office:value-type="float" office:value="0.848601503452441">
            <text:p>0.8486015035</text:p>
          </table:table-cell>
          <table:table-cell office:value-type="float" office:value="0.938924407489713">
            <text:p>0.9389244075</text:p>
          </table:table-cell>
          <table:table-cell office:value-type="float" office:value="-23.5488004558655">
            <text:p>-23.5488004559</text:p>
          </table:table-cell>
          <table:table-cell office:value-type="float" office:value="-15.2767925001885">
            <text:p>-15.27679250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date" office:date-value="2021-03-05">
            <text:p>03/05/21</text:p>
          </table:table-cell>
          <table:table-cell office:value-type="float" office:value="143">
            <text:p>143</text:p>
          </table:table-cell>
          <table:table-cell office:value-type="float" office:value="6867">
            <text:p>6867</text:p>
          </table:table-cell>
          <table:table-cell office:value-type="float" office:value="31274">
            <text:p>31274</text:p>
          </table:table-cell>
          <table:table-cell office:value-type="float" office:value="20.37">
            <text:p>20.37</text:p>
          </table:table-cell>
          <table:table-cell office:value-type="float" office:value="137">
            <text:p>137</text:p>
          </table:table-cell>
          <table:table-cell office:value-type="float" office:value="6895.2">
            <text:p>6895.2</text:p>
          </table:table-cell>
          <table:table-cell office:value-type="float" office:value="31446.6">
            <text:p>31446.6</text:p>
          </table:table-cell>
          <table:table-cell office:value-type="float" office:value="19.174">
            <text:p>19.17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74">
            <text:p>674</text:p>
          </table:table-cell>
          <table:table-cell office:value-type="float" office:value="889">
            <text:p>889</text:p>
          </table:table-cell>
          <table:table-cell office:value-type="float" office:value="1242">
            <text:p>1242</text:p>
          </table:table-cell>
          <table:table-cell office:value-type="float" office:value="16580">
            <text:p>16580</text:p>
          </table:table-cell>
          <table:table-cell office:value-type="float" office:value="28708">
            <text:p>28708</text:p>
          </table:table-cell>
          <table:table-cell office:value-type="float" office:value="49200">
            <text:p>49200</text:p>
          </table:table-cell>
          <table:table-cell office:value-type="float" office:value="-180">
            <text:p>-180</text:p>
          </table:table-cell>
          <table:table-cell office:value-type="float" office:value="-696.875">
            <text:p>-696.875</text:p>
          </table:table-cell>
          <table:table-cell office:value-type="float" office:value="-1308">
            <text:p>-1308</text:p>
          </table:table-cell>
          <table:table-cell office:value-type="float" office:value="-0.0108564535585042">
            <text:p>-0.0108564536</text:p>
          </table:table-cell>
          <table:table-cell office:value-type="float" office:value="-0.0242745924480981">
            <text:p>-0.0242745924</text:p>
          </table:table-cell>
          <table:table-cell office:value-type="float" office:value="-0.0265853658536585">
            <text:p>-0.0265853659</text:p>
          </table:table-cell>
          <table:table-cell office:value-type="float" office:value="0.962233423209616">
            <text:p>0.9622334232</text:p>
          </table:table-cell>
          <table:table-cell office:value-type="float" office:value="0.916193867875158">
            <text:p>0.9161938679</text:p>
          </table:table-cell>
          <table:table-cell office:value-type="float" office:value="0.908336511600238">
            <text:p>0.9083365116</text:p>
          </table:table-cell>
          <table:table-cell office:value-type="float" office:value="0">
            <text:p>0</text:p>
          </table:table-cell>
          <table:table-cell office:value-type="float" office:value="-28.2064381940806">
            <text:p>-28.2064381941</text:p>
          </table:table-cell>
          <table:table-cell office:value-type="float" office:value="-25.7243786423602">
            <text:p>-25.7243786424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date" office:date-value="2021-03-06">
            <text:p>03/06/21</text:p>
          </table:table-cell>
          <table:table-cell office:value-type="float" office:value="146">
            <text:p>146</text:p>
          </table:table-cell>
          <table:table-cell office:value-type="float" office:value="7243">
            <text:p>7243</text:p>
          </table:table-cell>
          <table:table-cell office:value-type="float" office:value="35671">
            <text:p>35671</text:p>
          </table:table-cell>
          <table:table-cell office:value-type="float" office:value="20.38">
            <text:p>20.38</text:p>
          </table:table-cell>
          <table:table-cell office:value-type="float" office:value="132.8">
            <text:p>132.8</text:p>
          </table:table-cell>
          <table:table-cell office:value-type="float" office:value="7206.6">
            <text:p>7206.6</text:p>
          </table:table-cell>
          <table:table-cell office:value-type="float" office:value="31080">
            <text:p>31080</text:p>
          </table:table-cell>
          <table:table-cell office:value-type="float" office:value="18.158">
            <text:p>18.15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26">
            <text:p>726</text:p>
          </table:table-cell>
          <table:table-cell office:value-type="float" office:value="1323">
            <text:p>1323</text:p>
          </table:table-cell>
          <table:table-cell office:value-type="float" office:value="17680">
            <text:p>17680</text:p>
          </table:table-cell>
          <table:table-cell office:value-type="float" office:value="30056">
            <text:p>30056</text:p>
          </table:table-cell>
          <table:table-cell office:value-type="float" office:value="51168">
            <text:p>51168</text:p>
          </table:table-cell>
          <table:table-cell office:value-type="float" office:value="-1171">
            <text:p>-1171</text:p>
          </table:table-cell>
          <table:table-cell office:value-type="float" office:value="-1849.75">
            <text:p>-1849.75</text:p>
          </table:table-cell>
          <table:table-cell office:value-type="float" office:value="-1686">
            <text:p>-1686</text:p>
          </table:table-cell>
          <table:table-cell office:value-type="float" office:value="-0.0662330316742081">
            <text:p>-0.0662330317</text:p>
          </table:table-cell>
          <table:table-cell office:value-type="float" office:value="-0.061543452222518">
            <text:p>-0.0615434522</text:p>
          </table:table-cell>
          <table:table-cell office:value-type="float" office:value="-0.0329502814258912">
            <text:p>-0.0329502814</text:p>
          </table:table-cell>
          <table:table-cell office:value-type="float" office:value="0.776782545530395">
            <text:p>0.7767825455</text:p>
          </table:table-cell>
          <table:table-cell office:value-type="float" office:value="0.792021606383659">
            <text:p>0.7920216064</text:p>
          </table:table-cell>
          <table:table-cell office:value-type="float" office:value="0.88680202825963">
            <text:p>0.8868020283</text:p>
          </table:table-cell>
          <table:table-cell office:value-type="float" office:value="-10.1147477441689">
            <text:p>-10.1147477442</text:p>
          </table:table-cell>
          <table:table-cell office:value-type="float" office:value="-10.9124859634835">
            <text:p>-10.9124859635</text:p>
          </table:table-cell>
          <table:table-cell office:value-type="float" office:value="-20.6876446793056">
            <text:p>-20.6876446793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date" office:date-value="2021-03-07">
            <text:p>03/07/21</text:p>
          </table:table-cell>
          <table:table-cell office:value-type="float" office:value="108">
            <text:p>108</text:p>
          </table:table-cell>
          <table:table-cell office:value-type="float" office:value="7445">
            <text:p>7445</text:p>
          </table:table-cell>
          <table:table-cell office:value-type="float" office:value="33771">
            <text:p>33771</text:p>
          </table:table-cell>
          <table:table-cell office:value-type="float" office:value="18.36">
            <text:p>18.36</text:p>
          </table:table-cell>
          <table:table-cell office:value-type="float" office:value="134">
            <text:p>134</text:p>
          </table:table-cell>
          <table:table-cell office:value-type="float" office:value="7549.8">
            <text:p>7549.8</text:p>
          </table:table-cell>
          <table:table-cell office:value-type="float" office:value="28374.2">
            <text:p>28374.2</text:p>
          </table:table-cell>
          <table:table-cell office:value-type="float" office:value="21.602">
            <text:p>21.60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776">
            <text:p>776</text:p>
          </table:table-cell>
          <table:table-cell office:value-type="float" office:value="1402">
            <text:p>1402</text:p>
          </table:table-cell>
          <table:table-cell office:value-type="float" office:value="18540">
            <text:p>18540</text:p>
          </table:table-cell>
          <table:table-cell office:value-type="float" office:value="31518">
            <text:p>31518</text:p>
          </table:table-cell>
          <table:table-cell office:value-type="float" office:value="49655">
            <text:p>49655</text:p>
          </table:table-cell>
          <table:table-cell office:value-type="float" office:value="-1075.75">
            <text:p>-1075.75</text:p>
          </table:table-cell>
          <table:table-cell office:value-type="float" office:value="-1724.625">
            <text:p>-1724.625</text:p>
          </table:table-cell>
          <table:table-cell office:value-type="float" office:value="-1856.875">
            <text:p>-1856.875</text:p>
          </table:table-cell>
          <table:table-cell office:value-type="float" office:value="-0.0580231930960086">
            <text:p>-0.0580231931</text:p>
          </table:table-cell>
          <table:table-cell office:value-type="float" office:value="-0.0547187321530554">
            <text:p>-0.0547187322</text:p>
          </table:table-cell>
          <table:table-cell office:value-type="float" office:value="-0.0373955291511429">
            <text:p>-0.0373955292</text:p>
          </table:table-cell>
          <table:table-cell office:value-type="float" office:value="0.803517538400601">
            <text:p>0.8035175384</text:p>
          </table:table-cell>
          <table:table-cell office:value-type="float" office:value="0.814352951175244">
            <text:p>0.8143529512</text:p>
          </table:table-cell>
          <table:table-cell office:value-type="float" office:value="0.871856562147968">
            <text:p>0.8718565621</text:p>
          </table:table-cell>
          <table:table-cell office:value-type="float" office:value="-11.5960103628644">
            <text:p>-11.5960103629</text:p>
          </table:table-cell>
          <table:table-cell office:value-type="float" office:value="-12.3176330281267">
            <text:p>-12.3176330281</text:p>
          </table:table-cell>
          <table:table-cell office:value-type="float" office:value="-18.1867878296052">
            <text:p>-18.1867878296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date" office:date-value="2021-03-08">
            <text:p>03/08/21</text:p>
          </table:table-cell>
          <table:table-cell office:value-type="float" office:value="115">
            <text:p>115</text:p>
          </table:table-cell>
          <table:table-cell office:value-type="float" office:value="7924">
            <text:p>7924</text:p>
          </table:table-cell>
          <table:table-cell office:value-type="float" office:value="23890">
            <text:p>23890</text:p>
          </table:table-cell>
          <table:table-cell office:value-type="float" office:value="11.29">
            <text:p>11.29</text:p>
          </table:table-cell>
          <table:table-cell office:value-type="float" office:value="141.2">
            <text:p>141.2</text:p>
          </table:table-cell>
          <table:table-cell office:value-type="float" office:value="7846">
            <text:p>7846</text:p>
          </table:table-cell>
          <table:table-cell office:value-type="float" office:value="28269.8">
            <text:p>28269.8</text:p>
          </table:table-cell>
          <table:table-cell office:value-type="float" office:value="21.204">
            <text:p>21.20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747">
            <text:p>747</text:p>
          </table:table-cell>
          <table:table-cell office:value-type="float" office:value="996">
            <text:p>996</text:p>
          </table:table-cell>
          <table:table-cell office:value-type="float" office:value="747">
            <text:p>747</text:p>
          </table:table-cell>
          <table:table-cell office:value-type="float" office:value="18100">
            <text:p>18100</text:p>
          </table:table-cell>
          <table:table-cell office:value-type="float" office:value="30209">
            <text:p>30209</text:p>
          </table:table-cell>
          <table:table-cell office:value-type="float" office:value="45000">
            <text:p>45000</text:p>
          </table:table-cell>
          <table:table-cell office:value-type="float" office:value="-525">
            <text:p>-525</text:p>
          </table:table-cell>
          <table:table-cell office:value-type="float" office:value="-973.25">
            <text:p>-973.25</text:p>
          </table:table-cell>
          <table:table-cell office:value-type="float" office:value="-49.625">
            <text:p>-49.625</text:p>
          </table:table-cell>
          <table:table-cell office:value-type="float" office:value="-0.0290055248618785">
            <text:p>-0.0290055249</text:p>
          </table:table-cell>
          <table:table-cell office:value-type="float" office:value="-0.0322172200337648">
            <text:p>-0.03221722</text:p>
          </table:table-cell>
          <table:table-cell office:value-type="float" office:value="-0.00110277777777778">
            <text:p>-0.0011027778</text:p>
          </table:table-cell>
          <table:table-cell office:value-type="float" office:value="0.900129651109551">
            <text:p>0.9001296511</text:p>
          </table:table-cell>
          <table:table-cell office:value-type="float" office:value="0.889274110444563">
            <text:p>0.8892741104</text:p>
          </table:table-cell>
          <table:table-cell office:value-type="float" office:value="0.996142661370679">
            <text:p>0.9961426614</text:p>
          </table:table-cell>
          <table:table-cell office:value-type="float" office:value="-23.5488004558655">
            <text:p>-23.5488004559</text:p>
          </table:table-cell>
          <table:table-cell office:value-type="float" office:value="-21.1663390565595">
            <text:p>-21.16633905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date" office:date-value="2021-03-09">
            <text:p>03/09/21</text:p>
          </table:table-cell>
          <table:table-cell office:value-type="float" office:value="158">
            <text:p>158</text:p>
          </table:table-cell>
          <table:table-cell office:value-type="float" office:value="8270">
            <text:p>8270</text:p>
          </table:table-cell>
          <table:table-cell office:value-type="float" office:value="17265">
            <text:p>17265</text:p>
          </table:table-cell>
          <table:table-cell office:value-type="float" office:value="37.61">
            <text:p>37.61</text:p>
          </table:table-cell>
          <table:table-cell office:value-type="float" office:value="146.4">
            <text:p>146.4</text:p>
          </table:table-cell>
          <table:table-cell office:value-type="float" office:value="8063.2">
            <text:p>8063.2</text:p>
          </table:table-cell>
          <table:table-cell office:value-type="float" office:value="27828.4">
            <text:p>27828.4</text:p>
          </table:table-cell>
          <table:table-cell office:value-type="float" office:value="22.096">
            <text:p>22.09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87">
            <text:p>687</text:p>
          </table:table-cell>
          <table:table-cell office:value-type="float" office:value="948">
            <text:p>948</text:p>
          </table:table-cell>
          <table:table-cell office:value-type="float" office:value="687">
            <text:p>687</text:p>
          </table:table-cell>
          <table:table-cell office:value-type="float" office:value="16580">
            <text:p>16580</text:p>
          </table:table-cell>
          <table:table-cell office:value-type="float" office:value="26162">
            <text:p>26162</text:p>
          </table:table-cell>
          <table:table-cell office:value-type="float" office:value="45250">
            <text:p>45250</text:p>
          </table:table-cell>
          <table:table-cell office:value-type="float" office:value="-180">
            <text:p>-180</text:p>
          </table:table-cell>
          <table:table-cell office:value-type="float" office:value="-1229.5">
            <text:p>-1229.5</text:p>
          </table:table-cell>
          <table:table-cell office:value-type="float" office:value="1065.625">
            <text:p>1065.625</text:p>
          </table:table-cell>
          <table:table-cell office:value-type="float" office:value="-0.0108564535585042">
            <text:p>-0.0108564536</text:p>
          </table:table-cell>
          <table:table-cell office:value-type="float" office:value="-0.0469956425349744">
            <text:p>-0.0469956425</text:p>
          </table:table-cell>
          <table:table-cell office:value-type="float" office:value="0.0235497237569061">
            <text:p>0.0235497238</text:p>
          </table:table-cell>
          <table:table-cell office:value-type="float" office:value="0.962233423209616">
            <text:p>0.9622334232</text:p>
          </table:table-cell>
          <table:table-cell office:value-type="float" office:value="0.839844088345449">
            <text:p>0.8398440883</text:p>
          </table:table-cell>
          <table:table-cell office:value-type="float" office:value="1.08351102854766">
            <text:p>1.0835110285</text:p>
          </table:table-cell>
          <table:table-cell office:value-type="float" office:value="0">
            <text:p>0</text:p>
          </table:table-cell>
          <table:table-cell office:value-type="float" office:value="-14.399825862695">
            <text:p>-14.3998258627</text:p>
          </table:table-cell>
          <table:table-cell office:value-type="float" office:value="29.7785756399103">
            <text:p>29.7785756399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date" office:date-value="2021-03-10">
            <text:p>03/10/21</text:p>
          </table:table-cell>
          <table:table-cell office:value-type="float" office:value="179">
            <text:p>179</text:p>
          </table:table-cell>
          <table:table-cell office:value-type="float" office:value="8348">
            <text:p>8348</text:p>
          </table:table-cell>
          <table:table-cell office:value-type="float" office:value="30752">
            <text:p>30752</text:p>
          </table:table-cell>
          <table:table-cell office:value-type="float" office:value="18.38">
            <text:p>18.38</text:p>
          </table:table-cell>
          <table:table-cell office:value-type="float" office:value="150.8">
            <text:p>150.8</text:p>
          </table:table-cell>
          <table:table-cell office:value-type="float" office:value="8317.8">
            <text:p>8317.8</text:p>
          </table:table-cell>
          <table:table-cell office:value-type="float" office:value="28433.4">
            <text:p>28433.4</text:p>
          </table:table-cell>
          <table:table-cell office:value-type="float" office:value="23.322">
            <text:p>23.322</text:p>
          </table:table-cell>
          <table:table-cell table:number-columns-repeated="3" office:value-type="float" office:value="3">
            <text:p>3</text:p>
          </table:table-cell>
          <table:table-cell office:value-type="float" office:value="744">
            <text:p>744</text:p>
          </table:table-cell>
          <table:table-cell office:value-type="float" office:value="1016">
            <text:p>1016</text:p>
          </table:table-cell>
          <table:table-cell office:value-type="float" office:value="744">
            <text:p>744</text:p>
          </table:table-cell>
          <table:table-cell office:value-type="float" office:value="15920">
            <text:p>15920</text:p>
          </table:table-cell>
          <table:table-cell office:value-type="float" office:value="26277">
            <text:p>26277</text:p>
          </table:table-cell>
          <table:table-cell office:value-type="float" office:value="46350">
            <text:p>46350</text:p>
          </table:table-cell>
          <table:table-cell office:value-type="float" office:value="-1581.25">
            <text:p>-1581.25</text:p>
          </table:table-cell>
          <table:table-cell office:value-type="float" office:value="391.875">
            <text:p>391.875</text:p>
          </table:table-cell>
          <table:table-cell office:value-type="float" office:value="1656.25">
            <text:p>1656.25</text:p>
          </table:table-cell>
          <table:table-cell office:value-type="float" office:value="-0.0993247487437186">
            <text:p>-0.0993247487</text:p>
          </table:table-cell>
          <table:table-cell office:value-type="float" office:value="0.0149132321041215">
            <text:p>0.0149132321</text:p>
          </table:table-cell>
          <table:table-cell office:value-type="float" office:value="0.0357335490830637">
            <text:p>0.0357335491</text:p>
          </table:table-cell>
          <table:table-cell office:value-type="float" office:value="0.67169957459447">
            <text:p>0.6716995746</text:p>
          </table:table-cell>
          <table:table-cell office:value-type="float" office:value="1.05263222516834">
            <text:p>1.0526322252</text:p>
          </table:table-cell>
          <table:table-cell office:value-type="float" office:value="1.12757011938966">
            <text:p>1.1275701194</text:p>
          </table:table-cell>
          <table:table-cell office:value-type="float" office:value="-6.62597982610075">
            <text:p>-6.6259798261</text:p>
          </table:table-cell>
          <table:table-cell office:value-type="float" office:value="0">
            <text:p>0</text:p>
          </table:table-cell>
          <table:table-cell office:value-type="float" office:value="19.7422040602386">
            <text:p>19.742204060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date" office:date-value="2021-03-11">
            <text:p>03/11/21</text:p>
          </table:table-cell>
          <table:table-cell office:value-type="float" office:value="172">
            <text:p>172</text:p>
          </table:table-cell>
          <table:table-cell office:value-type="float" office:value="8329">
            <text:p>8329</text:p>
          </table:table-cell>
          <table:table-cell office:value-type="float" office:value="33464">
            <text:p>33464</text:p>
          </table:table-cell>
          <table:table-cell office:value-type="float" office:value="24.84">
            <text:p>24.84</text:p>
          </table:table-cell>
          <table:table-cell office:value-type="float" office:value="160.4">
            <text:p>160.4</text:p>
          </table:table-cell>
          <table:table-cell office:value-type="float" office:value="8512.4">
            <text:p>8512.4</text:p>
          </table:table-cell>
          <table:table-cell office:value-type="float" office:value="32024.4">
            <text:p>32024.4</text:p>
          </table:table-cell>
          <table:table-cell office:value-type="float" office:value="25.578">
            <text:p>25.578</text:p>
          </table:table-cell>
          <table:table-cell table:number-columns-repeated="3" office:value-type="float" office:value="3">
            <text:p>3</text:p>
          </table:table-cell>
          <table:table-cell office:value-type="float" office:value="704">
            <text:p>704</text:p>
          </table:table-cell>
          <table:table-cell table:number-columns-repeated="2" office:value-type="float" office:value="1440">
            <text:p>1440</text:p>
          </table:table-cell>
          <table:table-cell office:value-type="float" office:value="14080">
            <text:p>14080</text:p>
          </table:table-cell>
          <table:table-cell office:value-type="float" office:value="26640">
            <text:p>26640</text:p>
          </table:table-cell>
          <table:table-cell office:value-type="float" office:value="46560">
            <text:p>46560</text:p>
          </table:table-cell>
          <table:table-cell office:value-type="float" office:value="-1516.125">
            <text:p>-1516.125</text:p>
          </table:table-cell>
          <table:table-cell office:value-type="float" office:value="616.875">
            <text:p>616.875</text:p>
          </table:table-cell>
          <table:table-cell office:value-type="float" office:value="381">
            <text:p>381</text:p>
          </table:table-cell>
          <table:table-cell office:value-type="float" office:value="-0.107679332386364">
            <text:p>-0.1076793324</text:p>
          </table:table-cell>
          <table:table-cell office:value-type="float" office:value="0.0231559684684685">
            <text:p>0.0231559685</text:p>
          </table:table-cell>
          <table:table-cell office:value-type="float" office:value="0.00818298969072165">
            <text:p>0.0081829897</text:p>
          </table:table-cell>
          <table:table-cell office:value-type="float" office:value="0.645848220349146">
            <text:p>0.6458482203</text:p>
          </table:table-cell>
          <table:table-cell office:value-type="float" office:value="1.08209683943604">
            <text:p>1.0820968394</text:p>
          </table:table-cell>
          <table:table-cell office:value-type="float" office:value="1.02877170810527">
            <text:p>1.0287717081</text:p>
          </table:table-cell>
          <table:table-cell office:value-type="float" office:value="-6.08398924996378">
            <text:p>-6.08398925</text:p>
          </table:table-cell>
          <table:table-cell office:value-type="float" office:value="30.2790967262616">
            <text:p>30.279096726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date" office:date-value="2021-03-12">
            <text:p>03/12/21</text:p>
          </table:table-cell>
          <table:table-cell office:value-type="float" office:value="130">
            <text:p>130</text:p>
          </table:table-cell>
          <table:table-cell office:value-type="float" office:value="8718">
            <text:p>8718</text:p>
          </table:table-cell>
          <table:table-cell office:value-type="float" office:value="36796">
            <text:p>36796</text:p>
          </table:table-cell>
          <table:table-cell office:value-type="float" office:value="24.49">
            <text:p>24.49</text:p>
          </table:table-cell>
          <table:table-cell office:value-type="float" office:value="161.2">
            <text:p>161.2</text:p>
          </table:table-cell>
          <table:table-cell office:value-type="float" office:value="8611.2">
            <text:p>8611.2</text:p>
          </table:table-cell>
          <table:table-cell office:value-type="float" office:value="37033">
            <text:p>37033</text:p>
          </table:table-cell>
          <table:table-cell office:value-type="float" office:value="22.246">
            <text:p>22.2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27">
            <text:p>627</text:p>
          </table:table-cell>
          <table:table-cell office:value-type="float" office:value="1385">
            <text:p>1385</text:p>
          </table:table-cell>
          <table:table-cell office:value-type="float" office:value="12512">
            <text:p>12512</text:p>
          </table:table-cell>
          <table:table-cell office:value-type="float" office:value="26588">
            <text:p>26588</text:p>
          </table:table-cell>
          <table:table-cell office:value-type="float" office:value="47880">
            <text:p>47880</text:p>
          </table:table-cell>
          <table:table-cell office:value-type="float" office:value="-1050.625">
            <text:p>-1050.625</text:p>
          </table:table-cell>
          <table:table-cell office:value-type="float" office:value="-493">
            <text:p>-493</text:p>
          </table:table-cell>
          <table:table-cell office:value-type="float" office:value="141">
            <text:p>141</text:p>
          </table:table-cell>
          <table:table-cell office:value-type="float" office:value="-0.0839693893861893">
            <text:p>-0.0839693894</text:p>
          </table:table-cell>
          <table:table-cell office:value-type="float" office:value="-0.018542199488491">
            <text:p>-0.0185421995</text:p>
          </table:table-cell>
          <table:table-cell office:value-type="float" office:value="0.00294486215538847">
            <text:p>0.0029448622</text:p>
          </table:table-cell>
          <table:table-cell office:value-type="float" office:value="0.719926819521961">
            <text:p>0.7199268195</text:p>
          </table:table-cell>
          <table:table-cell office:value-type="float" office:value="0.935776175587548">
            <text:p>0.9357761756</text:p>
          </table:table-cell>
          <table:table-cell office:value-type="float" office:value="1.01032401508156">
            <text:p>1.0103240151</text:p>
          </table:table-cell>
          <table:table-cell office:value-type="float" office:value="-7.90312127471789">
            <text:p>-7.903121274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date" office:date-value="2021-03-13">
            <text:p>03/13/21</text:p>
          </table:table-cell>
          <table:table-cell office:value-type="float" office:value="163">
            <text:p>163</text:p>
          </table:table-cell>
          <table:table-cell office:value-type="float" office:value="8897">
            <text:p>8897</text:p>
          </table:table-cell>
          <table:table-cell office:value-type="float" office:value="41845">
            <text:p>41845</text:p>
          </table:table-cell>
          <table:table-cell office:value-type="float" office:value="22.57">
            <text:p>22.57</text:p>
          </table:table-cell>
          <table:table-cell office:value-type="float" office:value="151.6">
            <text:p>151.6</text:p>
          </table:table-cell>
          <table:table-cell office:value-type="float" office:value="8801.6">
            <text:p>8801.6</text:p>
          </table:table-cell>
          <table:table-cell office:value-type="float" office:value="36377">
            <text:p>36377</text:p>
          </table:table-cell>
          <table:table-cell office:value-type="float" office:value="24.18">
            <text:p>24.18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37">
            <text:p>737</text:p>
          </table:table-cell>
          <table:table-cell office:value-type="float" office:value="1515">
            <text:p>1515</text:p>
          </table:table-cell>
          <table:table-cell office:value-type="float" office:value="14544">
            <text:p>14544</text:p>
          </table:table-cell>
          <table:table-cell office:value-type="float" office:value="26520">
            <text:p>26520</text:p>
          </table:table-cell>
          <table:table-cell office:value-type="float" office:value="47136">
            <text:p>47136</text:p>
          </table:table-cell>
          <table:table-cell office:value-type="float" office:value="-760">
            <text:p>-760</text:p>
          </table:table-cell>
          <table:table-cell office:value-type="float" office:value="337.5">
            <text:p>337.5</text:p>
          </table:table-cell>
          <table:table-cell office:value-type="float" office:value="729">
            <text:p>729</text:p>
          </table:table-cell>
          <table:table-cell office:value-type="float" office:value="-0.0522552255225523">
            <text:p>-0.0522552255</text:p>
          </table:table-cell>
          <table:table-cell office:value-type="float" office:value="0.0127262443438914">
            <text:p>0.0127262443</text:p>
          </table:table-cell>
          <table:table-cell office:value-type="float" office:value="0.0154658859470468">
            <text:p>0.0154658859</text:p>
          </table:table-cell>
          <table:table-cell office:value-type="float" office:value="0.822458703516116">
            <text:p>0.8224587035</text:p>
          </table:table-cell>
          <table:table-cell office:value-type="float" office:value="1.04485929150202">
            <text:p>1.0448592915</text:p>
          </table:table-cell>
          <table:table-cell office:value-type="float" office:value="1.05459942032579">
            <text:p>1.0545994203</text:p>
          </table:table-cell>
          <table:table-cell office:value-type="float" office:value="-12.9149746056511">
            <text:p>-12.914974605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date" office:date-value="2021-03-14">
            <text:p>03/14/21</text:p>
          </table:table-cell>
          <table:table-cell office:value-type="float" office:value="162">
            <text:p>162</text:p>
          </table:table-cell>
          <table:table-cell office:value-type="float" office:value="8764">
            <text:p>8764</text:p>
          </table:table-cell>
          <table:table-cell office:value-type="float" office:value="42308">
            <text:p>42308</text:p>
          </table:table-cell>
          <table:table-cell office:value-type="float" office:value="20.95">
            <text:p>20.95</text:p>
          </table:table-cell>
          <table:table-cell office:value-type="float" office:value="145.8">
            <text:p>145.8</text:p>
          </table:table-cell>
          <table:table-cell office:value-type="float" office:value="9104.6">
            <text:p>9104.6</text:p>
          </table:table-cell>
          <table:table-cell office:value-type="float" office:value="33309.4">
            <text:p>33309.4</text:p>
          </table:table-cell>
          <table:table-cell office:value-type="float" office:value="24.648">
            <text:p>24.648</text:p>
          </table:table-cell>
          <table:table-cell table:number-columns-repeated="3" office:value-type="float" office:value="3">
            <text:p>3</text:p>
          </table:table-cell>
          <table:table-cell office:value-type="float" office:value="870">
            <text:p>870</text:p>
          </table:table-cell>
          <table:table-cell office:value-type="float" office:value="1178">
            <text:p>1178</text:p>
          </table:table-cell>
          <table:table-cell office:value-type="float" office:value="870">
            <text:p>870</text:p>
          </table:table-cell>
          <table:table-cell office:value-type="float" office:value="15808">
            <text:p>15808</text:p>
          </table:table-cell>
          <table:table-cell office:value-type="float" office:value="28020">
            <text:p>28020</text:p>
          </table:table-cell>
          <table:table-cell office:value-type="float" office:value="50100">
            <text:p>50100</text:p>
          </table:table-cell>
          <table:table-cell office:value-type="float" office:value="-590">
            <text:p>-590</text:p>
          </table:table-cell>
          <table:table-cell office:value-type="float" office:value="-650">
            <text:p>-650</text:p>
          </table:table-cell>
          <table:table-cell office:value-type="float" office:value="-293.75">
            <text:p>-293.75</text:p>
          </table:table-cell>
          <table:table-cell office:value-type="float" office:value="-0.0373228744939271">
            <text:p>-0.0373228745</text:p>
          </table:table-cell>
          <table:table-cell office:value-type="float" office:value="-0.023197715917202">
            <text:p>-0.0231977159</text:p>
          </table:table-cell>
          <table:table-cell office:value-type="float" office:value="-0.00586327345309381">
            <text:p>-0.0058632735</text:p>
          </table:table-cell>
          <table:table-cell office:value-type="float" office:value="0.872100213313814">
            <text:p>0.8721002133</text:p>
          </table:table-cell>
          <table:table-cell office:value-type="float" office:value="0.919862736976392">
            <text:p>0.919862737</text:p>
          </table:table-cell>
          <table:table-cell office:value-type="float" office:value="0.97954592374632">
            <text:p>0.9795459237</text:p>
          </table:table-cell>
          <table:table-cell office:value-type="float" office:value="-18.2228744837707">
            <text:p>-18.2228744838</text:p>
          </table:table-cell>
          <table:table-cell office:value-type="float" office:value="-29.5320460665358">
            <text:p>-29.5320460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date" office:date-value="2021-03-15">
            <text:p>03/15/21</text:p>
          </table:table-cell>
          <table:table-cell office:value-type="float" office:value="131">
            <text:p>131</text:p>
          </table:table-cell>
          <table:table-cell office:value-type="float" office:value="9300">
            <text:p>9300</text:p>
          </table:table-cell>
          <table:table-cell office:value-type="float" office:value="27472">
            <text:p>27472</text:p>
          </table:table-cell>
          <table:table-cell office:value-type="float" office:value="28.05">
            <text:p>28.05</text:p>
          </table:table-cell>
          <table:table-cell office:value-type="float" office:value="158.8">
            <text:p>158.8</text:p>
          </table:table-cell>
          <table:table-cell office:value-type="float" office:value="9417.8">
            <text:p>9417.8</text:p>
          </table:table-cell>
          <table:table-cell office:value-type="float" office:value="28680">
            <text:p>28680</text:p>
          </table:table-cell>
          <table:table-cell office:value-type="float" office:value="24.814">
            <text:p>24.814</text:p>
          </table:table-cell>
          <table:table-cell table:number-columns-repeated="3"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float" office:value="1715">
            <text:p>1715</text:p>
          </table:table-cell>
          <table:table-cell office:value-type="float" office:value="900">
            <text:p>900</text:p>
          </table:table-cell>
          <table:table-cell office:value-type="float" office:value="15200">
            <text:p>15200</text:p>
          </table:table-cell>
          <table:table-cell office:value-type="float" office:value="26698">
            <text:p>26698</text:p>
          </table:table-cell>
          <table:table-cell office:value-type="float" office:value="51600">
            <text:p>51600</text:p>
          </table:table-cell>
          <table:table-cell office:value-type="float" office:value="-372">
            <text:p>-372</text:p>
          </table:table-cell>
          <table:table-cell office:value-type="float" office:value="150.5">
            <text:p>150.5</text:p>
          </table:table-cell>
          <table:table-cell office:value-type="float" office:value="-768.75">
            <text:p>-768.75</text:p>
          </table:table-cell>
          <table:table-cell office:value-type="float" office:value="-0.0244736842105263">
            <text:p>-0.0244736842</text:p>
          </table:table-cell>
          <table:table-cell office:value-type="float" office:value="0.0056371263765076">
            <text:p>0.0056371264</text:p>
          </table:table-cell>
          <table:table-cell office:value-type="float" office:value="-0.0148982558139535">
            <text:p>-0.0148982558</text:p>
          </table:table-cell>
          <table:table-cell office:value-type="float" office:value="0.915516069252078">
            <text:p>0.9155160693</text:p>
          </table:table-cell>
          <table:table-cell office:value-type="float" office:value="1.01979222561759">
            <text:p>1.0197922256</text:p>
          </table:table-cell>
          <table:table-cell office:value-type="float" office:value="0.948291142382707">
            <text:p>0.9482911424</text:p>
          </table:table-cell>
          <table:table-cell office:value-type="float" office:value="-27.9741380443162">
            <text:p>-27.97413804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date" office:date-value="2021-03-16">
            <text:p>03/16/21</text:p>
          </table:table-cell>
          <table:table-cell office:value-type="float" office:value="143">
            <text:p>143</text:p>
          </table:table-cell>
          <table:table-cell office:value-type="float" office:value="9844">
            <text:p>9844</text:p>
          </table:table-cell>
          <table:table-cell office:value-type="float" office:value="18126">
            <text:p>18126</text:p>
          </table:table-cell>
          <table:table-cell office:value-type="float" office:value="27.18">
            <text:p>27.18</text:p>
          </table:table-cell>
          <table:table-cell office:value-type="float" office:value="167.6">
            <text:p>167.6</text:p>
          </table:table-cell>
          <table:table-cell office:value-type="float" office:value="9715.6">
            <text:p>9715.6</text:p>
          </table:table-cell>
          <table:table-cell office:value-type="float" office:value="25610.6">
            <text:p>25610.6</text:p>
          </table:table-cell>
          <table:table-cell office:value-type="float" office:value="25.208">
            <text:p>25.208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table:number-columns-repeated="2" office:value-type="float" office:value="1738">
            <text:p>1738</text:p>
          </table:table-cell>
          <table:table-cell office:value-type="float" office:value="14656">
            <text:p>14656</text:p>
          </table:table-cell>
          <table:table-cell office:value-type="float" office:value="25974">
            <text:p>25974</text:p>
          </table:table-cell>
          <table:table-cell office:value-type="float" office:value="49100">
            <text:p>49100</text:p>
          </table:table-cell>
          <table:table-cell office:value-type="float" office:value="-34">
            <text:p>-34</text:p>
          </table:table-cell>
          <table:table-cell office:value-type="float" office:value="9.75">
            <text:p>9.75</text:p>
          </table:table-cell>
          <table:table-cell office:value-type="float" office:value="759.375">
            <text:p>759.375</text:p>
          </table:table-cell>
          <table:table-cell office:value-type="float" office:value="-0.00231986899563319">
            <text:p>-0.002319869</text:p>
          </table:table-cell>
          <table:table-cell office:value-type="float" office:value="0.000375375375375375">
            <text:p>0.0003753754</text:p>
          </table:table-cell>
          <table:table-cell office:value-type="float" office:value="0.0154658859470468">
            <text:p>0.0154658859</text:p>
          </table:table-cell>
          <table:table-cell office:value-type="float" office:value="0.991891006827911">
            <text:p>0.9918910068</text:p>
          </table:table-cell>
          <table:table-cell office:value-type="float" office:value="1.00131408999089">
            <text:p>1.00131409</text:p>
          </table:table-cell>
          <table:table-cell office:value-type="float" office:value="1.05459942032579">
            <text:p>1.05459942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date" office:date-value="2021-03-17">
            <text:p>03/17/21</text:p>
          </table:table-cell>
          <table:table-cell office:value-type="float" office:value="195">
            <text:p>195</text:p>
          </table:table-cell>
          <table:table-cell office:value-type="float" office:value="10284">
            <text:p>10284</text:p>
          </table:table-cell>
          <table:table-cell office:value-type="float" office:value="13649">
            <text:p>13649</text:p>
          </table:table-cell>
          <table:table-cell office:value-type="float" office:value="25.32">
            <text:p>25.32</text:p>
          </table:table-cell>
          <table:table-cell office:value-type="float" office:value="177.8">
            <text:p>177.8</text:p>
          </table:table-cell>
          <table:table-cell office:value-type="float" office:value="10015.6">
            <text:p>10015.6</text:p>
          </table:table-cell>
          <table:table-cell office:value-type="float" office:value="25068.6">
            <text:p>25068.6</text:p>
          </table:table-cell>
          <table:table-cell office:value-type="float" office:value="26.452">
            <text:p>26.452</text:p>
          </table:table-cell>
          <table:table-cell table:number-columns-repeated="3" office:value-type="float" office:value="3">
            <text:p>3</text:p>
          </table:table-cell>
          <table:table-cell office:value-type="float" office:value="927">
            <text:p>927</text:p>
          </table:table-cell>
          <table:table-cell table:number-columns-repeated="2" office:value-type="float" office:value="1780">
            <text:p>1780</text:p>
          </table:table-cell>
          <table:table-cell office:value-type="float" office:value="13744">
            <text:p>13744</text:p>
          </table:table-cell>
          <table:table-cell office:value-type="float" office:value="27202">
            <text:p>27202</text:p>
          </table:table-cell>
          <table:table-cell office:value-type="float" office:value="50075">
            <text:p>50075</text:p>
          </table:table-cell>
          <table:table-cell office:value-type="float" office:value="-264">
            <text:p>-264</text:p>
          </table:table-cell>
          <table:table-cell office:value-type="float" office:value="-236.25">
            <text:p>-236.25</text:p>
          </table:table-cell>
          <table:table-cell office:value-type="float" office:value="803.125">
            <text:p>803.125</text:p>
          </table:table-cell>
          <table:table-cell office:value-type="float" office:value="-0.0192083818393481">
            <text:p>-0.0192083818</text:p>
          </table:table-cell>
          <table:table-cell office:value-type="float" office:value="-0.00868502316006176">
            <text:p>-0.0086850232</text:p>
          </table:table-cell>
          <table:table-cell office:value-type="float" office:value="0.0160384423364953">
            <text:p>0.0160384423</text:p>
          </table:table-cell>
          <table:table-cell office:value-type="float" office:value="0.933493828950739">
            <text:p>0.933493829</text:p>
          </table:table-cell>
          <table:table-cell office:value-type="float" office:value="0.969750261009274">
            <text:p>0.969750261</text:p>
          </table:table-cell>
          <table:table-cell office:value-type="float" office:value="1.05663872217759">
            <text:p>1.05663872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date" office:date-value="2021-03-18">
            <text:p>03/18/21</text:p>
          </table:table-cell>
          <table:table-cell office:value-type="float" office:value="207">
            <text:p>207</text:p>
          </table:table-cell>
          <table:table-cell office:value-type="float" office:value="10386">
            <text:p>10386</text:p>
          </table:table-cell>
          <table:table-cell office:value-type="float" office:value="26498">
            <text:p>26498</text:p>
          </table:table-cell>
          <table:table-cell office:value-type="float" office:value="24.54">
            <text:p>24.54</text:p>
          </table:table-cell>
          <table:table-cell office:value-type="float" office:value="197">
            <text:p>197</text:p>
          </table:table-cell>
          <table:table-cell office:value-type="float" office:value="10272.2">
            <text:p>10272.2</text:p>
          </table:table-cell>
          <table:table-cell office:value-type="float" office:value="27669.4">
            <text:p>27669.4</text:p>
          </table:table-cell>
          <table:table-cell office:value-type="float" office:value="26.342">
            <text:p>26.342</text:p>
          </table:table-cell>
          <table:table-cell table:number-columns-repeated="3" office:value-type="float" office:value="3">
            <text:p>3</text:p>
          </table:table-cell>
          <table:table-cell office:value-type="float" office:value="905">
            <text:p>905</text:p>
          </table:table-cell>
          <table:table-cell office:value-type="float" office:value="1244">
            <text:p>1244</text:p>
          </table:table-cell>
          <table:table-cell office:value-type="float" office:value="1776">
            <text:p>1776</text:p>
          </table:table-cell>
          <table:table-cell office:value-type="float" office:value="11200">
            <text:p>11200</text:p>
          </table:table-cell>
          <table:table-cell office:value-type="float" office:value="26619">
            <text:p>26619</text:p>
          </table:table-cell>
          <table:table-cell office:value-type="float" office:value="49320">
            <text:p>49320</text:p>
          </table:table-cell>
          <table:table-cell office:value-type="float" office:value="-458.25">
            <text:p>-458.25</text:p>
          </table:table-cell>
          <table:table-cell office:value-type="float" office:value="-617.5">
            <text:p>-617.5</text:p>
          </table:table-cell>
          <table:table-cell office:value-type="float" office:value="-669">
            <text:p>-669</text:p>
          </table:table-cell>
          <table:table-cell office:value-type="float" office:value="-0.0409151785714286">
            <text:p>-0.0409151786</text:p>
          </table:table-cell>
          <table:table-cell office:value-type="float" office:value="-0.023197715917202">
            <text:p>-0.0231977159</text:p>
          </table:table-cell>
          <table:table-cell office:value-type="float" office:value="-0.0135644768856448">
            <text:p>-0.0135644769</text:p>
          </table:table-cell>
          <table:table-cell office:value-type="float" office:value="0.860078016601562">
            <text:p>0.8600780166</text:p>
          </table:table-cell>
          <table:table-cell office:value-type="float" office:value="0.919862736976392">
            <text:p>0.919862737</text:p>
          </table:table-cell>
          <table:table-cell office:value-type="float" office:value="0.952884961165279">
            <text:p>0.9528849612</text:p>
          </table:table-cell>
          <table:table-cell office:value-type="float" office:value="-16.5920901708275">
            <text:p>-16.5920901708</text:p>
          </table:table-cell>
          <table:table-cell office:value-type="float" office:value="-29.5320460665358">
            <text:p>-29.53204606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date" office:date-value="2021-03-19">
            <text:p>03/19/21</text:p>
          </table:table-cell>
          <table:table-cell office:value-type="float" office:value="213">
            <text:p>213</text:p>
          </table:table-cell>
          <table:table-cell office:value-type="float" office:value="10264">
            <text:p>10264</text:p>
          </table:table-cell>
          <table:table-cell office:value-type="float" office:value="39598">
            <text:p>39598</text:p>
          </table:table-cell>
          <table:table-cell office:value-type="float" office:value="27.17">
            <text:p>27.17</text:p>
          </table:table-cell>
          <table:table-cell office:value-type="float" office:value="207.2">
            <text:p>207.2</text:p>
          </table:table-cell>
          <table:table-cell office:value-type="float" office:value="10433.8">
            <text:p>10433.8</text:p>
          </table:table-cell>
          <table:table-cell office:value-type="float" office:value="32240">
            <text:p>32240</text:p>
          </table:table-cell>
          <table:table-cell office:value-type="float" office:value="26.092">
            <text:p>26.092</text:p>
          </table:table-cell>
          <table:table-cell table:number-columns-repeated="3" office:value-type="float" office:value="3">
            <text:p>3</text:p>
          </table:table-cell>
          <table:table-cell office:value-type="float" office:value="829">
            <text:p>829</text:p>
          </table:table-cell>
          <table:table-cell office:value-type="float" office:value="1175">
            <text:p>1175</text:p>
          </table:table-cell>
          <table:table-cell office:value-type="float" office:value="1721">
            <text:p>1721</text:p>
          </table:table-cell>
          <table:table-cell office:value-type="float" office:value="11104">
            <text:p>11104</text:p>
          </table:table-cell>
          <table:table-cell office:value-type="float" office:value="24906">
            <text:p>24906</text:p>
          </table:table-cell>
          <table:table-cell office:value-type="float" office:value="48624">
            <text:p>48624</text:p>
          </table:table-cell>
          <table:table-cell office:value-type="float" office:value="-391">
            <text:p>-391</text:p>
          </table:table-cell>
          <table:table-cell office:value-type="float" office:value="-168">
            <text:p>-168</text:p>
          </table:table-cell>
          <table:table-cell office:value-type="float" office:value="-423">
            <text:p>-423</text:p>
          </table:table-cell>
          <table:table-cell office:value-type="float" office:value="-0.0352125360230548">
            <text:p>-0.035212536</text:p>
          </table:table-cell>
          <table:table-cell office:value-type="float" office:value="-0.00674536256323777">
            <text:p>-0.0067453626</text:p>
          </table:table-cell>
          <table:table-cell office:value-type="float" office:value="-0.00869940769990128">
            <text:p>-0.0086994077</text:p>
          </table:table-cell>
          <table:table-cell office:value-type="float" office:value="0.879186372397931">
            <text:p>0.8791863724</text:p>
          </table:table-cell>
          <table:table-cell office:value-type="float" office:value="0.976480410864242">
            <text:p>0.9764804109</text:p>
          </table:table-cell>
          <table:table-cell office:value-type="float" office:value="0.969700405251231">
            <text:p>0.9697004053</text:p>
          </table:table-cell>
          <table:table-cell office:value-type="float" office:value="-19.3360266502884">
            <text:p>-19.336026650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date" office:date-value="2021-03-20">
            <text:p>03/20/21</text:p>
          </table:table-cell>
          <table:table-cell office:value-type="float" office:value="227">
            <text:p>227</text:p>
          </table:table-cell>
          <table:table-cell office:value-type="float" office:value="10583">
            <text:p>10583</text:p>
          </table:table-cell>
          <table:table-cell office:value-type="float" office:value="40476">
            <text:p>40476</text:p>
          </table:table-cell>
          <table:table-cell office:value-type="float" office:value="27.5">
            <text:p>27.5</text:p>
          </table:table-cell>
          <table:table-cell office:value-type="float" office:value="206">
            <text:p>206</text:p>
          </table:table-cell>
          <table:table-cell office:value-type="float" office:value="10632.2">
            <text:p>10632.2</text:p>
          </table:table-cell>
          <table:table-cell office:value-type="float" office:value="35823">
            <text:p>35823</text:p>
          </table:table-cell>
          <table:table-cell office:value-type="float" office:value="26.76">
            <text:p>26.76</text:p>
          </table:table-cell>
          <table:table-cell table:number-columns-repeated="3" office:value-type="float" office:value="3">
            <text:p>3</text:p>
          </table:table-cell>
          <table:table-cell office:value-type="float" office:value="884">
            <text:p>884</text:p>
          </table:table-cell>
          <table:table-cell table:number-columns-repeated="2" office:value-type="float" office:value="1798">
            <text:p>1798</text:p>
          </table:table-cell>
          <table:table-cell office:value-type="float" office:value="12240">
            <text:p>12240</text:p>
          </table:table-cell>
          <table:table-cell office:value-type="float" office:value="25974">
            <text:p>25974</text:p>
          </table:table-cell>
          <table:table-cell office:value-type="float" office:value="49100">
            <text:p>49100</text:p>
          </table:table-cell>
          <table:table-cell office:value-type="float" office:value="-270.25">
            <text:p>-270.25</text:p>
          </table:table-cell>
          <table:table-cell office:value-type="float" office:value="9.75">
            <text:p>9.75</text:p>
          </table:table-cell>
          <table:table-cell office:value-type="float" office:value="-65.625">
            <text:p>-65.625</text:p>
          </table:table-cell>
          <table:table-cell office:value-type="float" office:value="-0.0220792483660131">
            <text:p>-0.0220792484</text:p>
          </table:table-cell>
          <table:table-cell office:value-type="float" office:value="0.000375375375375375">
            <text:p>0.0003753754</text:p>
          </table:table-cell>
          <table:table-cell office:value-type="float" office:value="-0.00133655804480652">
            <text:p>-0.001336558</text:p>
          </table:table-cell>
          <table:table-cell office:value-type="float" office:value="0.923678117407434">
            <text:p>0.9236781174</text:p>
          </table:table-cell>
          <table:table-cell office:value-type="float" office:value="1.00131408999089">
            <text:p>1.00131409</text:p>
          </table:table-cell>
          <table:table-cell office:value-type="float" office:value="0.995325548162495">
            <text:p>0.9953255482</text:p>
          </table:table-cell>
          <table:table-cell office:value-type="float" office:value="-31.0457408164488">
            <text:p>-31.0457408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date" office:date-value="2021-03-21">
            <text:p>03/21/21</text:p>
          </table:table-cell>
          <table:table-cell office:value-type="float" office:value="194">
            <text:p>194</text:p>
          </table:table-cell>
          <table:table-cell office:value-type="float" office:value="10652">
            <text:p>10652</text:p>
          </table:table-cell>
          <table:table-cell office:value-type="float" office:value="40979">
            <text:p>40979</text:p>
          </table:table-cell>
          <table:table-cell office:value-type="float" office:value="25.93">
            <text:p>25.93</text:p>
          </table:table-cell>
          <table:table-cell office:value-type="float" office:value="215">
            <text:p>215</text:p>
          </table:table-cell>
          <table:table-cell office:value-type="float" office:value="10929.6">
            <text:p>10929.6</text:p>
          </table:table-cell>
          <table:table-cell office:value-type="float" office:value="34379.2">
            <text:p>34379.2</text:p>
          </table:table-cell>
          <table:table-cell office:value-type="float" office:value="27.538">
            <text:p>27.538</text:p>
          </table:table-cell>
          <table:table-cell table:number-columns-repeated="3" office:value-type="float" office:value="3">
            <text:p>3</text:p>
          </table:table-cell>
          <table:table-cell office:value-type="float" office:value="1002">
            <text:p>1002</text:p>
          </table:table-cell>
          <table:table-cell office:value-type="float" office:value="1361">
            <text:p>1361</text:p>
          </table:table-cell>
          <table:table-cell office:value-type="float" office:value="1940">
            <text:p>1940</text:p>
          </table:table-cell>
          <table:table-cell office:value-type="float" office:value="12432">
            <text:p>12432</text:p>
          </table:table-cell>
          <table:table-cell office:value-type="float" office:value="25660">
            <text:p>25660</text:p>
          </table:table-cell>
          <table:table-cell office:value-type="float" office:value="51375">
            <text:p>51375</text:p>
          </table:table-cell>
          <table:table-cell office:value-type="float" office:value="-271.5">
            <text:p>-271.5</text:p>
          </table:table-cell>
          <table:table-cell office:value-type="float" office:value="-327.5">
            <text:p>-327.5</text:p>
          </table:table-cell>
          <table:table-cell office:value-type="float" office:value="-696.875">
            <text:p>-696.875</text:p>
          </table:table-cell>
          <table:table-cell office:value-type="float" office:value="-0.0218388030888031">
            <text:p>-0.0218388031</text:p>
          </table:table-cell>
          <table:table-cell office:value-type="float" office:value="-0.0127630553390491">
            <text:p>-0.0127630553</text:p>
          </table:table-cell>
          <table:table-cell office:value-type="float" office:value="-0.0135644768856448">
            <text:p>-0.0135644769</text:p>
          </table:table-cell>
          <table:table-cell office:value-type="float" office:value="0.924498978497078">
            <text:p>0.9244989785</text:p>
          </table:table-cell>
          <table:table-cell office:value-type="float" office:value="0.95564858165324">
            <text:p>0.9556485817</text:p>
          </table:table-cell>
          <table:table-cell office:value-type="float" office:value="0.952884961165279">
            <text:p>0.9528849612</text:p>
          </table:table-cell>
          <table:table-cell office:value-type="float" office:value="-31.3913986763546">
            <text:p>-31.39139867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date" office:date-value="2021-03-22">
            <text:p>03/22/21</text:p>
          </table:table-cell>
          <table:table-cell office:value-type="float" office:value="189">
            <text:p>189</text:p>
          </table:table-cell>
          <table:table-cell office:value-type="float" office:value="11276">
            <text:p>11276</text:p>
          </table:table-cell>
          <table:table-cell office:value-type="float" office:value="31564">
            <text:p>31564</text:p>
          </table:table-cell>
          <table:table-cell office:value-type="float" office:value="28.66">
            <text:p>28.66</text:p>
          </table:table-cell>
          <table:table-cell office:value-type="float" office:value="222.2">
            <text:p>222.2</text:p>
          </table:table-cell>
          <table:table-cell office:value-type="float" office:value="11237.8">
            <text:p>11237.8</text:p>
          </table:table-cell>
          <table:table-cell office:value-type="float" office:value="33122.8">
            <text:p>33122.8</text:p>
          </table:table-cell>
          <table:table-cell office:value-type="float" office:value="26.658">
            <text:p>26.65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032">
            <text:p>1032</text:p>
          </table:table-cell>
          <table:table-cell table:number-columns-repeated="2" office:value-type="float" office:value="1995">
            <text:p>1995</text:p>
          </table:table-cell>
          <table:table-cell office:value-type="float" office:value="12142">
            <text:p>12142</text:p>
          </table:table-cell>
          <table:table-cell office:value-type="float" office:value="23931">
            <text:p>23931</text:p>
          </table:table-cell>
          <table:table-cell office:value-type="float" office:value="50650">
            <text:p>50650</text:p>
          </table:table-cell>
          <table:table-cell office:value-type="float" office:value="107">
            <text:p>107</text:p>
          </table:table-cell>
          <table:table-cell office:value-type="float" office:value="77.625">
            <text:p>77.625</text:p>
          </table:table-cell>
          <table:table-cell office:value-type="float" office:value="-440.625">
            <text:p>-440.625</text:p>
          </table:table-cell>
          <table:table-cell office:value-type="float" office:value="0.00881238675671224">
            <text:p>0.0088123868</text:p>
          </table:table-cell>
          <table:table-cell office:value-type="float" office:value="0.0032437006393381">
            <text:p>0.0032437006</text:p>
          </table:table-cell>
          <table:table-cell office:value-type="float" office:value="-0.00869940769990128">
            <text:p>-0.0086994077</text:p>
          </table:table-cell>
          <table:table-cell office:value-type="float" office:value="1.03099556364278">
            <text:p>1.0309955636</text:p>
          </table:table-cell>
          <table:table-cell office:value-type="float" office:value="1.01137357456161">
            <text:p>1.0113735746</text:p>
          </table:table-cell>
          <table:table-cell office:value-type="float" office:value="0.969700405251231">
            <text:p>0.96970040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date" office:date-value="2021-03-23">
            <text:p>03/23/21</text:p>
          </table:table-cell>
          <table:table-cell office:value-type="float" office:value="252">
            <text:p>252</text:p>
          </table:table-cell>
          <table:table-cell office:value-type="float" office:value="11873">
            <text:p>11873</text:p>
          </table:table-cell>
          <table:table-cell office:value-type="float" office:value="19279">
            <text:p>19279</text:p>
          </table:table-cell>
          <table:table-cell office:value-type="float" office:value="28.43">
            <text:p>28.43</text:p>
          </table:table-cell>
          <table:table-cell office:value-type="float" office:value="231.2">
            <text:p>231.2</text:p>
          </table:table-cell>
          <table:table-cell office:value-type="float" office:value="11473.2">
            <text:p>11473.2</text:p>
          </table:table-cell>
          <table:table-cell office:value-type="float" office:value="32111">
            <text:p>32111</text:p>
          </table:table-cell>
          <table:table-cell office:value-type="float" office:value="26.6">
            <text:p>26.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78">
            <text:p>978</text:p>
          </table:table-cell>
          <table:table-cell table:number-columns-repeated="2" office:value-type="float" office:value="1964">
            <text:p>1964</text:p>
          </table:table-cell>
          <table:table-cell office:value-type="float" office:value="12072">
            <text:p>12072</text:p>
          </table:table-cell>
          <table:table-cell office:value-type="float" office:value="23792">
            <text:p>23792</text:p>
          </table:table-cell>
          <table:table-cell office:value-type="float" office:value="49950">
            <text:p>49950</text:p>
          </table:table-cell>
          <table:table-cell office:value-type="float" office:value="-24.25">
            <text:p>-24.25</text:p>
          </table:table-cell>
          <table:table-cell office:value-type="float" office:value="-181.875">
            <text:p>-181.875</text:p>
          </table:table-cell>
          <table:table-cell office:value-type="float" office:value="18.75">
            <text:p>18.75</text:p>
          </table:table-cell>
          <table:table-cell office:value-type="float" office:value="-0.00200878064943671">
            <text:p>-0.0020087806</text:p>
          </table:table-cell>
          <table:table-cell office:value-type="float" office:value="-0.00764437626092804">
            <text:p>-0.0076443763</text:p>
          </table:table-cell>
          <table:table-cell office:value-type="float" office:value="0.000375375375375375">
            <text:p>0.0003753754</text:p>
          </table:table-cell>
          <table:table-cell office:value-type="float" office:value="0.992977176718379">
            <text:p>0.9929771767</text:p>
          </table:table-cell>
          <table:table-cell office:value-type="float" office:value="0.973359218604052">
            <text:p>0.9733592186</text:p>
          </table:table-cell>
          <table:table-cell office:value-type="float" office:value="1.00131408999089">
            <text:p>1.001314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date" office:date-value="2021-03-24">
            <text:p>03/24/21</text:p>
          </table:table-cell>
          <table:table-cell office:value-type="float" office:value="249">
            <text:p>249</text:p>
          </table:table-cell>
          <table:table-cell office:value-type="float" office:value="11805">
            <text:p>11805</text:p>
          </table:table-cell>
          <table:table-cell office:value-type="float" office:value="33316">
            <text:p>33316</text:p>
          </table:table-cell>
          <table:table-cell office:value-type="float" office:value="22.77">
            <text:p>22.77</text:p>
          </table:table-cell>
          <table:table-cell office:value-type="float" office:value="247.4">
            <text:p>247.4</text:p>
          </table:table-cell>
          <table:table-cell office:value-type="float" office:value="11707.4">
            <text:p>11707.4</text:p>
          </table:table-cell>
          <table:table-cell office:value-type="float" office:value="31973.8">
            <text:p>31973.8</text:p>
          </table:table-cell>
          <table:table-cell office:value-type="float" office:value="27.006">
            <text:p>27.00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995">
            <text:p>995</text:p>
          </table:table-cell>
          <table:table-cell table:number-columns-repeated="2" office:value-type="float" office:value="2003">
            <text:p>2003</text:p>
          </table:table-cell>
          <table:table-cell office:value-type="float" office:value="12494">
            <text:p>12494</text:p>
          </table:table-cell>
          <table:table-cell office:value-type="float" office:value="25606">
            <text:p>25606</text:p>
          </table:table-cell>
          <table:table-cell office:value-type="float" office:value="48575">
            <text:p>48575</text:p>
          </table:table-cell>
          <table:table-cell office:value-type="float" office:value="-215">
            <text:p>-215</text:p>
          </table:table-cell>
          <table:table-cell office:value-type="float" office:value="-621.5">
            <text:p>-621.5</text:p>
          </table:table-cell>
          <table:table-cell office:value-type="float" office:value="-421.875">
            <text:p>-421.875</text:p>
          </table:table-cell>
          <table:table-cell office:value-type="float" office:value="-0.0172082599647831">
            <text:p>-0.01720826</text:p>
          </table:table-cell>
          <table:table-cell office:value-type="float" office:value="-0.0242716550808404">
            <text:p>-0.0242716551</text:p>
          </table:table-cell>
          <table:table-cell office:value-type="float" office:value="-0.00868502316006176">
            <text:p>-0.0086850232</text:p>
          </table:table-cell>
          <table:table-cell office:value-type="float" office:value="0.94035149357685">
            <text:p>0.9403514936</text:p>
          </table:table-cell>
          <table:table-cell office:value-type="float" office:value="0.916203869168171">
            <text:p>0.9162038692</text:p>
          </table:table-cell>
          <table:table-cell office:value-type="float" office:value="0.969750261009274">
            <text:p>0.969750261</text:p>
          </table:table-cell>
          <table:table-cell office:value-type="float" office:value="0">
            <text:p>0</text:p>
          </table:table-cell>
          <table:table-cell office:value-type="float" office:value="-28.2098940388315">
            <text:p>-28.20989403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date" office:date-value="2021-03-25">
            <text:p>03/25/21</text:p>
          </table:table-cell>
          <table:table-cell office:value-type="float" office:value="272">
            <text:p>272</text:p>
          </table:table-cell>
          <table:table-cell office:value-type="float" office:value="11760">
            <text:p>11760</text:p>
          </table:table-cell>
          <table:table-cell office:value-type="float" office:value="35417">
            <text:p>35417</text:p>
          </table:table-cell>
          <table:table-cell office:value-type="float" office:value="27.21">
            <text:p>27.21</text:p>
          </table:table-cell>
          <table:table-cell office:value-type="float" office:value="260.2">
            <text:p>260.2</text:p>
          </table:table-cell>
          <table:table-cell office:value-type="float" office:value="11808">
            <text:p>11808</text:p>
          </table:table-cell>
          <table:table-cell office:value-type="float" office:value="34171.6">
            <text:p>34171.6</text:p>
          </table:table-cell>
          <table:table-cell office:value-type="float" office:value="26.052">
            <text:p>26.05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880">
            <text:p>880</text:p>
          </table:table-cell>
          <table:table-cell office:value-type="float" office:value="1277">
            <text:p>1277</text:p>
          </table:table-cell>
          <table:table-cell office:value-type="float" office:value="1907">
            <text:p>1907</text:p>
          </table:table-cell>
          <table:table-cell office:value-type="float" office:value="11572">
            <text:p>11572</text:p>
          </table:table-cell>
          <table:table-cell office:value-type="float" office:value="23583">
            <text:p>23583</text:p>
          </table:table-cell>
          <table:table-cell office:value-type="float" office:value="44500">
            <text:p>44500</text:p>
          </table:table-cell>
          <table:table-cell office:value-type="float" office:value="-400.875">
            <text:p>-400.875</text:p>
          </table:table-cell>
          <table:table-cell office:value-type="float" office:value="-579.5">
            <text:p>-579.5</text:p>
          </table:table-cell>
          <table:table-cell office:value-type="float" office:value="-681.625">
            <text:p>-681.625</text:p>
          </table:table-cell>
          <table:table-cell office:value-type="float" office:value="-0.0346418078119599">
            <text:p>-0.0346418078</text:p>
          </table:table-cell>
          <table:table-cell office:value-type="float" office:value="-0.0245727854810669">
            <text:p>-0.0245727855</text:p>
          </table:table-cell>
          <table:table-cell office:value-type="float" office:value="-0.0153174157303371">
            <text:p>-0.0153174157</text:p>
          </table:table-cell>
          <table:table-cell office:value-type="float" office:value="0.881105780161163">
            <text:p>0.8811057802</text:p>
          </table:table-cell>
          <table:table-cell office:value-type="float" office:value="0.915178741517411">
            <text:p>0.9151787415</text:p>
          </table:table-cell>
          <table:table-cell office:value-type="float" office:value="0.946848906464146">
            <text:p>0.9468489065</text:p>
          </table:table-cell>
          <table:table-cell office:value-type="float" office:value="-19.6603682754396">
            <text:p>-19.6603682754</text:p>
          </table:table-cell>
          <table:table-cell office:value-type="float" office:value="-27.8599098654113">
            <text:p>-27.85990986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date" office:date-value="2021-03-26">
            <text:p>03/26/21</text:p>
          </table:table-cell>
          <table:table-cell office:value-type="float" office:value="275">
            <text:p>275</text:p>
          </table:table-cell>
          <table:table-cell office:value-type="float" office:value="11823">
            <text:p>11823</text:p>
          </table:table-cell>
          <table:table-cell office:value-type="float" office:value="40293">
            <text:p>40293</text:p>
          </table:table-cell>
          <table:table-cell office:value-type="float" office:value="27.96">
            <text:p>27.96</text:p>
          </table:table-cell>
          <table:table-cell office:value-type="float" office:value="253.8">
            <text:p>253.8</text:p>
          </table:table-cell>
          <table:table-cell office:value-type="float" office:value="11794.4">
            <text:p>11794.4</text:p>
          </table:table-cell>
          <table:table-cell office:value-type="float" office:value="36176">
            <text:p>36176</text:p>
          </table:table-cell>
          <table:table-cell office:value-type="float" office:value="26.566">
            <text:p>26.56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1823">
            <text:p>1823</text:p>
          </table:table-cell>
          <table:table-cell office:value-type="float" office:value="12056">
            <text:p>12056</text:p>
          </table:table-cell>
          <table:table-cell office:value-type="float" office:value="23596">
            <text:p>23596</text:p>
          </table:table-cell>
          <table:table-cell office:value-type="float" office:value="45183">
            <text:p>45183</text:p>
          </table:table-cell>
          <table:table-cell office:value-type="float" office:value="-385.75">
            <text:p>-385.75</text:p>
          </table:table-cell>
          <table:table-cell office:value-type="float" office:value="-878.375">
            <text:p>-878.375</text:p>
          </table:table-cell>
          <table:table-cell office:value-type="float" office:value="-1097.5">
            <text:p>-1097.5</text:p>
          </table:table-cell>
          <table:table-cell office:value-type="float" office:value="-0.0319965162574652">
            <text:p>-0.0319965163</text:p>
          </table:table-cell>
          <table:table-cell office:value-type="float" office:value="-0.0372255890828954">
            <text:p>-0.0372255891</text:p>
          </table:table-cell>
          <table:table-cell office:value-type="float" office:value="-0.0242901091118341">
            <text:p>-0.0242901091</text:p>
          </table:table-cell>
          <table:table-cell office:value-type="float" office:value="0.890018796121996">
            <text:p>0.8900187961</text:p>
          </table:table-cell>
          <table:table-cell office:value-type="float" office:value="0.8724264973957">
            <text:p>0.8724264974</text:p>
          </table:table-cell>
          <table:table-cell office:value-type="float" office:value="0.916141036533884">
            <text:p>0.9161410365</text:p>
          </table:table-cell>
          <table:table-cell office:value-type="float" office:value="-21.314755837438">
            <text:p>-21.3147558374</text:p>
          </table:table-cell>
          <table:table-cell office:value-type="float" office:value="-18.2714154859422">
            <text:p>-18.2714154859</text:p>
          </table:table-cell>
          <table:table-cell office:value-type="float" office:value="-28.1881965378884">
            <text:p>-28.1881965379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date" office:date-value="2021-03-27">
            <text:p>03/27/21</text:p>
          </table:table-cell>
          <table:table-cell office:value-type="float" office:value="253">
            <text:p>253</text:p>
          </table:table-cell>
          <table:table-cell office:value-type="float" office:value="11779">
            <text:p>11779</text:p>
          </table:table-cell>
          <table:table-cell office:value-type="float" office:value="42553">
            <text:p>42553</text:p>
          </table:table-cell>
          <table:table-cell office:value-type="float" office:value="23.89">
            <text:p>23.89</text:p>
          </table:table-cell>
          <table:table-cell office:value-type="float" office:value="241.8">
            <text:p>241.8</text:p>
          </table:table-cell>
          <table:table-cell office:value-type="float" office:value="11891.6">
            <text:p>11891.6</text:p>
          </table:table-cell>
          <table:table-cell office:value-type="float" office:value="38008.6">
            <text:p>38008.6</text:p>
          </table:table-cell>
          <table:table-cell office:value-type="float" office:value="25.432">
            <text:p>25.432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909">
            <text:p>909</text:p>
          </table:table-cell>
          <table:table-cell office:value-type="float" office:value="1964">
            <text:p>1964</text:p>
          </table:table-cell>
          <table:table-cell office:value-type="float" office:value="10910">
            <text:p>10910</text:p>
          </table:table-cell>
          <table:table-cell office:value-type="float" office:value="22950">
            <text:p>22950</text:p>
          </table:table-cell>
          <table:table-cell office:value-type="float" office:value="45725">
            <text:p>45725</text:p>
          </table:table-cell>
          <table:table-cell office:value-type="float" office:value="-523.5">
            <text:p>-523.5</text:p>
          </table:table-cell>
          <table:table-cell office:value-type="float" office:value="-1008.25">
            <text:p>-1008.25</text:p>
          </table:table-cell>
          <table:table-cell office:value-type="float" office:value="-1338.125">
            <text:p>-1338.125</text:p>
          </table:table-cell>
          <table:table-cell office:value-type="float" office:value="-0.0479835013748854">
            <text:p>-0.0479835014</text:p>
          </table:table-cell>
          <table:table-cell office:value-type="float" office:value="-0.0439324618736383">
            <text:p>-0.0439324619</text:p>
          </table:table-cell>
          <table:table-cell office:value-type="float" office:value="-0.0292646254784035">
            <text:p>-0.0292646255</text:p>
          </table:table-cell>
          <table:table-cell office:value-type="float" office:value="0.83657048134012">
            <text:p>0.8365704813</text:p>
          </table:table-cell>
          <table:table-cell office:value-type="float" office:value="0.850019303406572">
            <text:p>0.8500193034</text:p>
          </table:table-cell>
          <table:table-cell office:value-type="float" office:value="0.899252390702195">
            <text:p>0.8992523907</text:p>
          </table:table-cell>
          <table:table-cell office:value-type="float" office:value="-14.0961176846435">
            <text:p>-14.0961176846</text:p>
          </table:table-cell>
          <table:table-cell office:value-type="float" office:value="-15.4283943277256">
            <text:p>-15.4283943277</text:p>
          </table:table-cell>
          <table:table-cell office:value-type="float" office:value="-23.3372071868991">
            <text:p>-23.3372071869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date" office:date-value="2021-03-28">
            <text:p>03/28/21</text:p>
          </table:table-cell>
          <table:table-cell office:value-type="float" office:value="220">
            <text:p>220</text:p>
          </table:table-cell>
          <table:table-cell office:value-type="float" office:value="11805">
            <text:p>11805</text:p>
          </table:table-cell>
          <table:table-cell office:value-type="float" office:value="29301">
            <text:p>29301</text:p>
          </table:table-cell>
          <table:table-cell office:value-type="float" office:value="31">
            <text:p>31</text:p>
          </table:table-cell>
          <table:table-cell office:value-type="float" office:value="242.2">
            <text:p>242.2</text:p>
          </table:table-cell>
          <table:table-cell office:value-type="float" office:value="12050.2">
            <text:p>12050.2</text:p>
          </table:table-cell>
          <table:table-cell office:value-type="float" office:value="34616.2">
            <text:p>34616.2</text:p>
          </table:table-cell>
          <table:table-cell office:value-type="float" office:value="24.984">
            <text:p>24.98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88">
            <text:p>988</text:p>
          </table:table-cell>
          <table:table-cell table:number-columns-repeated="2" office:value-type="float" office:value="2055">
            <text:p>2055</text:p>
          </table:table-cell>
          <table:table-cell office:value-type="float" office:value="10520">
            <text:p>10520</text:p>
          </table:table-cell>
          <table:table-cell office:value-type="float" office:value="22329">
            <text:p>22329</text:p>
          </table:table-cell>
          <table:table-cell office:value-type="float" office:value="45725">
            <text:p>45725</text:p>
          </table:table-cell>
          <table:table-cell office:value-type="float" office:value="-658.571428571429">
            <text:p>-658.5714285714</text:p>
          </table:table-cell>
          <table:table-cell office:value-type="float" office:value="-1047.75">
            <text:p>-1047.75</text:p>
          </table:table-cell>
          <table:table-cell office:value-type="float" office:value="-1332.85714285714">
            <text:p>-1332.8571428571</text:p>
          </table:table-cell>
          <table:table-cell office:value-type="float" office:value="-0.0626018468223791">
            <text:p>-0.0626018468</text:p>
          </table:table-cell>
          <table:table-cell office:value-type="float" office:value="-0.0469232836221954">
            <text:p>-0.0469232836</text:p>
          </table:table-cell>
          <table:table-cell office:value-type="float" office:value="-0.0291494181051316">
            <text:p>-0.0291494181</text:p>
          </table:table-cell>
          <table:table-cell office:value-type="float" office:value="0.788574758923795">
            <text:p>0.7885747589</text:p>
          </table:table-cell>
          <table:table-cell office:value-type="float" office:value="0.840084024632259">
            <text:p>0.8400840246</text:p>
          </table:table-cell>
          <table:table-cell office:value-type="float" office:value="0.89964242624074">
            <text:p>0.8996424262</text:p>
          </table:table-cell>
          <table:table-cell office:value-type="float" office:value="-10.7220045154353">
            <text:p>-10.7220045154</text:p>
          </table:table-cell>
          <table:table-cell office:value-type="float" office:value="-14.422574491771">
            <text:p>-14.4225744918</text:p>
          </table:table-cell>
          <table:table-cell office:value-type="float" office:value="-23.4308263328368">
            <text:p>-23.4308263328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date" office:date-value="2021-03-29">
            <text:p>03/29/21</text:p>
          </table:table-cell>
          <table:table-cell office:value-type="float" office:value="189">
            <text:p>189</text:p>
          </table:table-cell>
          <table:table-cell office:value-type="float" office:value="12291">
            <text:p>12291</text:p>
          </table:table-cell>
          <table:table-cell office:value-type="float" office:value="42479">
            <text:p>42479</text:p>
          </table:table-cell>
          <table:table-cell office:value-type="float" office:value="17.1">
            <text:p>17.1</text:p>
          </table:table-cell>
          <table:table-cell office:value-type="float" office:value="247.6">
            <text:p>247.6</text:p>
          </table:table-cell>
          <table:table-cell office:value-type="float" office:value="12154.8">
            <text:p>12154.8</text:p>
          </table:table-cell>
          <table:table-cell office:value-type="float" office:value="33108.4">
            <text:p>33108.4</text:p>
          </table:table-cell>
          <table:table-cell office:value-type="float" office:value="23.484">
            <text:p>23.484</text:p>
          </table:table-cell>
          <table:table-cell table:number-columns-repeated="3" office:value-type="float" office:value="4">
            <text:p>4</text:p>
          </table:table-cell>
          <table:table-cell office:value-type="float" office:value="950">
            <text:p>950</text:p>
          </table:table-cell>
          <table:table-cell table:number-columns-repeated="2" office:value-type="float" office:value="2026">
            <text:p>2026</text:p>
          </table:table-cell>
          <table:table-cell office:value-type="float" office:value="9225">
            <text:p>9225</text:p>
          </table:table-cell>
          <table:table-cell office:value-type="float" office:value="20169">
            <text:p>20169</text:p>
          </table:table-cell>
          <table:table-cell office:value-type="float" office:value="45922">
            <text:p>45922</text:p>
          </table:table-cell>
          <table:table-cell office:value-type="float" office:value="-614.666666666667">
            <text:p>-614.6666666667</text:p>
          </table:table-cell>
          <table:table-cell office:value-type="float" office:value="-1395">
            <text:p>-1395</text:p>
          </table:table-cell>
          <table:table-cell office:value-type="float" office:value="-875.833333333333">
            <text:p>-875.8333333333</text:p>
          </table:table-cell>
          <table:table-cell office:value-type="float" office:value="-0.0666305329719964">
            <text:p>-0.066630533</text:p>
          </table:table-cell>
          <table:table-cell office:value-type="float" office:value="-0.0691655510932619">
            <text:p>-0.0691655511</text:p>
          </table:table-cell>
          <table:table-cell office:value-type="float" office:value="-0.0190721948811753">
            <text:p>-0.0190721949</text:p>
          </table:table-cell>
          <table:table-cell office:value-type="float" office:value="0.775494805329312">
            <text:p>0.7754948053</text:p>
          </table:table-cell>
          <table:table-cell office:value-type="float" office:value="0.767296963151331">
            <text:p>0.7672969632</text:p>
          </table:table-cell>
          <table:table-cell office:value-type="float" office:value="0.933960265206354">
            <text:p>0.9339602652</text:p>
          </table:table-cell>
          <table:table-cell office:value-type="float" office:value="-10.0522898843595">
            <text:p>-10.0522898844</text:p>
          </table:table-cell>
          <table:table-cell office:value-type="float" office:value="-9.67085337661026">
            <text:p>-9.67085337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date" office:date-value="2021-03-30">
            <text:p>03/30/21</text:p>
          </table:table-cell>
          <table:table-cell office:value-type="float" office:value="274">
            <text:p>274</text:p>
          </table:table-cell>
          <table:table-cell office:value-type="float" office:value="12553">
            <text:p>12553</text:p>
          </table:table-cell>
          <table:table-cell office:value-type="float" office:value="18455">
            <text:p>18455</text:p>
          </table:table-cell>
          <table:table-cell office:value-type="float" office:value="24.97">
            <text:p>24.97</text:p>
          </table:table-cell>
          <table:table-cell office:value-type="float" office:value="248.6">
            <text:p>248.6</text:p>
          </table:table-cell>
          <table:table-cell office:value-type="float" office:value="12211.4">
            <text:p>12211.4</text:p>
          </table:table-cell>
          <table:table-cell office:value-type="float" office:value="32686.6">
            <text:p>32686.6</text:p>
          </table:table-cell>
          <table:table-cell office:value-type="float" office:value="23.3">
            <text:p>23.3</text:p>
          </table:table-cell>
          <table:table-cell table:number-columns-repeated="3" office:value-type="float" office:value="4">
            <text:p>4</text:p>
          </table:table-cell>
          <table:table-cell office:value-type="float" office:value="916">
            <text:p>916</text:p>
          </table:table-cell>
          <table:table-cell table:number-columns-repeated="2" office:value-type="float" office:value="1998">
            <text:p>1998</text:p>
          </table:table-cell>
          <table:table-cell office:value-type="float" office:value="9056">
            <text:p>9056</text:p>
          </table:table-cell>
          <table:table-cell office:value-type="float" office:value="19798">
            <text:p>19798</text:p>
          </table:table-cell>
          <table:table-cell office:value-type="float" office:value="45078">
            <text:p>45078</text:p>
          </table:table-cell>
          <table:table-cell office:value-type="float" office:value="-834.4">
            <text:p>-834.4</text:p>
          </table:table-cell>
          <table:table-cell office:value-type="float" office:value="-1824.2">
            <text:p>-1824.2</text:p>
          </table:table-cell>
          <table:table-cell office:value-type="float" office:value="-981">
            <text:p>-981</text:p>
          </table:table-cell>
          <table:table-cell office:value-type="float" office:value="-0.0921378091872792">
            <text:p>-0.0921378092</text:p>
          </table:table-cell>
          <table:table-cell office:value-type="float" office:value="-0.0921406202646732">
            <text:p>-0.0921406203</text:p>
          </table:table-cell>
          <table:table-cell office:value-type="float" office:value="-0.0217622787168907">
            <text:p>-0.0217622787</text:p>
          </table:table-cell>
          <table:table-cell office:value-type="float" office:value="0.694156844572913">
            <text:p>0.6941568446</text:p>
          </table:table-cell>
          <table:table-cell office:value-type="float" office:value="0.694148021123051">
            <text:p>0.6941480211</text:p>
          </table:table-cell>
          <table:table-cell office:value-type="float" office:value="0.924760274169788">
            <text:p>0.9247602742</text:p>
          </table:table-cell>
          <table:table-cell office:value-type="float" office:value="-7.170783501239">
            <text:p>-7.1707835012</text:p>
          </table:table-cell>
          <table:table-cell office:value-type="float" office:value="-7.17055380843259">
            <text:p>-7.1705538084</text:p>
          </table:table-cell>
          <table:table-cell office:value-type="float" office:value="-31.5030103490938">
            <text:p>-31.503010349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date" office:date-value="2021-03-31">
            <text:p>03/31/21</text:p>
          </table:table-cell>
          <table:table-cell office:value-type="float" office:value="302">
            <text:p>302</text:p>
          </table:table-cell>
          <table:table-cell office:value-type="float" office:value="12346">
            <text:p>12346</text:p>
          </table:table-cell>
          <table:table-cell office:value-type="float" office:value="32754">
            <text:p>32754</text:p>
          </table:table-cell>
          <table:table-cell office:value-type="float" office:value="20.46">
            <text:p>20.46</text:p>
          </table:table-cell>
          <table:table-cell office:value-type="float" office:value="258">
            <text:p>258</text:p>
          </table:table-cell>
          <table:table-cell office:value-type="float" office:value="12199.8">
            <text:p>12199.8</text:p>
          </table:table-cell>
          <table:table-cell office:value-type="float" office:value="34825">
            <text:p>34825</text:p>
          </table:table-cell>
          <table:table-cell office:value-type="float" office:value="21.628">
            <text:p>21.62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859">
            <text:p>859</text:p>
          </table:table-cell>
          <table:table-cell office:value-type="float" office:value="1943">
            <text:p>1943</text:p>
          </table:table-cell>
          <table:table-cell office:value-type="float" office:value="7884">
            <text:p>7884</text:p>
          </table:table-cell>
          <table:table-cell office:value-type="float" office:value="18051">
            <text:p>18051</text:p>
          </table:table-cell>
          <table:table-cell office:value-type="float" office:value="45002">
            <text:p>45002</text:p>
          </table:table-cell>
          <table:table-cell office:value-type="float" office:value="-756.5">
            <text:p>-756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959538305428716">
            <text:p>-0.0959538305</text:p>
          </table:table-cell>
          <table:table-cell table:number-columns-repeated="2" office:value-type="float" office:value="0">
            <text:p>0</text:p>
          </table:table-cell>
          <table:table-cell office:value-type="float" office:value="0.682207582787815">
            <text:p>0.6822075828</text:p>
          </table:table-cell>
          <table:table-cell office:value-type="float" office:value="0.78">
            <text:p>0.78</text:p>
          </table:table-cell>
          <table:table-cell office:value-type="float" office:value="0.99">
            <text:p>0.99</text:p>
          </table:table-cell>
          <table:table-cell office:value-type="float" office:value="-6.87135790373938">
            <text:p>-6.871357903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date" office:date-value="2021-04-01">
            <text:p>04/01/21</text:p>
          </table:table-cell>
          <table:table-cell office:value-type="float" office:value="258">
            <text:p>258</text:p>
          </table:table-cell>
          <table:table-cell office:value-type="float" office:value="12062">
            <text:p>12062</text:p>
          </table:table-cell>
          <table:table-cell office:value-type="float" office:value="40444">
            <text:p>40444</text:p>
          </table:table-cell>
          <table:table-cell office:value-type="float" office:value="22.97">
            <text:p>22.97</text:p>
          </table:table-cell>
          <table:table-cell office:value-type="float" office:value="268.6">
            <text:p>268.6</text:p>
          </table:table-cell>
          <table:table-cell office:value-type="float" office:value="12018.2">
            <text:p>12018.2</text:p>
          </table:table-cell>
          <table:table-cell office:value-type="float" office:value="33648.8">
            <text:p>33648.8</text:p>
          </table:table-cell>
          <table:table-cell office:value-type="float" office:value="22.928">
            <text:p>22.928</text:p>
          </table:table-cell>
          <table:table-cell table:number-columns-repeated="3" office:value-type="float" office:value="5">
            <text:p>5</text:p>
          </table:table-cell>
          <table:table-cell office:value-type="float" office:value="700">
            <text:p>700</text:p>
          </table:table-cell>
          <table:table-cell office:value-type="float" office:value="1123">
            <text:p>1123</text:p>
          </table:table-cell>
          <table:table-cell office:value-type="float" office:value="1780">
            <text:p>1780</text:p>
          </table:table-cell>
          <table:table-cell office:value-type="float" office:value="7242">
            <text:p>7242</text:p>
          </table:table-cell>
          <table:table-cell office:value-type="float" office:value="17354">
            <text:p>17354</text:p>
          </table:table-cell>
          <table:table-cell office:value-type="float" office:value="44926">
            <text:p>44926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date" office:date-value="2021-04-02">
            <text:p>04/02/21</text:p>
          </table:table-cell>
          <table:table-cell office:value-type="float" office:value="267">
            <text:p>267</text:p>
          </table:table-cell>
          <table:table-cell office:value-type="float" office:value="11747">
            <text:p>11747</text:p>
          </table:table-cell>
          <table:table-cell office:value-type="float" office:value="39993">
            <text:p>39993</text:p>
          </table:table-cell>
          <table:table-cell office:value-type="float" office:value="22.64">
            <text:p>22.64</text:p>
          </table:table-cell>
          <table:table-cell office:value-type="float" office:value="256">
            <text:p>256</text:p>
          </table:table-cell>
          <table:table-cell office:value-type="float" office:value="11821.8">
            <text:p>11821.8</text:p>
          </table:table-cell>
          <table:table-cell office:value-type="float" office:value="35376.6">
            <text:p>35376.6</text:p>
          </table:table-cell>
          <table:table-cell office:value-type="float" office:value="22.78">
            <text:p>22.78</text:p>
          </table:table-cell>
          <table:table-cell table:number-columns-repeated="3" office:value-type="float" office:value="5">
            <text:p>5</text:p>
          </table:table-cell>
          <table:table-cell office:value-type="float" office:value="694">
            <text:p>694</text:p>
          </table:table-cell>
          <table:table-cell table:number-columns-repeated="2" office:value-type="float" office:value="1766">
            <text:p>1766</text:p>
          </table:table-cell>
          <table:table-cell office:value-type="float" office:value="6653">
            <text:p>6653</text:p>
          </table:table-cell>
          <table:table-cell office:value-type="float" office:value="16495">
            <text:p>16495</text:p>
          </table:table-cell>
          <table:table-cell office:value-type="float" office:value="44849">
            <text:p>44849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79">
            <text:p>0.79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date" office:date-value="2021-04-03">
            <text:p>04/03/21</text:p>
          </table:table-cell>
          <table:table-cell office:value-type="float" office:value="242">
            <text:p>242</text:p>
          </table:table-cell>
          <table:table-cell office:value-type="float" office:value="11383">
            <text:p>11383</text:p>
          </table:table-cell>
          <table:table-cell office:value-type="float" office:value="36598">
            <text:p>36598</text:p>
          </table:table-cell>
          <table:table-cell office:value-type="float" office:value="23.6">
            <text:p>23.6</text:p>
          </table:table-cell>
          <table:table-cell office:value-type="float" office:value="244.5">
            <text:p>244.5</text:p>
          </table:table-cell>
          <table:table-cell office:value-type="float" office:value="11690.75">
            <text:p>11690.75</text:p>
          </table:table-cell>
          <table:table-cell office:value-type="float" office:value="36032.25">
            <text:p>36032.25</text:p>
          </table:table-cell>
          <table:table-cell office:value-type="float" office:value="23.36">
            <text:p>23.36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65">
            <text:p>765</text:p>
          </table:table-cell>
          <table:table-cell office:value-type="float" office:value="1829">
            <text:p>1829</text:p>
          </table:table-cell>
          <table:table-cell office:value-type="float" office:value="6111">
            <text:p>6111</text:p>
          </table:table-cell>
          <table:table-cell office:value-type="float" office:value="15776">
            <text:p>15776</text:p>
          </table:table-cell>
          <table:table-cell office:value-type="float" office:value="44774">
            <text:p>44774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0.78">
            <text:p>0.78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date" office:date-value="2021-04-04">
            <text:p>04/04/21</text:p>
          </table:table-cell>
          <table:table-cell office:value-type="float" office:value="211">
            <text:p>211</text:p>
          </table:table-cell>
          <table:table-cell office:value-type="float" office:value="11571">
            <text:p>11571</text:p>
          </table:table-cell>
          <table:table-cell office:value-type="float" office:value="27094">
            <text:p>27094</text:p>
          </table:table-cell>
          <table:table-cell office:value-type="float" office:value="24.23">
            <text:p>24.23</text:p>
          </table:table-cell>
          <table:table-cell office:value-type="float" office:value="240">
            <text:p>240</text:p>
          </table:table-cell>
          <table:table-cell office:value-type="float" office:value="11567">
            <text:p>11567</text:p>
          </table:table-cell>
          <table:table-cell office:value-type="float" office:value="34561.6666666667">
            <text:p>34561.6666666667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777">
            <text:p>777</text:p>
          </table:table-cell>
          <table:table-cell office:value-type="float" office:value="1829">
            <text:p>1829</text:p>
          </table:table-cell>
          <table:table-cell office:value-type="float" office:value="5614">
            <text:p>5614</text:p>
          </table:table-cell>
          <table:table-cell office:value-type="float" office:value="14945">
            <text:p>14945</text:p>
          </table:table-cell>
          <table:table-cell office:value-type="float" office:value="44698">
            <text:p>44698</text:p>
          </table:table-cell>
          <table:table-cell table:number-columns-repeated="6" office:value-type="float" office:value="0">
            <text:p>0</text:p>
          </table:table-cell>
          <table:table-cell office:value-type="float" office:value="0.72">
            <text:p>0.72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9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number-columns-repeated="3" table:default-cell-style-name="Default"/>
        <table:table-column table:style-name="co19" table:number-columns-repeated="3" table:default-cell-style-name="Default"/>
        <table:table-column table:style-name="co6" table:number-columns-repeated="3" table:default-cell-style-name="Default"/>
        <table:table-row table:style-name="ro1">
          <table:table-cell office:value-type="float" office:value="0.72">
            <text:p>0.72</text:p>
          </table:table-cell>
          <table:table-cell office:value-type="float" office:value="0.99">
            <text:p>0.99</text:p>
          </table:table-cell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4.8">
            <text:p>24.8</text:p>
          </table:table-cell>
          <table:table-cell office:value-type="float" office:value="26.6">
            <text:p>26.6</text:p>
          </table:table-cell>
          <table:table-cell office:value-type="float" office:value="53.1">
            <text:p>53.1</text:p>
          </table:table-cell>
          <table:table-cell office:value-type="float" office:value="24562">
            <text:p>24562</text:p>
          </table:table-cell>
          <table:table-cell office:value-type="float" office:value="25992">
            <text:p>25992</text:p>
          </table:table-cell>
          <table:table-cell office:value-type="float" office:value="30711">
            <text:p>307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32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32:31.22</dc:date>
    <dc:creator>Liam Widdess</dc:creator>
    <meta:editing-duration>P2DT3H30M41S</meta:editing-duration>
    <meta:editing-cycles>185</meta:editing-cycles>
    <meta:generator>OpenOffice/4.1.7$Win32 OpenOffice.org_project/417m1$Build-9800</meta:generator>
    <meta:document-statistic meta:table-count="8" meta:cell-count="12085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3cm" svg:y="1.314cm" svg:width="31.06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40">
                <text:p>13340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422">
                <text:p>13422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20">
                <text:p>9620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40">
                <text:p>9140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880">
                <text:p>8880</text:p>
              </table:table-cell>
              <table:table-cell office:value-type="float" office:value="13122">
                <text:p>1312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493">
                <text:p>8493</text:p>
              </table:table-cell>
              <table:table-cell office:value-type="float" office:value="13138">
                <text:p>13138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8845">
                <text:p>8845</text:p>
              </table:table-cell>
              <table:table-cell office:value-type="float" office:value="12178">
                <text:p>12178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026">
                <text:p>9026</text:p>
              </table:table-cell>
              <table:table-cell office:value-type="float" office:value="11731">
                <text:p>11731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8865">
                <text:p>8865</text:p>
              </table:table-cell>
              <table:table-cell office:value-type="float" office:value="12592">
                <text:p>12592</text:p>
              </table:table-cell>
              <table:table-cell office:value-type="float" office:value="17997">
                <text:p>1799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544">
                <text:p>8544</text:p>
              </table:table-cell>
              <table:table-cell office:value-type="float" office:value="11255">
                <text:p>11255</text:p>
              </table:table-cell>
              <table:table-cell office:value-type="float" office:value="18223">
                <text:p>18223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116">
                <text:p>8116</text:p>
              </table:table-cell>
              <table:table-cell office:value-type="float" office:value="11190">
                <text:p>11190</text:p>
              </table:table-cell>
              <table:table-cell office:value-type="float" office:value="16548">
                <text:p>16548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798">
                <text:p>7798</text:p>
              </table:table-cell>
              <table:table-cell office:value-type="float" office:value="11522">
                <text:p>1152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1255">
                <text:p>11255</text:p>
              </table:table-cell>
              <table:table-cell office:value-type="float" office:value="16521">
                <text:p>16521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7610">
                <text:p>7610</text:p>
              </table:table-cell>
              <table:table-cell office:value-type="float" office:value="11052">
                <text:p>11052</text:p>
              </table:table-cell>
              <table:table-cell office:value-type="float" office:value="15072">
                <text:p>1507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21">
                <text:p>7921</text:p>
              </table:table-cell>
              <table:table-cell office:value-type="float" office:value="10264">
                <text:p>10264</text:p>
              </table:table-cell>
              <table:table-cell office:value-type="float" office:value="15075">
                <text:p>15075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832">
                <text:p>7832</text:p>
              </table:table-cell>
              <table:table-cell office:value-type="float" office:value="11142">
                <text:p>11142</text:p>
              </table:table-cell>
              <table:table-cell office:value-type="float" office:value="15976">
                <text:p>159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7546">
                <text:p>7546</text:p>
              </table:table-cell>
              <table:table-cell office:value-type="float" office:value="10220">
                <text:p>10220</text:p>
              </table:table-cell>
              <table:table-cell office:value-type="float" office:value="16635">
                <text:p>16635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7450">
                <text:p>7450</text:p>
              </table:table-cell>
              <table:table-cell office:value-type="float" office:value="9668">
                <text:p>9668</text:p>
              </table:table-cell>
              <table:table-cell office:value-type="float" office:value="15059">
                <text:p>1505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200">
                <text:p>7200</text:p>
              </table:table-cell>
              <table:table-cell office:value-type="float" office:value="10091">
                <text:p>10091</text:p>
              </table:table-cell>
              <table:table-cell office:value-type="float" office:value="13697">
                <text:p>13697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7124">
                <text:p>7124</text:p>
              </table:table-cell>
              <table:table-cell office:value-type="float" office:value="10026">
                <text:p>10026</text:p>
              </table:table-cell>
              <table:table-cell office:value-type="float" office:value="14857">
                <text:p>1485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174">
                <text:p>7174</text:p>
              </table:table-cell>
              <table:table-cell office:value-type="float" office:value="9644">
                <text:p>9644</text:p>
              </table:table-cell>
              <table:table-cell office:value-type="float" office:value="13888">
                <text:p>13888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450">
                <text:p>7450</text:p>
              </table:table-cell>
              <table:table-cell office:value-type="float" office:value="9704">
                <text:p>9704</text:p>
              </table:table-cell>
              <table:table-cell office:value-type="float" office:value="14021">
                <text:p>14021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200">
                <text:p>7200</text:p>
              </table:table-cell>
              <table:table-cell office:value-type="float" office:value="10235">
                <text:p>10235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774">
                <text:p>10774</text:p>
              </table:table-cell>
              <table:table-cell office:value-type="float" office:value="14751">
                <text:p>1475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260">
                <text:p>7260</text:p>
              </table:table-cell>
              <table:table-cell office:value-type="float" office:value="10238">
                <text:p>10238</text:p>
              </table:table-cell>
              <table:table-cell office:value-type="float" office:value="13859">
                <text:p>1385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398">
                <text:p>7398</text:p>
              </table:table-cell>
              <table:table-cell office:value-type="float" office:value="10284">
                <text:p>10284</text:p>
              </table:table-cell>
              <table:table-cell office:value-type="float" office:value="14344">
                <text:p>1434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124">
                <text:p>7124</text:p>
              </table:table-cell>
              <table:table-cell office:value-type="float" office:value="10588">
                <text:p>10588</text:p>
              </table:table-cell>
              <table:table-cell office:value-type="float" office:value="15190">
                <text:p>1519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190">
                <text:p>7190</text:p>
              </table:table-cell>
              <table:table-cell office:value-type="float" office:value="10535">
                <text:p>10535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270">
                <text:p>7270</text:p>
              </table:table-cell>
              <table:table-cell office:value-type="float" office:value="10357">
                <text:p>10357</text:p>
              </table:table-cell>
              <table:table-cell office:value-type="float" office:value="15641">
                <text:p>1564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7772">
                <text:p>7772</text:p>
              </table:table-cell>
              <table:table-cell office:value-type="float" office:value="10432">
                <text:p>10432</text:p>
              </table:table-cell>
              <table:table-cell office:value-type="float" office:value="16282">
                <text:p>1628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213">
                <text:p>8213</text:p>
              </table:table-cell>
              <table:table-cell office:value-type="float" office:value="11200">
                <text:p>11200</text:p>
              </table:table-cell>
              <table:table-cell office:value-type="float" office:value="15405">
                <text:p>1540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7978">
                <text:p>7978</text:p>
              </table:table-cell>
              <table:table-cell office:value-type="float" office:value="10481">
                <text:p>10481</text:p>
              </table:table-cell>
              <table:table-cell office:value-type="float" office:value="14705">
                <text:p>1470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7730">
                <text:p>7730</text:p>
              </table:table-cell>
              <table:table-cell office:value-type="float" office:value="10352">
                <text:p>10352</text:p>
              </table:table-cell>
              <table:table-cell office:value-type="float" office:value="15251">
                <text:p>15251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7592">
                <text:p>7592</text:p>
              </table:table-cell>
              <table:table-cell office:value-type="float" office:value="10432">
                <text:p>10432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7942">
                <text:p>7942</text:p>
              </table:table-cell>
              <table:table-cell office:value-type="float" office:value="10414">
                <text:p>10414</text:p>
              </table:table-cell>
              <table:table-cell office:value-type="float" office:value="15528">
                <text:p>155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7956">
                <text:p>7956</text:p>
              </table:table-cell>
              <table:table-cell office:value-type="float" office:value="10334">
                <text:p>10334</text:p>
              </table:table-cell>
              <table:table-cell office:value-type="float" office:value="15003">
                <text:p>1500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7642">
                <text:p>7642</text:p>
              </table:table-cell>
              <table:table-cell office:value-type="float" office:value="11362">
                <text:p>11362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7814">
                <text:p>7814</text:p>
              </table:table-cell>
              <table:table-cell office:value-type="float" office:value="11925">
                <text:p>11925</text:p>
              </table:table-cell>
              <table:table-cell office:value-type="float" office:value="16337">
                <text:p>16337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915">
                <text:p>7915</text:p>
              </table:table-cell>
              <table:table-cell office:value-type="float" office:value="10639">
                <text:p>10639</text:p>
              </table:table-cell>
              <table:table-cell office:value-type="float" office:value="15231">
                <text:p>152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7850">
                <text:p>7850</text:p>
              </table:table-cell>
              <table:table-cell office:value-type="float" office:value="10736">
                <text:p>10736</text:p>
              </table:table-cell>
              <table:table-cell office:value-type="float" office:value="15354">
                <text:p>1535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7768">
                <text:p>7768</text:p>
              </table:table-cell>
              <table:table-cell office:value-type="float" office:value="10762">
                <text:p>10762</text:p>
              </table:table-cell>
              <table:table-cell office:value-type="float" office:value="17693">
                <text:p>17693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7689">
                <text:p>7689</text:p>
              </table:table-cell>
              <table:table-cell office:value-type="float" office:value="11036">
                <text:p>11036</text:p>
              </table:table-cell>
              <table:table-cell office:value-type="float" office:value="15962">
                <text:p>1596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7905">
                <text:p>7905</text:p>
              </table:table-cell>
              <table:table-cell office:value-type="float" office:value="10729">
                <text:p>10729</text:p>
              </table:table-cell>
              <table:table-cell office:value-type="float" office:value="17923">
                <text:p>17923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8395">
                <text:p>8395</text:p>
              </table:table-cell>
              <table:table-cell office:value-type="float" office:value="12008">
                <text:p>12008</text:p>
              </table:table-cell>
              <table:table-cell office:value-type="float" office:value="20560">
                <text:p>205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2834">
                <text:p>12834</text:p>
              </table:table-cell>
              <table:table-cell office:value-type="float" office:value="18957">
                <text:p>1895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8715">
                <text:p>8715</text:p>
              </table:table-cell>
              <table:table-cell office:value-type="float" office:value="12024">
                <text:p>12024</text:p>
              </table:table-cell>
              <table:table-cell office:value-type="float" office:value="18573">
                <text:p>1857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493">
                <text:p>8493</text:p>
              </table:table-cell>
              <table:table-cell office:value-type="float" office:value="13220">
                <text:p>13220</text:p>
              </table:table-cell>
              <table:table-cell office:value-type="float" office:value="19175">
                <text:p>1917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395">
                <text:p>8395</text:p>
              </table:table-cell>
              <table:table-cell office:value-type="float" office:value="14254">
                <text:p>14254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368">
                <text:p>8368</text:p>
              </table:table-cell>
              <table:table-cell office:value-type="float" office:value="14182">
                <text:p>14182</text:p>
              </table:table-cell>
              <table:table-cell office:value-type="float" office:value="21371">
                <text:p>2137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742">
                <text:p>8742</text:p>
              </table:table-cell>
              <table:table-cell office:value-type="float" office:value="14307">
                <text:p>14307</text:p>
              </table:table-cell>
              <table:table-cell office:value-type="float" office:value="24350">
                <text:p>24350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0322">
                <text:p>10322</text:p>
              </table:table-cell>
              <table:table-cell office:value-type="float" office:value="15734">
                <text:p>15734</text:p>
              </table:table-cell>
              <table:table-cell office:value-type="float" office:value="26375">
                <text:p>2637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1360">
                <text:p>11360</text:p>
              </table:table-cell>
              <table:table-cell office:value-type="float" office:value="15450">
                <text:p>15450</text:p>
              </table:table-cell>
              <table:table-cell office:value-type="float" office:value="26117">
                <text:p>26117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0520">
                <text:p>10520</text:p>
              </table:table-cell>
              <table:table-cell office:value-type="float" office:value="15946">
                <text:p>15946</text:p>
              </table:table-cell>
              <table:table-cell office:value-type="float" office:value="25419">
                <text:p>25419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0212">
                <text:p>10212</text:p>
              </table:table-cell>
              <table:table-cell office:value-type="float" office:value="17413">
                <text:p>17413</text:p>
              </table:table-cell>
              <table:table-cell office:value-type="float" office:value="25455">
                <text:p>25455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0508">
                <text:p>10508</text:p>
              </table:table-cell>
              <table:table-cell office:value-type="float" office:value="18370">
                <text:p>18370</text:p>
              </table:table-cell>
              <table:table-cell office:value-type="float" office:value="27050">
                <text:p>27050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0933">
                <text:p>10933</text:p>
              </table:table-cell>
              <table:table-cell office:value-type="float" office:value="18365">
                <text:p>18365</text:p>
              </table:table-cell>
              <table:table-cell office:value-type="float" office:value="28630">
                <text:p>28630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1571">
                <text:p>11571</text:p>
              </table:table-cell>
              <table:table-cell office:value-type="float" office:value="17918">
                <text:p>17918</text:p>
              </table:table-cell>
              <table:table-cell office:value-type="float" office:value="29038">
                <text:p>29038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3138">
                <text:p>13138</text:p>
              </table:table-cell>
              <table:table-cell office:value-type="float" office:value="18470">
                <text:p>18470</text:p>
              </table:table-cell>
              <table:table-cell office:value-type="float" office:value="31167">
                <text:p>31167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4652">
                <text:p>14652</text:p>
              </table:table-cell>
              <table:table-cell office:value-type="float" office:value="19930">
                <text:p>19930</text:p>
              </table:table-cell>
              <table:table-cell office:value-type="float" office:value="32225">
                <text:p>32225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370">
                <text:p>14370</text:p>
              </table:table-cell>
              <table:table-cell office:value-type="float" office:value="20029">
                <text:p>20029</text:p>
              </table:table-cell>
              <table:table-cell office:value-type="float" office:value="29208">
                <text:p>29208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843">
                <text:p>13843</text:p>
              </table:table-cell>
              <table:table-cell office:value-type="float" office:value="20288">
                <text:p>20288</text:p>
              </table:table-cell>
              <table:table-cell office:value-type="float" office:value="28057">
                <text:p>2805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3903">
                <text:p>13903</text:p>
              </table:table-cell>
              <table:table-cell office:value-type="float" office:value="21900">
                <text:p>21900</text:p>
              </table:table-cell>
              <table:table-cell office:value-type="float" office:value="30731">
                <text:p>30731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580">
                <text:p>14580</text:p>
              </table:table-cell>
              <table:table-cell office:value-type="float" office:value="22373">
                <text:p>22373</text:p>
              </table:table-cell>
              <table:table-cell office:value-type="float" office:value="32542">
                <text:p>32542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5158">
                <text:p>15158</text:p>
              </table:table-cell>
              <table:table-cell office:value-type="float" office:value="20955">
                <text:p>20955</text:p>
              </table:table-cell>
              <table:table-cell office:value-type="float" office:value="34740">
                <text:p>3474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5765">
                <text:p>15765</text:p>
              </table:table-cell>
              <table:table-cell office:value-type="float" office:value="22546">
                <text:p>22546</text:p>
              </table:table-cell>
              <table:table-cell office:value-type="float" office:value="38529">
                <text:p>3852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6648">
                <text:p>16648</text:p>
              </table:table-cell>
              <table:table-cell office:value-type="float" office:value="24010">
                <text:p>24010</text:p>
              </table:table-cell>
              <table:table-cell office:value-type="float" office:value="41043">
                <text:p>41043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6835">
                <text:p>16835</text:p>
              </table:table-cell>
              <table:table-cell office:value-type="float" office:value="23980">
                <text:p>23980</text:p>
              </table:table-cell>
              <table:table-cell office:value-type="float" office:value="41037">
                <text:p>4103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896">
                <text:p>15896</text:p>
              </table:table-cell>
              <table:table-cell office:value-type="float" office:value="25228">
                <text:p>25228</text:p>
              </table:table-cell>
              <table:table-cell office:value-type="float" office:value="42539">
                <text:p>4253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259">
                <text:p>15259</text:p>
              </table:table-cell>
              <table:table-cell office:value-type="float" office:value="26412">
                <text:p>26412</text:p>
              </table:table-cell>
              <table:table-cell office:value-type="float" office:value="44345">
                <text:p>44345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688">
                <text:p>16688</text:p>
              </table:table-cell>
              <table:table-cell office:value-type="float" office:value="28108">
                <text:p>28108</text:p>
              </table:table-cell>
              <table:table-cell office:value-type="float" office:value="45772">
                <text:p>4577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7454">
                <text:p>17454</text:p>
              </table:table-cell>
              <table:table-cell office:value-type="float" office:value="28856">
                <text:p>28856</text:p>
              </table:table-cell>
              <table:table-cell office:value-type="float" office:value="48957">
                <text:p>4895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8663">
                <text:p>18663</text:p>
              </table:table-cell>
              <table:table-cell office:value-type="float" office:value="30756">
                <text:p>30756</text:p>
              </table:table-cell>
              <table:table-cell office:value-type="float" office:value="52269">
                <text:p>52269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0740">
                <text:p>20740</text:p>
              </table:table-cell>
              <table:table-cell office:value-type="float" office:value="31052">
                <text:p>31052</text:p>
              </table:table-cell>
              <table:table-cell office:value-type="float" office:value="50759">
                <text:p>5075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22000">
                <text:p>22000</text:p>
              </table:table-cell>
              <table:table-cell office:value-type="float" office:value="32553">
                <text:p>32553</text:p>
              </table:table-cell>
              <table:table-cell office:value-type="float" office:value="48502">
                <text:p>48502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21505">
                <text:p>21505</text:p>
              </table:table-cell>
              <table:table-cell office:value-type="float" office:value="34403">
                <text:p>34403</text:p>
              </table:table-cell>
              <table:table-cell office:value-type="float" office:value="48856">
                <text:p>488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22429">
                <text:p>22429</text:p>
              </table:table-cell>
              <table:table-cell office:value-type="float" office:value="35340">
                <text:p>35340</text:p>
              </table:table-cell>
              <table:table-cell office:value-type="float" office:value="50335">
                <text:p>50335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3014">
                <text:p>23014</text:p>
              </table:table-cell>
              <table:table-cell office:value-type="float" office:value="35350">
                <text:p>35350</text:p>
              </table:table-cell>
              <table:table-cell office:value-type="float" office:value="50348">
                <text:p>5034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4232">
                <text:p>24232</text:p>
              </table:table-cell>
              <table:table-cell office:value-type="float" office:value="34360">
                <text:p>34360</text:p>
              </table:table-cell>
              <table:table-cell office:value-type="float" office:value="52450">
                <text:p>52450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5537">
                <text:p>25537</text:p>
              </table:table-cell>
              <table:table-cell office:value-type="float" office:value="34576">
                <text:p>34576</text:p>
              </table:table-cell>
              <table:table-cell office:value-type="float" office:value="54675">
                <text:p>54675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6752">
                <text:p>26752</text:p>
              </table:table-cell>
              <table:table-cell office:value-type="float" office:value="35864">
                <text:p>35864</text:p>
              </table:table-cell>
              <table:table-cell office:value-type="float" office:value="52424">
                <text:p>52424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4840">
                <text:p>24840</text:p>
              </table:table-cell>
              <table:table-cell office:value-type="float" office:value="34242">
                <text:p>34242</text:p>
              </table:table-cell>
              <table:table-cell office:value-type="float" office:value="49458">
                <text:p>49458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1000">
                <text:p>21000</text:p>
              </table:table-cell>
              <table:table-cell office:value-type="float" office:value="33354">
                <text:p>33354</text:p>
              </table:table-cell>
              <table:table-cell office:value-type="float" office:value="50963">
                <text:p>5096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7556">
                <text:p>17556</text:p>
              </table:table-cell>
              <table:table-cell office:value-type="float" office:value="31925">
                <text:p>31925</text:p>
              </table:table-cell>
              <table:table-cell office:value-type="float" office:value="53208">
                <text:p>53208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8540">
                <text:p>18540</text:p>
              </table:table-cell>
              <table:table-cell office:value-type="float" office:value="33163">
                <text:p>33163</text:p>
              </table:table-cell>
              <table:table-cell office:value-type="float" office:value="50433">
                <text:p>50433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8100">
                <text:p>18100</text:p>
              </table:table-cell>
              <table:table-cell office:value-type="float" office:value="30941">
                <text:p>30941</text:p>
              </table:table-cell>
              <table:table-cell office:value-type="float" office:value="47357">
                <text:p>47357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6580">
                <text:p>16580</text:p>
              </table:table-cell>
              <table:table-cell office:value-type="float" office:value="28708">
                <text:p>28708</text:p>
              </table:table-cell>
              <table:table-cell office:value-type="float" office:value="49200">
                <text:p>49200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7680">
                <text:p>17680</text:p>
              </table:table-cell>
              <table:table-cell office:value-type="float" office:value="30056">
                <text:p>30056</text:p>
              </table:table-cell>
              <table:table-cell office:value-type="float" office:value="51168">
                <text:p>5116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18540">
                <text:p>18540</text:p>
              </table:table-cell>
              <table:table-cell office:value-type="float" office:value="31518">
                <text:p>31518</text:p>
              </table:table-cell>
              <table:table-cell office:value-type="float" office:value="49655">
                <text:p>49655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18100">
                <text:p>18100</text:p>
              </table:table-cell>
              <table:table-cell office:value-type="float" office:value="30209">
                <text:p>30209</text:p>
              </table:table-cell>
              <table:table-cell office:value-type="float" office:value="45000">
                <text:p>45000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16580">
                <text:p>16580</text:p>
              </table:table-cell>
              <table:table-cell office:value-type="float" office:value="26162">
                <text:p>26162</text:p>
              </table:table-cell>
              <table:table-cell office:value-type="float" office:value="45250">
                <text:p>45250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5920">
                <text:p>15920</text:p>
              </table:table-cell>
              <table:table-cell office:value-type="float" office:value="26277">
                <text:p>26277</text:p>
              </table:table-cell>
              <table:table-cell office:value-type="float" office:value="46350">
                <text:p>46350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4080">
                <text:p>14080</text:p>
              </table:table-cell>
              <table:table-cell office:value-type="float" office:value="26640">
                <text:p>26640</text:p>
              </table:table-cell>
              <table:table-cell office:value-type="float" office:value="46560">
                <text:p>46560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12512">
                <text:p>12512</text:p>
              </table:table-cell>
              <table:table-cell office:value-type="float" office:value="26588">
                <text:p>26588</text:p>
              </table:table-cell>
              <table:table-cell office:value-type="float" office:value="47880">
                <text:p>47880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4544">
                <text:p>14544</text:p>
              </table:table-cell>
              <table:table-cell office:value-type="float" office:value="26520">
                <text:p>26520</text:p>
              </table:table-cell>
              <table:table-cell office:value-type="float" office:value="47136">
                <text:p>4713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15808">
                <text:p>15808</text:p>
              </table:table-cell>
              <table:table-cell office:value-type="float" office:value="28020">
                <text:p>28020</text:p>
              </table:table-cell>
              <table:table-cell office:value-type="float" office:value="50100">
                <text:p>5010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5200">
                <text:p>15200</text:p>
              </table:table-cell>
              <table:table-cell office:value-type="float" office:value="26698">
                <text:p>26698</text:p>
              </table:table-cell>
              <table:table-cell office:value-type="float" office:value="51600">
                <text:p>5160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4656">
                <text:p>14656</text:p>
              </table:table-cell>
              <table:table-cell office:value-type="float" office:value="25974">
                <text:p>25974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3744">
                <text:p>13744</text:p>
              </table:table-cell>
              <table:table-cell office:value-type="float" office:value="27202">
                <text:p>27202</text:p>
              </table:table-cell>
              <table:table-cell office:value-type="float" office:value="50075">
                <text:p>50075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1200">
                <text:p>11200</text:p>
              </table:table-cell>
              <table:table-cell office:value-type="float" office:value="26619">
                <text:p>26619</text:p>
              </table:table-cell>
              <table:table-cell office:value-type="float" office:value="49320">
                <text:p>49320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1104">
                <text:p>11104</text:p>
              </table:table-cell>
              <table:table-cell office:value-type="float" office:value="24906">
                <text:p>24906</text:p>
              </table:table-cell>
              <table:table-cell office:value-type="float" office:value="48624">
                <text:p>48624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2240">
                <text:p>12240</text:p>
              </table:table-cell>
              <table:table-cell office:value-type="float" office:value="25974">
                <text:p>25974</text:p>
              </table:table-cell>
              <table:table-cell office:value-type="float" office:value="49100">
                <text:p>49100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2432">
                <text:p>12432</text:p>
              </table:table-cell>
              <table:table-cell office:value-type="float" office:value="25660">
                <text:p>25660</text:p>
              </table:table-cell>
              <table:table-cell office:value-type="float" office:value="51375">
                <text:p>51375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2142">
                <text:p>12142</text:p>
              </table:table-cell>
              <table:table-cell office:value-type="float" office:value="23931">
                <text:p>23931</text:p>
              </table:table-cell>
              <table:table-cell office:value-type="float" office:value="50650">
                <text:p>50650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2072">
                <text:p>12072</text:p>
              </table:table-cell>
              <table:table-cell office:value-type="float" office:value="23792">
                <text:p>23792</text:p>
              </table:table-cell>
              <table:table-cell office:value-type="float" office:value="49950">
                <text:p>49950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2494">
                <text:p>12494</text:p>
              </table:table-cell>
              <table:table-cell office:value-type="float" office:value="25606">
                <text:p>25606</text:p>
              </table:table-cell>
              <table:table-cell office:value-type="float" office:value="48575">
                <text:p>48575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572">
                <text:p>11572</text:p>
              </table:table-cell>
              <table:table-cell office:value-type="float" office:value="23583">
                <text:p>23583</text:p>
              </table:table-cell>
              <table:table-cell office:value-type="float" office:value="44500">
                <text:p>44500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2056">
                <text:p>12056</text:p>
              </table:table-cell>
              <table:table-cell office:value-type="float" office:value="23596">
                <text:p>23596</text:p>
              </table:table-cell>
              <table:table-cell office:value-type="float" office:value="45183">
                <text:p>45183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0910">
                <text:p>10910</text:p>
              </table:table-cell>
              <table:table-cell office:value-type="float" office:value="22950">
                <text:p>22950</text:p>
              </table:table-cell>
              <table:table-cell office:value-type="float" office:value="45725">
                <text:p>45725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0520">
                <text:p>10520</text:p>
              </table:table-cell>
              <table:table-cell office:value-type="float" office:value="22329">
                <text:p>22329</text:p>
              </table:table-cell>
              <table:table-cell office:value-type="float" office:value="45725">
                <text:p>45725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9225">
                <text:p>9225</text:p>
              </table:table-cell>
              <table:table-cell office:value-type="float" office:value="20169">
                <text:p>20169</text:p>
              </table:table-cell>
              <table:table-cell office:value-type="float" office:value="45922">
                <text:p>45922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9056">
                <text:p>9056</text:p>
              </table:table-cell>
              <table:table-cell office:value-type="float" office:value="19798">
                <text:p>19798</text:p>
              </table:table-cell>
              <table:table-cell office:value-type="float" office:value="45078">
                <text:p>45078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7884">
                <text:p>7884</text:p>
              </table:table-cell>
              <table:table-cell office:value-type="float" office:value="18051">
                <text:p>18051</text:p>
              </table:table-cell>
              <table:table-cell office:value-type="float" office:value="45002">
                <text:p>45002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7242">
                <text:p>7242</text:p>
              </table:table-cell>
              <table:table-cell office:value-type="float" office:value="17354">
                <text:p>17354</text:p>
              </table:table-cell>
              <table:table-cell office:value-type="float" office:value="44926">
                <text:p>44926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6653">
                <text:p>6653</text:p>
              </table:table-cell>
              <table:table-cell office:value-type="float" office:value="16495">
                <text:p>16495</text:p>
              </table:table-cell>
              <table:table-cell office:value-type="float" office:value="44849">
                <text:p>44849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6111">
                <text:p>6111</text:p>
              </table:table-cell>
              <table:table-cell office:value-type="float" office:value="15776">
                <text:p>15776</text:p>
              </table:table-cell>
              <table:table-cell office:value-type="float" office:value="44774">
                <text:p>44774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5614">
                <text:p>5614</text:p>
              </table:table-cell>
              <table:table-cell office:value-type="float" office:value="14945">
                <text:p>14945</text:p>
              </table:table-cell>
              <table:table-cell office:value-type="float" office:value="44698">
                <text:p>4469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0.94cm" svg:y="1.38cm" svg:width="31.18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6030.6">
                <text:p>6030.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307.6">
                <text:p>6307.6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6620.4">
                <text:p>6620.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6895.2">
                <text:p>6895.2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7206.6">
                <text:p>7206.6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7549.8">
                <text:p>7549.8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7846">
                <text:p>7846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8063.2">
                <text:p>8063.2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8317.8">
                <text:p>8317.8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8512.4">
                <text:p>8512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8611.2">
                <text:p>8611.2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8801.6">
                <text:p>8801.6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9104.6">
                <text:p>9104.6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9417.8">
                <text:p>9417.8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9715.6">
                <text:p>9715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10015.6">
                <text:p>10015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10272.2">
                <text:p>10272.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10433.8">
                <text:p>10433.8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0632.2">
                <text:p>10632.2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10929.6">
                <text:p>10929.6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1237.8">
                <text:p>11237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11473.2">
                <text:p>11473.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11707.4">
                <text:p>11707.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11808">
                <text:p>11808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11794.4">
                <text:p>11794.4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11891.6">
                <text:p>11891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12050.2">
                <text:p>12050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12154.8">
                <text:p>12154.8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12211.4">
                <text:p>12211.4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12199.8">
                <text:p>12199.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2018.2">
                <text:p>12018.2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11821.8">
                <text:p>11821.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11690.75">
                <text:p>11690.7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1567">
                <text:p>115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87cm" svg:y="1.404cm" svg:width="30.91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0.014">
                <text:p>20.014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19.814">
                <text:p>19.814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19.174">
                <text:p>19.174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18.158">
                <text:p>18.158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1.602">
                <text:p>21.60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1.204">
                <text:p>21.204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2.096">
                <text:p>22.096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3.322">
                <text:p>23.322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25.578">
                <text:p>25.578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22.246">
                <text:p>22.246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24.18">
                <text:p>24.18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24.648">
                <text:p>24.648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4.814">
                <text:p>24.814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.208">
                <text:p>25.208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6.452">
                <text:p>26.452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6.342">
                <text:p>26.34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26.092">
                <text:p>26.09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26.76">
                <text:p>26.76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27.538">
                <text:p>27.538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26.658">
                <text:p>26.65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26.6">
                <text:p>26.6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27.006">
                <text:p>27.006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6.052">
                <text:p>26.052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26.566">
                <text:p>26.56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25.432">
                <text:p>25.43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24.984">
                <text:p>24.984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23.484">
                <text:p>23.48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23.3">
                <text:p>23.3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21.628">
                <text:p>21.62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22.928">
                <text:p>22.92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22.78">
                <text:p>22.78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23.36">
                <text:p>23.36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5cm" svg:y="1.352cm" svg:width="31.371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47579876160121">
                <text:p>0.947579876160121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1297737452068">
                <text:p>0.91297737452068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16234421802643">
                <text:p>0.916234421802643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6543099260227">
                <text:p>0.9165430992602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38012976484899">
                <text:p>0.938012976484899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29387091036823">
                <text:p>0.929387091036823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3647500527532">
                <text:p>0.94364750052753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43387362640697">
                <text:p>0.943387362640697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24158483034371">
                <text:p>0.92415848303437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48231475092466">
                <text:p>0.94823147509246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21068627681464">
                <text:p>0.92106862768146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6426240285371">
                <text:p>0.96642624028537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0982280741606">
                <text:p>0.9709822807416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05824686354206">
                <text:p>0.90582468635420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51156261671842">
                <text:p>0.95115626167184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58074300944384">
                <text:p>0.958074300944384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0681742587728">
                <text:p>0.99068174258772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2605755283094">
                <text:p>0.92260575528309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42784120651119">
                <text:p>0.94278412065111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71548771375403">
                <text:p>0.971548771375403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892933084142422">
                <text:p>0.892933084142422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6628015629333">
                <text:p>0.926628015629333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68951591078154">
                <text:p>0.9689515910781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74844506623226">
                <text:p>0.97484450662322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7947059507553">
                <text:p>0.97947059507553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350789924185">
                <text:p>1.0350789924185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2235103988628">
                <text:p>1.0223510398862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78851122228231">
                <text:p>0.97885112222823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08640693317411">
                <text:p>1.08640693317411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4358097265625">
                <text:p>1.0435809726562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73688893696319">
                <text:p>0.97368889369631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08506021768766">
                <text:p>1.0850602176876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8362442043594">
                <text:p>1.0836244204359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00929816874487">
                <text:p>1.0092981687448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6807409822271">
                <text:p>0.96807409822271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3103487690821">
                <text:p>0.983103487690821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0521950064783">
                <text:p>1.0521950064783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0674869859696">
                <text:p>1.1067486985969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15757769348197">
                <text:p>1.1575776934819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686683023937">
                <text:p>1.068668302393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864628493694">
                <text:p>1.0686462849369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2697296494729">
                <text:p>1.1269729649472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10003298899047">
                <text:p>1.10003298899047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620002577415">
                <text:p>1.0162000257741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4271355411336">
                <text:p>1.0427135541133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1182151328594">
                <text:p>1.11821513285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3073923835026">
                <text:p>1.1307392383502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17382002197007">
                <text:p>1.1738200219700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.12776351764563">
                <text:p>1.1277635176456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3000442275813">
                <text:p>1.1300044227581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.13964666667714">
                <text:p>1.1396466666771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.09461936415506">
                <text:p>1.09461936415506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.19369193544216">
                <text:p>1.1936919354421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2214007584376">
                <text:p>1.1221400758437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0726634543848">
                <text:p>1.1072663454384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.12827640347226">
                <text:p>1.1282764034722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6021320273383">
                <text:p>1.06021320273383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11737221850108">
                <text:p>1.1173722185010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03998560609291">
                <text:p>1.03998560609291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14604007243356">
                <text:p>1.1460400724335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07309280165264">
                <text:p>1.0730928016526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07129025814888">
                <text:p>1.07129025814888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0951270655663">
                <text:p>1.0951270655663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9249623079551">
                <text:p>1.1924962307955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7190452872528">
                <text:p>1.1719045287252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7506757543579">
                <text:p>1.17506757543579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8445924940349">
                <text:p>1.18445924940349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17362950448492">
                <text:p>1.1736295044849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3260524435848">
                <text:p>1.13260524435848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17989359579186">
                <text:p>1.1798935957918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17272114357333">
                <text:p>1.17272114357333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1609010800638">
                <text:p>1.1160901080063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7497098848689">
                <text:p>1.07497098848689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.07053073527886">
                <text:p>1.0705307352788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.997945638922678">
                <text:p>0.9979456389226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0.942737449759827">
                <text:p>0.942737449759827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05494577701426">
                <text:p>1.0549457770142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06885492892023">
                <text:p>1.0688549289202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05404909766423">
                <text:p>1.05404909766423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0.945179113362062">
                <text:p>0.94517911336206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5170780832245">
                <text:p>1.05170780832245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0.925122435174085">
                <text:p>0.92512243517408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00253396986878">
                <text:p>1.0025339698687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0.848601503452441">
                <text:p>0.84860150345244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0.916193867875158">
                <text:p>0.916193867875158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0.792021606383659">
                <text:p>0.792021606383659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0.814352951175244">
                <text:p>0.814352951175244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0.889274110444563">
                <text:p>0.889274110444563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0.839844088345449">
                <text:p>0.839844088345449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1.05263222516834">
                <text:p>1.0526322251683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1.08209683943604">
                <text:p>1.0820968394360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0.935776175587548">
                <text:p>0.935776175587548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1.04485929150202">
                <text:p>1.04485929150202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0.919862736976392">
                <text:p>0.919862736976392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.01979222561759">
                <text:p>1.01979222561759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1.00131408999089">
                <text:p>1.00131408999089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0.969750261009274">
                <text:p>0.969750261009274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0.919862736976392">
                <text:p>0.919862736976392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0.976480410864242">
                <text:p>0.976480410864242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1.00131408999089">
                <text:p>1.00131408999089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0.95564858165324">
                <text:p>0.95564858165324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1.01137357456161">
                <text:p>1.01137357456161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0.973359218604052">
                <text:p>0.973359218604052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0.916203869168171">
                <text:p>0.916203869168171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0.915178741517411">
                <text:p>0.915178741517411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0.8724264973957">
                <text:p>0.8724264973957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0.850019303406572">
                <text:p>0.850019303406572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0.840084024632259">
                <text:p>0.840084024632259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0.767296963151331">
                <text:p>0.767296963151331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0.694148021123051">
                <text:p>0.694148021123051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0.79">
                <text:p>0.79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3439">
                <text:p>23439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24167.8">
                <text:p>24167.8</text:p>
              </table:table-cell>
            </table:table-row>
            <table:table-row>
              <table:table-cell office:value-type="float" office:value="44259">
                <text:p>44260</text:p>
              </table:table-cell>
              <table:table-cell office:value-type="float" office:value="27256">
                <text:p>272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31446.6">
                <text:p>31446.6</text:p>
              </table:table-cell>
            </table:table-row>
            <table:table-row>
              <table:table-cell office:value-type="float" office:value="44261">
                <text:p>44260</text:p>
              </table:table-cell>
              <table:table-cell office:value-type="float" office:value="31080">
                <text:p>31080</text:p>
              </table:table-cell>
            </table:table-row>
            <table:table-row>
              <table:table-cell office:value-type="float" office:value="44262">
                <text:p>44260</text:p>
              </table:table-cell>
              <table:table-cell office:value-type="float" office:value="28374.2">
                <text:p>28374.2</text:p>
              </table:table-cell>
            </table:table-row>
            <table:table-row>
              <table:table-cell office:value-type="float" office:value="44263">
                <text:p>44260</text:p>
              </table:table-cell>
              <table:table-cell office:value-type="float" office:value="28269.8">
                <text:p>28269.8</text:p>
              </table:table-cell>
            </table:table-row>
            <table:table-row>
              <table:table-cell office:value-type="float" office:value="44264">
                <text:p>44260</text:p>
              </table:table-cell>
              <table:table-cell office:value-type="float" office:value="27828.4">
                <text:p>27828.4</text:p>
              </table:table-cell>
            </table:table-row>
            <table:table-row>
              <table:table-cell office:value-type="float" office:value="44265">
                <text:p>44270</text:p>
              </table:table-cell>
              <table:table-cell office:value-type="float" office:value="28433.4">
                <text:p>28433.4</text:p>
              </table:table-cell>
            </table:table-row>
            <table:table-row>
              <table:table-cell office:value-type="float" office:value="44266">
                <text:p>44270</text:p>
              </table:table-cell>
              <table:table-cell office:value-type="float" office:value="32024.4">
                <text:p>32024.4</text:p>
              </table:table-cell>
            </table:table-row>
            <table:table-row>
              <table:table-cell office:value-type="float" office:value="44267">
                <text:p>44270</text:p>
              </table:table-cell>
              <table:table-cell office:value-type="float" office:value="37033">
                <text:p>37033</text:p>
              </table:table-cell>
            </table:table-row>
            <table:table-row>
              <table:table-cell office:value-type="float" office:value="44268">
                <text:p>44270</text:p>
              </table:table-cell>
              <table:table-cell office:value-type="float" office:value="36377">
                <text:p>36377</text:p>
              </table:table-cell>
            </table:table-row>
            <table:table-row>
              <table:table-cell office:value-type="float" office:value="44269">
                <text:p>44270</text:p>
              </table:table-cell>
              <table:table-cell office:value-type="float" office:value="33309.4">
                <text:p>33309.4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28680">
                <text:p>28680</text:p>
              </table:table-cell>
            </table:table-row>
            <table:table-row>
              <table:table-cell office:value-type="float" office:value="44271">
                <text:p>44270</text:p>
              </table:table-cell>
              <table:table-cell office:value-type="float" office:value="25610.6">
                <text:p>25610.6</text:p>
              </table:table-cell>
            </table:table-row>
            <table:table-row>
              <table:table-cell office:value-type="float" office:value="44272">
                <text:p>44270</text:p>
              </table:table-cell>
              <table:table-cell office:value-type="float" office:value="25068.6">
                <text:p>25068.6</text:p>
              </table:table-cell>
            </table:table-row>
            <table:table-row>
              <table:table-cell office:value-type="float" office:value="44273">
                <text:p>44270</text:p>
              </table:table-cell>
              <table:table-cell office:value-type="float" office:value="27669.4">
                <text:p>27669.4</text:p>
              </table:table-cell>
            </table:table-row>
            <table:table-row>
              <table:table-cell office:value-type="float" office:value="44274">
                <text:p>44270</text:p>
              </table:table-cell>
              <table:table-cell office:value-type="float" office:value="32240">
                <text:p>32240</text:p>
              </table:table-cell>
            </table:table-row>
            <table:table-row>
              <table:table-cell office:value-type="float" office:value="44275">
                <text:p>44280</text:p>
              </table:table-cell>
              <table:table-cell office:value-type="float" office:value="35823">
                <text:p>35823</text:p>
              </table:table-cell>
            </table:table-row>
            <table:table-row>
              <table:table-cell office:value-type="float" office:value="44276">
                <text:p>44280</text:p>
              </table:table-cell>
              <table:table-cell office:value-type="float" office:value="34379.2">
                <text:p>34379.2</text:p>
              </table:table-cell>
            </table:table-row>
            <table:table-row>
              <table:table-cell office:value-type="float" office:value="44277">
                <text:p>44280</text:p>
              </table:table-cell>
              <table:table-cell office:value-type="float" office:value="33122.8">
                <text:p>33122.8</text:p>
              </table:table-cell>
            </table:table-row>
            <table:table-row>
              <table:table-cell office:value-type="float" office:value="44278">
                <text:p>44280</text:p>
              </table:table-cell>
              <table:table-cell office:value-type="float" office:value="32111">
                <text:p>32111</text:p>
              </table:table-cell>
            </table:table-row>
            <table:table-row>
              <table:table-cell office:value-type="float" office:value="44279">
                <text:p>44280</text:p>
              </table:table-cell>
              <table:table-cell office:value-type="float" office:value="31973.8">
                <text:p>31973.8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34171.6">
                <text:p>34171.6</text:p>
              </table:table-cell>
            </table:table-row>
            <table:table-row>
              <table:table-cell office:value-type="float" office:value="44281">
                <text:p>44280</text:p>
              </table:table-cell>
              <table:table-cell office:value-type="float" office:value="36176">
                <text:p>36176</text:p>
              </table:table-cell>
            </table:table-row>
            <table:table-row>
              <table:table-cell office:value-type="float" office:value="44282">
                <text:p>44280</text:p>
              </table:table-cell>
              <table:table-cell office:value-type="float" office:value="38008.6">
                <text:p>38008.6</text:p>
              </table:table-cell>
            </table:table-row>
            <table:table-row>
              <table:table-cell office:value-type="float" office:value="44283">
                <text:p>44280</text:p>
              </table:table-cell>
              <table:table-cell office:value-type="float" office:value="34616.2">
                <text:p>34616.2</text:p>
              </table:table-cell>
            </table:table-row>
            <table:table-row>
              <table:table-cell office:value-type="float" office:value="44284">
                <text:p>44280</text:p>
              </table:table-cell>
              <table:table-cell office:value-type="float" office:value="33108.4">
                <text:p>33108.4</text:p>
              </table:table-cell>
            </table:table-row>
            <table:table-row>
              <table:table-cell office:value-type="float" office:value="44285">
                <text:p>44290</text:p>
              </table:table-cell>
              <table:table-cell office:value-type="float" office:value="32686.6">
                <text:p>32686.6</text:p>
              </table:table-cell>
            </table:table-row>
            <table:table-row>
              <table:table-cell office:value-type="float" office:value="44286">
                <text:p>44290</text:p>
              </table:table-cell>
              <table:table-cell office:value-type="float" office:value="34825">
                <text:p>34825</text:p>
              </table:table-cell>
            </table:table-row>
            <table:table-row>
              <table:table-cell office:value-type="float" office:value="44287">
                <text:p>44290</text:p>
              </table:table-cell>
              <table:table-cell office:value-type="float" office:value="33648.8">
                <text:p>33648.8</text:p>
              </table:table-cell>
            </table:table-row>
            <table:table-row>
              <table:table-cell office:value-type="float" office:value="44288">
                <text:p>44290</text:p>
              </table:table-cell>
              <table:table-cell office:value-type="float" office:value="35376.6">
                <text:p>35376.6</text:p>
              </table:table-cell>
            </table:table-row>
            <table:table-row>
              <table:table-cell office:value-type="float" office:value="44289">
                <text:p>44290</text:p>
              </table:table-cell>
              <table:table-cell office:value-type="float" office:value="36032.25">
                <text:p>36032.25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34561.6666666667">
                <text:p>34561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